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1" svg:font-family="He"/>
    <style:font-face style:name="FreeSans1" svg:font-family="FreeSans" style:font-family-generic="swiss"/>
    <style:font-face style:name="DengXian" svg:font-family="DengXian" style:font-pitch="variable"/>
    <style:font-face style:name="Liberation Serif1" svg:font-family="'Liberation Serif'" style:font-pitch="variable"/>
    <style:font-face style:name="Menlo1" svg:font-family="Menlo" style:font-pitch="variable"/>
    <style:font-face style:name="OpenSymbol" svg:font-family="OpenSymbol, 'Arial Unicode MS'" style:font-pitch="variable"/>
    <style:font-face style:name="等线" svg:font-family="等线" style:font-pitch="variable"/>
    <style:font-face style:name="He" svg:font-family="He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等线1" svg:font-family="等线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ed1c24" style:font-name="Menlo" fo:font-size="11pt" fo:language="de" fo:country="DE" officeooo:paragraph-rsid="001a0a56" fo:background-color="#ffffff" style:font-name-asian="等线" style:font-size-asian="11pt" style:font-name-complex="Menlo"/>
    </style:style>
    <style:style style:name="P2" style:family="paragraph" style:parent-style-name="Standard">
      <style:text-properties fo:color="#ed1c24" style:font-name="Menlo" fo:font-size="11pt" fo:language="de" fo:country="DE" officeooo:rsid="002a6fd3" officeooo:paragraph-rsid="002a6fd3" fo:background-color="#ffffff" style:font-name-asian="等线" style:font-size-asian="11pt" style:font-name-complex="Menlo"/>
    </style:style>
    <style:style style:name="P3" style:family="paragraph" style:parent-style-name="Standard">
      <style:text-properties fo:color="#ed1c24" style:font-name="Menlo" fo:font-size="11pt" fo:language="de" fo:country="DE" officeooo:rsid="003715ef" officeooo:paragraph-rsid="003715ef" fo:background-color="#ffffff" style:font-name-asian="等线" style:font-size-asian="11pt" style:font-name-complex="Menlo"/>
    </style:style>
    <style:style style:name="P4" style:family="paragraph" style:parent-style-name="Standard">
      <style:text-properties fo:color="#ed1c24" style:font-name="Menlo" fo:font-size="11pt" fo:language="de" fo:country="DE" officeooo:rsid="002d3651" officeooo:paragraph-rsid="00496af4" fo:background-color="#ffffff" style:font-name-asian="等线" style:font-size-asian="11pt" style:font-name-complex="Menlo"/>
    </style:style>
    <style:style style:name="P5" style:family="paragraph" style:parent-style-name="Standard">
      <style:text-properties fo:color="#ed1c24" style:font-name="Menlo" fo:font-size="11pt" fo:language="de" fo:country="DE" fo:font-weight="bold" officeooo:paragraph-rsid="001a0a56" fo:background-color="#ffffff" style:font-name-asian="等线" style:font-size-asian="11pt" style:font-weight-asian="bold" style:font-name-complex="Menlo" style:font-size-complex="12pt" style:font-weight-complex="bold"/>
    </style:style>
    <style:style style:name="P6" style:family="paragraph" style:parent-style-name="Standard">
      <style:text-properties fo:color="#ed1c24" style:font-name="Menlo" fo:font-size="12pt" fo:language="de" fo:country="DE" fo:font-weight="bold" officeooo:rsid="002efa48" officeooo:paragraph-rsid="004357e6" fo:background-color="#ffffff" style:font-name-asian="等线" style:font-size-asian="12pt" style:font-weight-asian="bold" style:font-name-complex="Menlo" style:font-size-complex="12pt" style:font-weight-complex="bold"/>
    </style:style>
    <style:style style:name="P7" style:family="paragraph" style:parent-style-name="Standard">
      <style:text-properties fo:color="#ed1c24" style:font-name="Menlo" fo:font-size="12pt" fo:language="de" fo:country="DE" fo:font-weight="normal" officeooo:rsid="002efa48" officeooo:paragraph-rsid="004357e6" fo:background-color="#ffffff" style:font-name-asian="等线" style:font-size-asian="12pt" style:font-weight-asian="normal" style:font-name-complex="Menlo" style:font-size-complex="12pt" style:font-weight-complex="normal"/>
    </style:style>
    <style:style style:name="P8" style:family="paragraph" style:parent-style-name="Standard">
      <style:text-properties fo:color="#ed1c24" style:font-name="Menlo" fo:language="de" fo:country="DE" fo:font-weight="bold" officeooo:paragraph-rsid="001a0a56" fo:background-color="#ffffff" style:font-weight-asian="bold" style:font-name-complex="Menlo" style:font-weight-complex="bold"/>
    </style:style>
    <style:style style:name="P9" style:family="paragraph" style:parent-style-name="Standard">
      <style:text-properties fo:color="#ed1c24" style:font-name="He" fo:font-size="11pt" fo:font-weight="bold" officeooo:paragraph-rsid="001a0a56" style:font-size-asian="11pt" style:font-weight-asian="bold" style:font-name-complex="He" style:font-size-complex="12pt" style:font-weight-complex="bold"/>
    </style:style>
    <style:style style:name="P10" style:family="paragraph" style:parent-style-name="Standard">
      <style:text-properties fo:color="#ed1c24" style:font-name="He" fo:font-size="11pt" fo:font-weight="bold" officeooo:paragraph-rsid="001a0a56" style:font-name-asian="等线" style:font-size-asian="11pt" style:font-weight-asian="bold" style:font-name-complex="He" style:font-weight-complex="bold"/>
    </style:style>
    <style:style style:name="P11" style:family="paragraph" style:parent-style-name="Standard">
      <style:text-properties fo:color="#ed1c24" style:font-name="He" fo:font-size="12pt" fo:font-weight="bold" officeooo:paragraph-rsid="001a0a56" style:font-name-asian="等线" style:font-size-asian="12pt" style:font-weight-asian="bold" style:font-name-complex="He" style:font-size-complex="12pt" style:font-weight-complex="bold"/>
    </style:style>
    <style:style style:name="P12" style:family="paragraph" style:parent-style-name="Standard">
      <style:text-properties fo:color="#ed1c24" style:font-name="He" fo:font-size="12pt" officeooo:paragraph-rsid="001a0a56" style:font-name-asian="DengXian" style:font-size-asian="12pt" style:font-name-complex="He" style:font-size-complex="12pt"/>
    </style:style>
    <style:style style:name="P13" style:family="paragraph" style:parent-style-name="Standard">
      <style:text-properties fo:color="#ed1c24" fo:font-size="11pt" fo:font-weight="bold" officeooo:paragraph-rsid="001a0a56" style:font-name-asian="等线" style:font-size-asian="11pt" style:font-weight-asian="bold" style:font-weight-complex="bold"/>
    </style:style>
    <style:style style:name="P14" style:family="paragraph" style:parent-style-name="Standard">
      <style:text-properties fo:color="#ed1c24" officeooo:paragraph-rsid="001a0a56"/>
    </style:style>
    <style:style style:name="P15" style:family="paragraph" style:parent-style-name="Standard">
      <style:text-properties fo:color="#ed1c24" fo:font-size="12pt" fo:font-weight="bold" officeooo:paragraph-rsid="001a0a56" style:font-name-asian="等线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ed1c24" fo:font-size="12pt" officeooo:paragraph-rsid="003f8ca0" style:font-size-asian="12pt" style:font-size-complex="12pt"/>
    </style:style>
    <style:style style:name="P17" style:family="paragraph" style:parent-style-name="Standard">
      <style:paragraph-properties style:line-height-at-least="0.423cm"/>
      <style:text-properties fo:color="#ff0000" fo:font-size="12pt" fo:font-weight="bold" officeooo:paragraph-rsid="001a0a56" style:font-size-asian="12pt" style:font-weight-asian="bold" style:font-size-complex="14pt" style:font-weight-complex="bold"/>
    </style:style>
    <style:style style:name="P18" style:family="paragraph" style:parent-style-name="Standard">
      <style:text-properties fo:color="#ff0000" style:font-name="Menlo" fo:font-size="11pt" fo:language="de" fo:country="DE" officeooo:rsid="002a6fd3" officeooo:paragraph-rsid="002a6fd3" fo:background-color="#ffffff" style:font-name-asian="等线" style:font-size-asian="11pt" style:font-name-complex="Menlo"/>
    </style:style>
    <style:style style:name="P19" style:family="paragraph" style:parent-style-name="Standard">
      <style:text-properties fo:color="#ff0000" style:font-name="Menlo" fo:font-size="11pt" fo:language="de" fo:country="DE" officeooo:rsid="002b62ac" officeooo:paragraph-rsid="002b62ac" fo:background-color="#ffffff" style:font-name-asian="等线" style:font-size-asian="11pt" style:font-name-complex="Menlo"/>
    </style:style>
    <style:style style:name="P20" style:family="paragraph" style:parent-style-name="Standard">
      <style:text-properties fo:color="#ff0000" style:font-name="Menlo" fo:font-size="11pt" fo:language="de" fo:country="DE" officeooo:rsid="002d3651" officeooo:paragraph-rsid="002e5731" fo:background-color="#ffffff" style:font-name-asian="等线" style:font-size-asian="11pt" style:font-name-complex="Menlo"/>
    </style:style>
    <style:style style:name="P21" style:family="paragraph" style:parent-style-name="Standard">
      <style:text-properties fo:color="#ff0000" style:font-name="Menlo" fo:font-size="11pt" fo:language="de" fo:country="DE" officeooo:rsid="002d3651" officeooo:paragraph-rsid="004add15" fo:background-color="#ffffff" style:font-name-asian="等线" style:font-size-asian="11pt" style:font-name-complex="Menlo"/>
    </style:style>
    <style:style style:name="P22" style:family="paragraph" style:parent-style-name="Standard">
      <style:text-properties fo:color="#ff0000" style:font-name="Menlo" fo:font-size="12pt" fo:language="de" fo:country="DE" fo:font-weight="normal" officeooo:rsid="002b29cd" officeooo:paragraph-rsid="00496af4" fo:background-color="#ffffff" style:font-name-asian="等线" style:font-size-asian="12pt" style:font-weight-asian="normal" style:font-name-complex="Menlo" style:font-size-complex="12pt" style:font-weight-complex="normal"/>
    </style:style>
    <style:style style:name="P23" style:family="paragraph" style:parent-style-name="Standard">
      <style:text-properties fo:color="#ff0000" fo:font-size="13pt" fo:font-weight="normal" officeooo:rsid="00456f0a" officeooo:paragraph-rsid="00456f0a" style:font-size-asian="13pt" style:font-weight-asian="normal" style:font-size-complex="13pt" style:font-weight-complex="normal"/>
    </style:style>
    <style:style style:name="P24" style:family="paragraph" style:parent-style-name="Standard">
      <style:text-properties officeooo:paragraph-rsid="001a0a56"/>
    </style:style>
    <style:style style:name="P25" style:family="paragraph" style:parent-style-name="Standard">
      <style:text-properties fo:font-size="12pt" fo:font-weight="bold" officeooo:paragraph-rsid="001a0a56" style:font-size-asian="12pt" style:font-weight-asian="bold" style:font-size-complex="14pt" style:font-weight-complex="bold"/>
    </style:style>
    <style:style style:name="P26" style:family="paragraph" style:parent-style-name="Standard">
      <style:text-properties fo:font-size="12pt" fo:font-weight="bold" officeooo:paragraph-rsid="001a0a56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paragraph-rsid="001a0a56" style:font-name-asian="等线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officeooo:paragraph-rsid="001a0a56" style:font-size-asian="12pt" style:font-size-complex="12pt"/>
    </style:style>
    <style:style style:name="P29" style:family="paragraph" style:parent-style-name="Standard">
      <style:text-properties fo:font-size="12pt" officeooo:paragraph-rsid="003f8ca0" style:font-size-asian="12pt" style:font-size-complex="12pt"/>
    </style:style>
    <style:style style:name="P30" style:family="paragraph" style:parent-style-name="Standard">
      <style:text-properties fo:font-size="12pt" officeooo:rsid="00505beb" officeooo:paragraph-rsid="00505beb" style:font-size-asian="12pt" style:font-size-complex="12pt"/>
    </style:style>
    <style:style style:name="P31" style:family="paragraph" style:parent-style-name="Standard">
      <style:text-properties fo:font-size="12pt" officeooo:paragraph-rsid="001a0a56" style:font-name-asian="等线" style:font-size-asian="12pt" style:font-size-complex="12pt"/>
    </style:style>
    <style:style style:name="P32" style:family="paragraph" style:parent-style-name="Standard">
      <style:text-properties fo:font-size="12pt" fo:font-weight="normal" officeooo:paragraph-rsid="001a0a5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paragraph-rsid="00215ad1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He" fo:font-size="11pt" fo:font-style="italic" officeooo:paragraph-rsid="001a0a56" style:font-name-asian="等线" style:font-size-asian="11pt" style:font-style-asian="italic" style:font-name-complex="He" style:font-style-complex="italic"/>
    </style:style>
    <style:style style:name="P35" style:family="paragraph" style:parent-style-name="Standard">
      <style:text-properties fo:color="#000000" style:font-name="He" fo:font-size="11pt" officeooo:paragraph-rsid="001a0a56" style:font-name-asian="等线" style:font-size-asian="11pt" style:font-name-complex="He"/>
    </style:style>
    <style:style style:name="P36" style:family="paragraph" style:parent-style-name="Standard">
      <style:text-properties fo:color="#000000" style:font-name="He" fo:font-size="11pt" fo:font-weight="bold" officeooo:paragraph-rsid="001a0a56" style:font-name-asian="等线" style:font-size-asian="11pt" style:font-weight-asian="bold" style:font-name-complex="He" style:font-weight-complex="bold"/>
    </style:style>
    <style:style style:name="P37" style:family="paragraph" style:parent-style-name="Standard">
      <style:text-properties fo:color="#000000" style:font-name="He" fo:font-size="11pt" officeooo:paragraph-rsid="00456f0a" style:font-size-asian="11pt" style:font-name-complex="He"/>
    </style:style>
    <style:style style:name="P38" style:family="paragraph" style:parent-style-name="Standard">
      <style:text-properties fo:color="#000000" style:font-name="He" fo:font-size="11pt" fo:language="en" fo:country="US" fo:font-style="italic" style:text-underline-style="none" officeooo:rsid="00085c02" officeooo:paragraph-rsid="004add15" style:letter-kerning="true" style:font-name-asian="DengXian" style:font-size-asian="11pt" style:language-asian="zh" style:country-asian="CN" style:font-style-asian="italic" style:font-name-complex="He" style:font-size-complex="11pt" style:language-complex="ar" style:country-complex="SA" style:font-style-complex="italic"/>
    </style:style>
    <style:style style:name="P39" style:family="paragraph" style:parent-style-name="Standard">
      <style:text-properties fo:color="#000000" style:font-name="He" fo:font-size="12pt" officeooo:paragraph-rsid="001a0a56" style:font-name-asian="等线" style:font-size-asian="12pt" style:font-name-complex="He" style:font-size-complex="12pt"/>
    </style:style>
    <style:style style:name="P40" style:family="paragraph" style:parent-style-name="Standard">
      <style:text-properties fo:color="#000000" style:font-name="Arial" fo:font-size="11pt" fo:language="de" fo:country="DE" officeooo:paragraph-rsid="001a0a56" fo:background-color="#ffffff" style:font-size-asian="11pt" style:font-name-complex="Arial"/>
    </style:style>
    <style:style style:name="P41" style:family="paragraph" style:parent-style-name="Standard">
      <style:text-properties fo:color="#000000" style:font-name="Arial" fo:font-size="11pt" fo:language="de" fo:country="DE" fo:font-style="italic" officeooo:paragraph-rsid="001a0a56" fo:background-color="#ffffff" style:font-size-asian="11pt" style:font-style-asian="italic" style:font-name-complex="Arial" style:font-style-complex="italic"/>
    </style:style>
    <style:style style:name="P42" style:family="paragraph" style:parent-style-name="Standard">
      <style:text-properties fo:color="#000000" style:font-name="Arial" fo:font-size="11pt" officeooo:paragraph-rsid="00456f0a" style:font-size-asian="11pt" style:font-name-complex="Arial"/>
    </style:style>
    <style:style style:name="P43" style:family="paragraph" style:parent-style-name="Standard">
      <style:text-properties fo:color="#000000" style:font-name="Arial" fo:font-size="12pt" fo:font-weight="bold" officeooo:paragraph-rsid="004357e6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text-properties fo:color="#000000" style:font-name="Arial" fo:font-size="12pt" fo:font-weight="bold" officeooo:paragraph-rsid="00456f0a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text-properties fo:color="#000000" style:font-name="Arial" fo:font-size="12pt" fo:font-weight="bold" officeooo:paragraph-rsid="001a0a56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text-properties fo:color="#000000" style:font-name="Menlo" fo:font-size="11pt" fo:language="de" fo:country="DE" style:text-underline-style="none" officeooo:paragraph-rsid="001a0a56" style:letter-kerning="true" fo:background-color="#ffffff" style:font-name-asian="Arial Unicode MS" style:font-size-asian="11pt" style:font-name-complex="Menlo" style:language-complex="hi" style:country-complex="IN"/>
    </style:style>
    <style:style style:name="P47" style:family="paragraph" style:parent-style-name="Standard">
      <style:text-properties fo:color="#000000" style:font-name="Menlo" fo:font-size="11pt" fo:language="de" fo:country="DE" officeooo:paragraph-rsid="001a0a56" fo:background-color="#ffffff" style:font-name-asian="等线" style:font-size-asian="11pt" style:font-name-complex="Menlo"/>
    </style:style>
    <style:style style:name="P48" style:family="paragraph" style:parent-style-name="Standard">
      <style:text-properties fo:color="#000000" style:font-name="Menlo" fo:font-size="11pt" fo:language="de" fo:country="DE" officeooo:rsid="002a6fd3" officeooo:paragraph-rsid="002a6fd3" fo:background-color="#ffffff" style:font-name-asian="等线" style:font-size-asian="11pt" style:font-name-complex="Menlo"/>
    </style:style>
    <style:style style:name="P49" style:family="paragraph" style:parent-style-name="Standard">
      <style:text-properties fo:color="#000000" style:font-name="Menlo" fo:font-size="11pt" fo:language="de" fo:country="DE" officeooo:rsid="002b62ac" officeooo:paragraph-rsid="002b62ac" fo:background-color="#ffffff" style:font-name-asian="等线" style:font-size-asian="11pt" style:font-name-complex="Menlo"/>
    </style:style>
    <style:style style:name="P50" style:family="paragraph" style:parent-style-name="Standard">
      <style:text-properties fo:color="#000000" style:font-name="Menlo" fo:font-size="11pt" fo:language="de" fo:country="DE" officeooo:rsid="002e5731" officeooo:paragraph-rsid="002e5731" fo:background-color="#ffffff" style:font-name-asian="等线" style:font-size-asian="11pt" style:font-name-complex="Menlo"/>
    </style:style>
    <style:style style:name="P51" style:family="paragraph" style:parent-style-name="Standard">
      <style:text-properties fo:color="#000000" style:font-name="Menlo" fo:font-size="11pt" fo:language="de" fo:country="DE" officeooo:rsid="002d3651" officeooo:paragraph-rsid="00496af4" fo:background-color="#ffffff" style:font-name-asian="等线" style:font-size-asian="11pt" style:font-name-complex="Menlo"/>
    </style:style>
    <style:style style:name="P52" style:family="paragraph" style:parent-style-name="Standard">
      <style:text-properties fo:color="#000000" style:font-name="Menlo" fo:font-size="11pt" fo:language="de" fo:country="DE" officeooo:rsid="002d3651" officeooo:paragraph-rsid="004add15" fo:background-color="#ffffff" style:font-name-asian="等线" style:font-size-asian="11pt" style:font-name-complex="Menlo"/>
    </style:style>
    <style:style style:name="P53" style:family="paragraph" style:parent-style-name="Standard">
      <style:text-properties fo:color="#000000" style:font-name="Menlo" fo:font-size="11pt" fo:language="de" fo:country="DE" officeooo:rsid="00496af4" officeooo:paragraph-rsid="00496af4" fo:background-color="#ffffff" style:font-name-asian="等线" style:font-size-asian="11pt" style:font-name-complex="Menlo"/>
    </style:style>
    <style:style style:name="P54" style:family="paragraph" style:parent-style-name="Standard">
      <style:text-properties fo:color="#000000" style:font-name="Menlo" fo:font-size="11pt" fo:language="de" fo:country="DE" officeooo:rsid="002a6fd3" officeooo:paragraph-rsid="004add15" fo:background-color="#ffffff" style:font-name-asian="等线" style:font-size-asian="11pt" style:font-name-complex="Menlo" style:font-size-complex="12pt"/>
    </style:style>
    <style:style style:name="P55" style:family="paragraph" style:parent-style-name="Standard">
      <style:text-properties fo:color="#000000" style:font-name="Menlo" fo:font-size="11pt" fo:language="de" fo:country="DE" fo:font-weight="bold" officeooo:paragraph-rsid="001a0a56" fo:background-color="#ffffff" style:font-name-asian="等线" style:font-size-asian="11pt" style:font-weight-asian="bold" style:font-name-complex="Menlo" style:font-weight-complex="bold"/>
    </style:style>
    <style:style style:name="P56" style:family="paragraph" style:parent-style-name="Standard">
      <style:text-properties fo:color="#000000" style:font-name="Menlo" fo:font-size="12pt" fo:language="de" fo:country="DE" style:text-underline-style="none" officeooo:paragraph-rsid="001a0a56" style:letter-kerning="true" fo:background-color="#ffffff" style:font-name-asian="Arial Unicode MS" style:font-size-asian="12pt" style:font-name-complex="Menlo" style:font-size-complex="12pt" style:language-complex="hi" style:country-complex="IN"/>
    </style:style>
    <style:style style:name="P57" style:family="paragraph" style:parent-style-name="Standard">
      <style:text-properties fo:color="#000000" style:font-name="Menlo" fo:font-size="12pt" fo:language="de" fo:country="DE" fo:font-weight="normal" officeooo:rsid="002b29cd" officeooo:paragraph-rsid="00496af4" fo:background-color="#ffffff" style:font-name-asian="等线" style:font-size-asian="12pt" style:font-weight-asian="normal" style:font-name-complex="Menlo" style:font-size-complex="12pt" style:font-weight-complex="normal"/>
    </style:style>
    <style:style style:name="P58" style:family="paragraph" style:parent-style-name="Standard">
      <style:text-properties fo:color="#000000" fo:font-size="12pt" officeooo:paragraph-rsid="001a0a56" style:font-name-asian="等线" style:font-size-asian="12pt" style:font-size-complex="12pt"/>
    </style:style>
    <style:style style:name="P59" style:family="paragraph" style:parent-style-name="Standard">
      <style:text-properties fo:color="#000000" fo:font-size="12pt" fo:font-weight="bold" officeooo:paragraph-rsid="001a0a56" style:font-name-asian="等线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0000" fo:font-size="12pt" officeooo:paragraph-rsid="003f8ca0" style:font-size-asian="12pt" style:font-size-complex="12pt"/>
    </style:style>
    <style:style style:name="P61" style:family="paragraph" style:parent-style-name="Standard">
      <style:text-properties fo:color="#000000" style:text-line-through-style="none" style:text-line-through-type="none" style:font-name="He" fo:font-size="11pt" fo:language="en" fo:country="US" fo:font-style="italic" officeooo:paragraph-rsid="00456f0a" style:letter-kerning="true" style:font-name-asian="等线" style:font-size-asian="11pt" style:language-asian="zh" style:country-asian="CN" style:font-style-asian="italic" style:font-name-complex="He" style:font-size-complex="11pt" style:language-complex="ar" style:country-complex="SA" style:font-style-complex="italic"/>
    </style:style>
    <style:style style:name="P62" style:family="paragraph" style:parent-style-name="Standard">
      <style:text-properties fo:color="#000000" style:text-line-through-style="none" style:text-line-through-type="none" style:font-name="He" fo:font-size="11pt" fo:language="en" fo:country="US" fo:font-style="normal" fo:font-weight="normal" officeooo:paragraph-rsid="00456f0a" style:letter-kerning="true" style:font-name-asian="等线" style:font-size-asian="11pt" style:language-asian="zh" style:country-asian="CN" style:font-style-asian="normal" style:font-weight-asian="normal" style:font-name-complex="He" style:font-size-complex="11pt" style:language-complex="ar" style:country-complex="SA" style:font-style-complex="normal" style:font-weight-complex="normal"/>
    </style:style>
    <style:style style:name="P63" style:family="paragraph" style:parent-style-name="Standard">
      <style:text-properties fo:color="#000000" fo:font-size="14pt" fo:font-weight="bold" officeooo:rsid="00061070" officeooo:paragraph-rsid="004add15" style:font-size-asian="14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He1" fo:font-style="italic" fo:font-weight="normal" officeooo:rsid="00584fe0" officeooo:paragraph-rsid="005b785d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color="#538135" fo:font-size="12pt" officeooo:paragraph-rsid="001a0a56" style:font-name-asian="等线" style:font-size-asian="12pt" style:font-size-complex="12pt"/>
    </style:style>
    <style:style style:name="P66" style:family="paragraph" style:parent-style-name="Standard">
      <style:text-properties fo:color="#ce181e" style:font-name="Arial" fo:font-size="12pt" officeooo:paragraph-rsid="001a0a56" style:font-size-asian="12pt" style:font-name-complex="Arial" style:font-size-complex="12pt"/>
    </style:style>
    <style:style style:name="P67" style:family="paragraph" style:parent-style-name="Standard">
      <style:text-properties fo:color="#ce181e" style:font-name="He" fo:font-size="12pt" officeooo:paragraph-rsid="00269fe7" style:font-size-asian="12pt" style:font-name-complex="He" style:font-size-complex="12pt"/>
    </style:style>
    <style:style style:name="P68" style:family="paragraph" style:parent-style-name="Standard">
      <style:text-properties fo:color="#ce181e" style:font-name="He" fo:font-size="12pt" fo:font-style="italic" fo:font-weight="normal" officeooo:rsid="00269fe7" officeooo:paragraph-rsid="00269fe7" style:font-size-asian="12pt" style:font-style-asian="italic" style:font-weight-asian="normal" style:font-name-complex="He" style:font-size-complex="12pt" style:font-style-complex="italic" style:font-weight-complex="normal"/>
    </style:style>
    <style:style style:name="P69" style:family="paragraph" style:parent-style-name="Standard">
      <style:text-properties style:font-name="Arial" fo:font-size="11pt" officeooo:paragraph-rsid="001a0a56" style:font-size-asian="11pt" style:font-name-complex="Arial"/>
    </style:style>
    <style:style style:name="P70" style:family="paragraph" style:parent-style-name="Standard">
      <style:text-properties style:font-name="Arial" fo:font-size="12pt" fo:font-weight="bold" officeooo:paragraph-rsid="001a0a56" style:font-size-asian="12pt" style:font-weight-asian="bold" style:font-name-complex="Arial" style:font-size-complex="12pt" style:font-weight-complex="bold"/>
    </style:style>
    <style:style style:name="P71" style:family="paragraph" style:parent-style-name="Standard">
      <style:text-properties style:font-name="Arial" fo:font-size="12pt" officeooo:paragraph-rsid="001a0a56" style:font-size-asian="12pt" style:font-name-complex="Arial" style:font-size-complex="12pt"/>
    </style:style>
    <style:style style:name="P72" style:family="paragraph" style:parent-style-name="Standard">
      <style:text-properties fo:color="#0066b3" style:font-name="He" fo:font-size="12pt" fo:font-style="italic" officeooo:paragraph-rsid="001a0a56" style:font-size-asian="12pt" style:font-style-asian="italic" style:font-name-complex="He" style:font-size-complex="12pt" style:font-style-complex="italic"/>
    </style:style>
    <style:style style:name="P73" style:family="paragraph" style:parent-style-name="Standard">
      <style:text-properties fo:color="#0066b3" style:font-name="Arial" fo:font-size="12pt" officeooo:paragraph-rsid="001a0a56" style:font-size-asian="12pt" style:font-name-complex="Arial" style:font-size-complex="12pt"/>
    </style:style>
    <style:style style:name="P74" style:family="paragraph" style:parent-style-name="Standard">
      <style:text-properties fo:color="#669900" style:text-line-through-style="none" style:text-line-through-type="none" style:font-name="He" fo:font-size="12pt" fo:language="en" fo:country="US" fo:font-style="italic" style:text-underline-style="none" officeooo:paragraph-rsid="001a0a56" style:letter-kerning="true" style:font-name-asian="等线" style:font-size-asian="12pt" style:language-asian="zh" style:country-asian="CN" style:font-style-asian="italic" style:font-name-complex="He" style:font-size-complex="12pt" style:language-complex="ar" style:country-complex="SA" style:font-style-complex="italic"/>
    </style:style>
    <style:style style:name="P75" style:family="paragraph" style:parent-style-name="Standard">
      <style:text-properties fo:color="#669900" style:text-line-through-style="none" style:text-line-through-type="none" style:font-name="He" fo:font-size="12pt" fo:language="en" fo:country="US" fo:font-style="italic" officeooo:paragraph-rsid="001a0a56" style:letter-kerning="true" style:font-name-asian="等线" style:font-size-asian="12pt" style:language-asian="zh" style:country-asian="CN" style:font-style-asian="italic" style:font-name-complex="He" style:font-size-complex="12pt" style:language-complex="ar" style:country-complex="SA" style:font-style-complex="italic"/>
    </style:style>
    <style:style style:name="P76" style:family="paragraph" style:parent-style-name="Standard">
      <style:text-properties fo:color="#21409a" style:font-name="He" fo:font-size="11pt" fo:font-style="italic" officeooo:paragraph-rsid="001a0a56" style:font-name-asian="等线" style:font-size-asian="11pt" style:font-style-asian="italic" style:font-name-complex="He" style:font-style-complex="italic"/>
    </style:style>
    <style:style style:name="P77" style:family="paragraph" style:parent-style-name="Standard">
      <style:text-properties fo:font-style="italic" fo:font-weight="normal" officeooo:paragraph-rsid="001a0a56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He" fo:font-size="11pt" officeooo:rsid="00413c93" officeooo:paragraph-rsid="00413c93" style:font-size-asian="11pt" style:font-name-complex="He" style:font-size-complex="12pt"/>
    </style:style>
    <style:style style:name="P79" style:family="paragraph" style:parent-style-name="Standard">
      <style:text-properties fo:color="#0070c0" style:font-name="He" fo:font-size="12pt" fo:language="en" fo:country="US" fo:font-style="italic" officeooo:paragraph-rsid="001a0a56" style:letter-kerning="true" style:font-name-asian="等线" style:font-size-asian="12pt" style:language-asian="zh" style:country-asian="CN" style:font-style-asian="italic" style:font-name-complex="He" style:font-size-complex="12pt" style:language-complex="ar" style:country-complex="SA" style:font-style-complex="italic"/>
    </style:style>
    <style:style style:name="P80" style:family="paragraph" style:parent-style-name="Standard">
      <style:text-properties fo:color="#0070c0" style:font-name="Helvetica Neue" fo:font-size="11pt" fo:language="en" fo:country="US" style:text-underline-style="none" officeooo:rsid="00085c02" officeooo:paragraph-rsid="004add15" style:letter-kerning="true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81" style:family="paragraph" style:parent-style-name="Standard">
      <style:text-properties fo:color="#0070c0" style:font-name="Helvetica Neue" fo:font-size="11pt" fo:language="en" fo:country="US" style:text-underline-style="none" officeooo:rsid="002bc5d6" officeooo:paragraph-rsid="004add15" style:letter-kerning="true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82" style:family="paragraph" style:parent-style-name="Standard">
      <style:text-properties fo:color="#0070c0" style:text-line-through-style="solid" style:text-line-through-type="single" style:font-name="He" fo:font-size="11pt" fo:font-style="italic" fo:font-weight="normal" officeooo:paragraph-rsid="001a0a56" style:font-size-asian="11pt" style:font-style-asian="italic" style:font-weight-asian="normal" style:font-name-complex="He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c00000" style:font-name="He" fo:font-size="11pt" officeooo:paragraph-rsid="00456f0a" style:font-size-asian="11pt" style:font-name-complex="He"/>
    </style:style>
    <style:style style:name="P84" style:family="paragraph" style:parent-style-name="Standard">
      <style:text-properties fo:color="#c00000" style:font-name="He" fo:font-size="11pt" officeooo:paragraph-rsid="00456f0a" style:font-size-asian="11pt" style:font-name-complex="He"/>
    </style:style>
    <style:style style:name="P85" style:family="paragraph" style:parent-style-name="Standard">
      <style:text-properties fo:color="#c00000" style:font-name="He" fo:font-size="11pt" fo:language="de" fo:country="DE" officeooo:rsid="003715ef" officeooo:paragraph-rsid="00456f0a" fo:background-color="#ffffff" style:font-name-asian="等线" style:font-size-asian="11pt" style:font-name-complex="He"/>
    </style:style>
    <style:style style:name="P86" style:family="paragraph" style:parent-style-name="Standard">
      <style:text-properties fo:color="#c00000" style:font-name="He" fo:font-size="12pt" fo:font-style="italic" officeooo:rsid="003f8ca0" officeooo:paragraph-rsid="003f8ca0" style:font-size-asian="12pt" style:font-style-asian="italic" style:font-name-complex="He" style:font-size-complex="12pt" style:font-style-complex="italic"/>
    </style:style>
    <style:style style:name="P87" style:family="paragraph" style:parent-style-name="Standard">
      <style:text-properties fo:font-weight="normal" officeooo:paragraph-rsid="001a0a56" style:font-weight-asian="normal" style:font-weight-complex="normal"/>
    </style:style>
    <style:style style:name="P88" style:family="paragraph" style:parent-style-name="Standard">
      <style:text-properties fo:font-weight="bold" officeooo:paragraph-rsid="001a0a56" style:font-weight-asian="bold" style:font-weight-complex="bold"/>
    </style:style>
    <style:style style:name="P89" style:family="paragraph" style:parent-style-name="Standard">
      <style:text-properties fo:color="#111111" fo:font-weight="normal" officeooo:rsid="00456f0a" officeooo:paragraph-rsid="00456f0a" style:font-weight-asian="normal" style:font-weight-complex="normal"/>
    </style:style>
    <style:style style:name="P90" style:family="paragraph" style:parent-style-name="Standard">
      <style:text-properties fo:color="#111111" fo:font-weight="normal" officeooo:rsid="00584fe0" officeooo:paragraph-rsid="00584fe0" style:font-weight-asian="normal" style:font-weight-complex="normal"/>
    </style:style>
    <style:style style:name="P91" style:family="paragraph" style:parent-style-name="Standard">
      <style:text-properties style:text-line-through-style="solid" style:text-line-through-type="single" fo:font-weight="normal" officeooo:paragraph-rsid="001a0a56" style:font-weight-asian="normal" style:font-weight-complex="normal"/>
    </style:style>
    <style:style style:name="P92" style:family="paragraph" style:parent-style-name="Standard">
      <style:text-properties fo:color="#0066ff" style:font-name="Arial" fo:font-size="12pt" fo:font-weight="normal" officeooo:rsid="00325d3f" officeooo:paragraph-rsid="004357e6" style:font-size-asian="12pt" style:font-weight-asian="normal" style:font-name-complex="Arial" style:font-size-complex="12pt" style:font-weight-complex="normal"/>
    </style:style>
    <style:style style:name="P93" style:family="paragraph" style:parent-style-name="Standard">
      <style:text-properties fo:color="#0066ff" fo:font-weight="normal" officeooo:rsid="000ab2f4" officeooo:paragraph-rsid="00456f0a" fo:background-color="transparent" style:font-weight-asian="normal" style:font-weight-complex="normal"/>
    </style:style>
    <style:style style:name="P94" style:family="paragraph" style:parent-style-name="Standard">
      <style:text-properties fo:color="#0066ff" fo:font-weight="normal" officeooo:rsid="002efa48" officeooo:paragraph-rsid="004357e6" style:font-weight-asian="normal" style:font-weight-complex="normal"/>
    </style:style>
    <style:style style:name="P95" style:family="paragraph" style:parent-style-name="Standard">
      <style:text-properties fo:color="#0066ff" style:font-name="Menlo" fo:font-size="11pt" fo:language="de" fo:country="DE" fo:font-weight="normal" officeooo:paragraph-rsid="00456f0a" fo:background-color="transparent" style:font-name-asian="等线" style:font-size-asian="11pt" style:font-weight-asian="normal" style:font-name-complex="Menlo" style:font-weight-complex="normal"/>
    </style:style>
    <style:style style:name="P96" style:family="paragraph" style:parent-style-name="Standard">
      <style:text-properties fo:color="#0066ff" style:font-name="Menlo" fo:font-size="11pt" fo:language="de" fo:country="DE" fo:font-weight="normal" officeooo:rsid="000ab2f4" officeooo:paragraph-rsid="00456f0a" fo:background-color="transparent" style:font-name-asian="等线" style:font-size-asian="11pt" style:font-weight-asian="normal" style:font-name-complex="Menlo" style:font-weight-complex="normal"/>
    </style:style>
    <style:style style:name="P97" style:family="paragraph" style:parent-style-name="Standard">
      <style:text-properties fo:color="#0066ff" style:font-name="Menlo" fo:font-size="11pt" fo:language="de" fo:country="DE" officeooo:paragraph-rsid="001a0a56" fo:background-color="#ffffff" style:font-name-asian="等线" style:font-size-asian="11pt" style:font-name-complex="Menlo"/>
    </style:style>
    <style:style style:name="P98" style:family="paragraph" style:parent-style-name="Standard">
      <style:text-properties fo:color="#0066ff" fo:font-size="12pt" officeooo:paragraph-rsid="003f8ca0" style:font-size-asian="12pt" style:font-size-complex="12pt"/>
    </style:style>
    <style:style style:name="P99" style:family="paragraph" style:parent-style-name="Standard">
      <style:text-properties fo:color="#0066ff" style:font-name="He1" fo:font-size="12pt" fo:language="de" fo:country="DE" fo:font-style="italic" fo:font-weight="normal" officeooo:rsid="002efa48" officeooo:paragraph-rsid="004357e6" fo:background-color="#ffffff" style:font-name-asian="等线" style:font-size-asian="12pt" style:font-style-asian="italic" style:font-weight-asian="normal" style:font-name-complex="Menlo" style:font-size-complex="12pt" style:font-style-complex="italic" style:font-weight-complex="normal"/>
    </style:style>
    <style:style style:name="P100" style:family="paragraph" style:parent-style-name="Standard">
      <style:text-properties fo:color="#ff3333" style:font-name="Menlo" fo:font-size="13pt" fo:language="de" fo:country="DE" officeooo:rsid="002a6fd3" officeooo:paragraph-rsid="004add15" fo:background-color="#ffffff" style:font-name-asian="等线" style:font-size-asian="13pt" style:font-name-complex="Menlo" style:font-size-complex="13pt"/>
    </style:style>
    <style:style style:name="P101" style:family="paragraph" style:parent-style-name="Standard">
      <style:text-properties fo:color="#ff3333" style:font-name="Helvetica Neue" fo:font-size="11pt" fo:language="en" fo:country="US" style:text-underline-style="none" officeooo:rsid="00378f29" officeooo:paragraph-rsid="004add15" style:letter-kerning="true" fo:background-color="transparent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102" style:family="paragraph" style:parent-style-name="Standard">
      <style:text-properties fo:color="#ff3333" officeooo:rsid="00378f29" officeooo:paragraph-rsid="004add15"/>
    </style:style>
    <style:style style:name="P103" style:family="paragraph" style:parent-style-name="Standard">
      <style:text-properties fo:color="#ff3333" style:font-name="Liberation Serif1" officeooo:rsid="00378f29" officeooo:paragraph-rsid="004add15"/>
    </style:style>
    <style:style style:name="P104" style:family="paragraph" style:parent-style-name="Standard">
      <style:paragraph-properties fo:text-align="start" style:justify-single-word="false"/>
      <style:text-properties officeooo:paragraph-rsid="00456f0a"/>
    </style:style>
    <style:style style:name="P105" style:family="paragraph" style:parent-style-name="Standard">
      <style:text-properties officeooo:paragraph-rsid="00456f0a"/>
    </style:style>
    <style:style style:name="P106" style:family="paragraph" style:parent-style-name="Standard">
      <style:text-properties officeooo:rsid="00061070" officeooo:paragraph-rsid="004add15"/>
    </style:style>
    <style:style style:name="P107" style:family="paragraph" style:parent-style-name="Standard">
      <style:text-properties fo:color="#ff0066" fo:font-size="14pt" officeooo:rsid="0031bf0f" officeooo:paragraph-rsid="004add15" style:font-size-asian="14pt" style:font-size-complex="14pt"/>
    </style:style>
    <style:style style:name="P108" style:family="paragraph" style:parent-style-name="Standard">
      <style:text-properties fo:color="#ff0066" fo:font-size="14pt" officeooo:rsid="00085c02" officeooo:paragraph-rsid="004add15" style:font-size-asian="14pt" style:font-size-complex="14pt"/>
    </style:style>
    <style:style style:name="P109" style:family="paragraph" style:parent-style-name="Standard">
      <style:text-properties fo:color="#ff0066" fo:font-size="14pt" officeooo:rsid="0038472c" officeooo:paragraph-rsid="004add15" style:font-size-asian="14pt" style:font-size-complex="14pt"/>
    </style:style>
    <style:style style:name="P110" style:family="paragraph" style:parent-style-name="Standard">
      <style:text-properties officeooo:rsid="0031bf0f" officeooo:paragraph-rsid="004add15"/>
    </style:style>
    <style:style style:name="P111" style:family="paragraph" style:parent-style-name="Standard">
      <style:text-properties officeooo:rsid="004add15" officeooo:paragraph-rsid="0052e9a3"/>
    </style:style>
    <style:style style:name="P112" style:family="paragraph" style:parent-style-name="Standard">
      <style:text-properties fo:color="#0066cc" officeooo:rsid="004add15" officeooo:paragraph-rsid="004add15"/>
    </style:style>
    <style:style style:name="P113" style:family="paragraph" style:parent-style-name="Standard">
      <style:text-properties fo:color="#0066cc" officeooo:rsid="004add15" officeooo:paragraph-rsid="0052e9a3"/>
    </style:style>
    <style:style style:name="P114" style:family="paragraph" style:parent-style-name="Standard">
      <style:text-properties fo:color="#0066cc" style:font-name="He1" fo:font-style="italic" fo:font-weight="normal" officeooo:rsid="00584fe0" officeooo:paragraph-rsid="00584fe0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color="#0066cc" style:font-name="He1" fo:font-style="italic" fo:font-weight="normal" officeooo:rsid="00584fe0" officeooo:paragraph-rsid="005b785d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color="#007826" fo:font-weight="normal" officeooo:rsid="00584fe0" officeooo:paragraph-rsid="00584fe0" style:font-weight-asian="normal" style:font-weight-complex="normal"/>
    </style:style>
    <style:style style:name="P117" style:family="paragraph" style:parent-style-name="Standard">
      <style:paragraph-properties fo:margin-left="0cm" fo:margin-right="0cm" fo:text-indent="0.185cm" style:auto-text-indent="false"/>
      <style:text-properties officeooo:paragraph-rsid="001a0a56"/>
    </style:style>
    <style:style style:name="P118" style:family="paragraph" style:parent-style-name="Standard">
      <style:paragraph-properties fo:margin-left="0cm" fo:margin-right="0cm" fo:text-indent="0.388cm" style:auto-text-indent="false"/>
      <style:text-properties fo:color="#ed1c24" style:font-name="He" fo:font-size="12pt" fo:font-weight="bold" officeooo:paragraph-rsid="001a0a56" style:font-name-asian="等线" style:font-size-asian="12pt" style:font-weight-asian="bold" style:font-name-complex="He" style:font-size-complex="12pt" style:font-weight-complex="bold"/>
    </style:style>
    <style:style style:name="P119" style:family="paragraph" style:parent-style-name="List_20_Paragraph">
      <style:text-properties officeooo:paragraph-rsid="001a0a56"/>
    </style:style>
    <style:style style:name="P120" style:family="paragraph" style:parent-style-name="List_20_Paragraph">
      <style:paragraph-properties fo:margin-left="0.635cm" fo:margin-right="0cm" fo:text-indent="0cm" style:auto-text-indent="false"/>
      <style:text-properties fo:color="#2f5496" officeooo:paragraph-rsid="001a0a56"/>
    </style:style>
    <style:style style:name="P121" style:family="paragraph" style:parent-style-name="List_20_Paragraph">
      <style:paragraph-properties fo:margin-left="0.635cm" fo:margin-right="0cm" fo:text-indent="0cm" style:auto-text-indent="false"/>
      <style:text-properties fo:color="#2f5496" fo:font-size="12pt" officeooo:paragraph-rsid="001a0a56" style:font-name-asian="等线" style:font-size-asian="12pt" style:font-size-complex="12pt"/>
    </style:style>
    <style:style style:name="P122" style:family="paragraph" style:parent-style-name="List_20_Paragraph">
      <style:paragraph-properties fo:margin-left="0.635cm" fo:margin-right="0cm" fo:text-indent="0cm" style:auto-text-indent="false"/>
      <style:text-properties fo:color="#ce181e" style:font-name="He" fo:font-weight="bold" officeooo:paragraph-rsid="001a0a56" style:font-weight-asian="bold" style:font-name-complex="He" style:font-weight-complex="bold"/>
    </style:style>
    <style:style style:name="P123" style:family="paragraph" style:parent-style-name="List_20_Paragraph">
      <style:paragraph-properties fo:margin-left="0.635cm" fo:margin-right="0cm" fo:text-indent="0cm" style:auto-text-indent="false"/>
      <style:text-properties fo:color="#000000" style:font-name="He" fo:font-style="italic" officeooo:paragraph-rsid="001a0a56" style:font-style-asian="italic" style:font-name-complex="He" style:font-style-complex="italic"/>
    </style:style>
    <style:style style:name="P124" style:family="paragraph" style:parent-style-name="List_20_Paragraph">
      <style:paragraph-properties fo:margin-left="0.635cm" fo:margin-right="0cm" fo:text-indent="0cm" style:auto-text-indent="false"/>
      <style:text-properties fo:color="#000000" style:font-name="He" officeooo:paragraph-rsid="001a0a56" style:font-name-complex="He"/>
    </style:style>
    <style:style style:name="P125" style:family="paragraph" style:parent-style-name="List_20_Paragraph">
      <style:paragraph-properties fo:margin-left="0.635cm" fo:margin-right="0cm" fo:text-indent="0cm" style:auto-text-indent="false">
        <style:tab-stops>
          <style:tab-stop style:position="4.868cm"/>
        </style:tab-stops>
      </style:paragraph-properties>
      <style:text-properties style:font-name="He" fo:font-style="italic" officeooo:paragraph-rsid="001a0a56" style:font-style-asian="italic" style:font-name-complex="He" style:font-style-complex="italic"/>
    </style:style>
    <style:style style:name="P126" style:family="paragraph" style:parent-style-name="List_20_Paragraph">
      <style:paragraph-properties fo:margin-left="0.635cm" fo:margin-right="0cm" fo:text-indent="0cm" style:auto-text-indent="false"/>
      <style:text-properties style:font-name="He" fo:font-style="italic" officeooo:paragraph-rsid="001a0a56" style:font-style-asian="italic" style:font-name-complex="He" style:font-style-complex="italic"/>
    </style:style>
    <style:style style:name="P127" style:family="paragraph" style:parent-style-name="List_20_Paragraph">
      <style:paragraph-properties fo:margin-left="0.635cm" fo:margin-right="0cm" fo:text-indent="0cm" style:auto-text-indent="false"/>
      <style:text-properties fo:color="#ff0000" style:font-name="He" fo:font-weight="bold" officeooo:paragraph-rsid="001a0a56" style:font-weight-asian="bold" style:font-name-complex="He" style:font-weight-complex="bold"/>
    </style:style>
    <style:style style:name="P128" style:family="paragraph" style:parent-style-name="List_20_Paragraph">
      <style:paragraph-properties fo:margin-left="0.635cm" fo:margin-right="0cm" fo:text-indent="0cm" style:auto-text-indent="false"/>
      <style:text-properties fo:color="#ff0000" officeooo:paragraph-rsid="001a0a56"/>
    </style:style>
    <style:style style:name="P129" style:family="paragraph" style:parent-style-name="List_20_Paragraph">
      <style:paragraph-properties fo:margin-left="0.635cm" fo:margin-right="0cm" fo:text-indent="0cm" style:auto-text-indent="false"/>
      <style:text-properties officeooo:paragraph-rsid="001a0a56" fo:background-color="#ffff00"/>
    </style:style>
    <style:style style:name="P130" style:family="paragraph" style:parent-style-name="List_20_Paragraph">
      <style:paragraph-properties fo:margin-left="0.635cm" fo:margin-right="0cm" fo:text-indent="0cm" style:auto-text-indent="false"/>
      <style:text-properties officeooo:paragraph-rsid="001a0a56"/>
    </style:style>
    <style:style style:name="P131" style:family="paragraph" style:parent-style-name="List_20_Paragraph">
      <style:paragraph-properties fo:margin-left="0.635cm" fo:margin-right="0cm" fo:text-indent="0cm" style:auto-text-indent="false"/>
      <style:text-properties fo:font-size="12pt" officeooo:paragraph-rsid="001a0a56" style:font-size-asian="12pt" style:font-size-complex="12pt"/>
    </style:style>
    <style:style style:name="P132" style:family="paragraph" style:parent-style-name="List_20_Paragraph">
      <style:paragraph-properties fo:margin-left="0.635cm" fo:margin-right="0cm" fo:text-indent="0cm" style:auto-text-indent="false"/>
      <style:text-properties fo:font-size="12pt" style:text-underline-style="solid" style:text-underline-width="auto" style:text-underline-color="font-color" officeooo:paragraph-rsid="001a0a56" fo:background-color="#c0c0c0" style:font-name-asian="等线" style:font-size-asian="12pt" style:font-size-complex="12pt"/>
    </style:style>
    <style:style style:name="P133" style:family="paragraph" style:parent-style-name="List_20_Paragraph">
      <style:paragraph-properties fo:margin-left="1.27cm" fo:margin-right="0cm" fo:text-indent="0cm" style:auto-text-indent="false"/>
      <style:text-properties fo:color="#ff0000" style:font-name="He" fo:font-weight="bold" officeooo:paragraph-rsid="001a0a56" style:font-weight-asian="bold" style:font-name-complex="He" style:font-weight-complex="bold"/>
    </style:style>
    <style:style style:name="P134" style:family="paragraph" style:parent-style-name="List_20_Paragraph">
      <style:paragraph-properties fo:margin-left="1.27cm" fo:margin-right="0cm" fo:text-indent="0cm" style:auto-text-indent="false"/>
      <style:text-properties fo:color="#ff0000" style:font-name="He" fo:font-size="12pt" fo:font-weight="bold" officeooo:paragraph-rsid="001a0a56" style:font-size-asian="12pt" style:font-weight-asian="bold" style:font-name-complex="He" style:font-size-complex="12pt" style:font-weight-complex="bold"/>
    </style:style>
    <style:style style:name="P135" style:family="paragraph" style:parent-style-name="List_20_Paragraph">
      <style:paragraph-properties fo:margin-left="1.27cm" fo:margin-right="0cm" fo:text-indent="0cm" style:auto-text-indent="false"/>
      <style:text-properties fo:color="#ff0000" fo:font-size="12pt" officeooo:paragraph-rsid="001a0a56" style:font-size-asian="12pt" style:font-size-complex="12pt"/>
    </style:style>
    <style:style style:name="P136" style:family="paragraph" style:parent-style-name="List_20_Paragraph">
      <style:paragraph-properties fo:margin-left="1.27cm" fo:margin-right="0cm" fo:text-indent="0cm" style:auto-text-indent="false"/>
      <style:text-properties style:font-name="He" fo:font-style="italic" officeooo:paragraph-rsid="001a0a56" style:font-style-asian="italic" style:font-name-complex="He" style:font-style-complex="italic"/>
    </style:style>
    <style:style style:name="P137" style:family="paragraph" style:parent-style-name="List_20_Paragraph">
      <style:paragraph-properties fo:margin-left="1.27cm" fo:margin-right="0cm" fo:text-indent="0cm" style:auto-text-indent="false"/>
      <style:text-properties style:font-name="He" fo:font-size="12pt" fo:font-style="italic" officeooo:paragraph-rsid="001a0a56" style:font-size-asian="12pt" style:font-style-asian="italic" style:font-name-complex="He" style:font-size-complex="12pt" style:font-style-complex="italic"/>
    </style:style>
    <style:style style:name="P138" style:family="paragraph" style:parent-style-name="List_20_Paragraph">
      <style:paragraph-properties fo:margin-left="1.27cm" fo:margin-right="0cm" fo:text-indent="0cm" style:auto-text-indent="false"/>
      <style:text-properties style:font-name="He" fo:font-size="12pt" officeooo:paragraph-rsid="001a0a56" style:font-size-asian="12pt" style:font-name-complex="He" style:font-size-complex="12pt"/>
    </style:style>
    <style:style style:name="P139" style:family="paragraph" style:parent-style-name="List_20_Paragraph">
      <style:paragraph-properties fo:margin-left="1.27cm" fo:margin-right="0cm" fo:text-indent="0cm" style:auto-text-indent="false"/>
      <style:text-properties fo:color="#2f5496" fo:font-size="12pt" officeooo:paragraph-rsid="001a0a56" style:font-size-asian="12pt" style:font-size-complex="12pt"/>
    </style:style>
    <style:style style:name="P140" style:family="paragraph" style:parent-style-name="List_20_Paragraph">
      <style:paragraph-properties fo:margin-left="1.27cm" fo:margin-right="0cm" fo:text-indent="0cm" style:auto-text-indent="false"/>
      <style:text-properties fo:color="#000000" style:font-name="He" fo:font-size="12pt" officeooo:paragraph-rsid="001a0a56" style:font-size-asian="12pt" style:font-name-complex="He" style:font-size-complex="12pt"/>
    </style:style>
    <style:style style:name="P141" style:family="paragraph" style:parent-style-name="List_20_Paragraph">
      <style:paragraph-properties fo:margin-left="1.27cm" fo:margin-right="0cm" fo:text-indent="0cm" style:auto-text-indent="false"/>
      <style:text-properties fo:color="#000000" style:font-name="He" fo:font-size="12pt" fo:font-weight="bold" officeooo:paragraph-rsid="001a0a56" style:font-size-asian="12pt" style:font-weight-asian="bold" style:font-name-complex="He" style:font-size-complex="12pt" style:font-weight-complex="bold"/>
    </style:style>
    <style:style style:name="P142" style:family="paragraph" style:parent-style-name="List_20_Paragraph">
      <style:paragraph-properties fo:margin-left="1.27cm" fo:margin-right="0cm" fo:text-indent="0cm" style:auto-text-indent="false"/>
      <style:text-properties officeooo:paragraph-rsid="001a0a56"/>
    </style:style>
    <style:style style:name="P143" style:family="paragraph" style:parent-style-name="List_20_Paragraph">
      <style:paragraph-properties fo:margin-left="1.27cm" fo:margin-right="0cm" fo:text-indent="0cm" style:auto-text-indent="false"/>
      <style:text-properties fo:font-size="12pt" officeooo:paragraph-rsid="001a0a56" style:font-size-asian="12pt" style:font-size-complex="12pt"/>
    </style:style>
    <style:style style:name="P144" style:family="paragraph" style:parent-style-name="List_20_Paragraph">
      <style:paragraph-properties fo:margin-left="1.27cm" fo:margin-right="0cm" style:line-height-at-least="0.353cm" fo:text-indent="0cm" style:auto-text-indent="false"/>
      <style:text-properties fo:font-size="12pt" officeooo:paragraph-rsid="001a0a56" style:font-size-asian="12pt" style:font-size-complex="12pt"/>
    </style:style>
    <style:style style:name="P145" style:family="paragraph" style:parent-style-name="List_20_Paragraph">
      <style:paragraph-properties fo:margin-left="0cm" fo:margin-right="0cm" fo:text-indent="0cm" style:auto-text-indent="false"/>
      <style:text-properties fo:color="#000000" fo:font-size="11pt" fo:font-weight="bold" officeooo:paragraph-rsid="001a0a56" style:font-name-asian="等线" style:font-size-asian="11pt" style:font-weight-asian="bold" style:font-weight-complex="bold"/>
    </style:style>
    <style:style style:name="P146" style:family="paragraph" style:parent-style-name="List_20_Paragraph">
      <style:paragraph-properties fo:margin-left="0cm" fo:margin-right="0cm" fo:text-indent="0cm" style:auto-text-indent="false"/>
      <style:text-properties fo:color="#000000" fo:font-size="11pt" officeooo:paragraph-rsid="001a0a56" style:font-name-asian="等线" style:font-size-asian="11pt"/>
    </style:style>
    <style:style style:name="P147" style:family="paragraph" style:parent-style-name="List_20_Paragraph">
      <style:paragraph-properties fo:margin-left="0cm" fo:margin-right="0cm" fo:text-indent="0cm" style:auto-text-indent="false"/>
      <style:text-properties fo:color="#000000" style:font-name="He" fo:font-size="11pt" fo:font-style="italic" officeooo:paragraph-rsid="001a0a56" style:font-name-asian="等线" style:font-size-asian="11pt" style:font-style-asian="italic" style:font-name-complex="He" style:font-style-complex="italic"/>
    </style:style>
    <style:style style:name="P148" style:family="paragraph" style:parent-style-name="List_20_Paragraph">
      <style:paragraph-properties fo:margin-left="0cm" fo:margin-right="0cm" fo:text-indent="0cm" style:auto-text-indent="false"/>
      <style:text-properties fo:color="#000000" style:font-name="He" fo:font-size="12pt" fo:font-style="italic" officeooo:paragraph-rsid="001a0a56" style:font-name-asian="等线" style:font-size-asian="12pt" style:font-style-asian="italic" style:font-name-complex="He" style:font-size-complex="12pt" style:font-style-complex="italic"/>
    </style:style>
    <style:style style:name="P149" style:family="paragraph" style:parent-style-name="List_20_Paragraph">
      <style:paragraph-properties fo:margin-left="0cm" fo:margin-right="0cm" fo:text-indent="0cm" style:auto-text-indent="false"/>
      <style:text-properties fo:color="#000000" fo:font-size="12pt" fo:font-weight="bold" officeooo:paragraph-rsid="001a0a56" style:font-name-asian="等线" style:font-size-asian="12pt" style:font-weight-asian="bold" style:font-size-complex="12pt" style:font-weight-complex="bold"/>
    </style:style>
    <style:style style:name="P150" style:family="paragraph" style:parent-style-name="List_20_Paragraph">
      <style:paragraph-properties fo:margin-left="0cm" fo:margin-right="0cm" fo:text-indent="0cm" style:auto-text-indent="false"/>
      <style:text-properties officeooo:paragraph-rsid="001a0a56"/>
    </style:style>
    <style:style style:name="P151" style:family="paragraph" style:parent-style-name="List_20_Paragraph">
      <style:paragraph-properties fo:margin-left="0cm" fo:margin-right="0cm" fo:text-indent="0cm" style:auto-text-indent="false"/>
      <style:text-properties style:font-name="He" fo:font-style="italic" officeooo:paragraph-rsid="001a0a56" style:font-name-asian="等线" style:font-style-asian="italic" style:font-name-complex="He" style:font-style-complex="italic"/>
    </style:style>
    <style:style style:name="P152" style:family="paragraph" style:parent-style-name="List_20_Paragraph">
      <style:paragraph-properties fo:margin-left="0cm" fo:margin-right="0cm" fo:text-indent="0cm" style:auto-text-indent="false"/>
      <style:text-properties style:font-name="He" officeooo:paragraph-rsid="001a0a56" style:font-name-asian="等线" style:font-name-complex="He"/>
    </style:style>
    <style:style style:name="P153" style:family="paragraph" style:parent-style-name="List_20_Paragraph">
      <style:paragraph-properties fo:margin-left="0cm" fo:margin-right="0cm" fo:text-indent="0cm" style:auto-text-indent="false"/>
      <style:text-properties style:font-name="He" fo:font-size="12pt" fo:font-style="italic" officeooo:paragraph-rsid="001a0a56" style:font-name-asian="等线" style:font-size-asian="12pt" style:font-style-asian="italic" style:font-name-complex="He" style:font-size-complex="12pt" style:font-style-complex="italic"/>
    </style:style>
    <style:style style:name="P154" style:family="paragraph" style:parent-style-name="List_20_Paragraph">
      <style:paragraph-properties fo:margin-left="0cm" fo:margin-right="0cm" fo:text-indent="0cm" style:auto-text-indent="false"/>
      <style:text-properties style:font-name="He" fo:font-size="12pt" fo:font-style="italic" officeooo:paragraph-rsid="001a0a56" style:font-name-asian="DengXian" style:font-size-asian="12pt" style:font-style-asian="italic" style:font-name-complex="He" style:font-size-complex="12pt" style:font-style-complex="italic"/>
    </style:style>
    <style:style style:name="P155" style:family="paragraph" style:parent-style-name="List_20_Paragraph">
      <style:paragraph-properties fo:margin-left="0cm" fo:margin-right="0cm" fo:text-indent="0cm" style:auto-text-indent="false"/>
      <style:text-properties style:font-name="He" fo:font-size="12pt" fo:font-style="italic" officeooo:paragraph-rsid="001a0a56" fo:background-color="#ffff00" style:font-name-asian="DengXian" style:font-size-asian="12pt" style:font-style-asian="italic" style:font-name-complex="He" style:font-size-complex="12pt" style:font-style-complex="italic"/>
    </style:style>
    <style:style style:name="P156" style:family="paragraph" style:parent-style-name="List_20_Paragraph">
      <style:paragraph-properties fo:margin-left="0cm" fo:margin-right="0cm" fo:text-indent="0cm" style:auto-text-indent="false"/>
      <style:text-properties officeooo:paragraph-rsid="001a0a56" style:font-name-asian="等线"/>
    </style:style>
    <style:style style:name="P157" style:family="paragraph" style:parent-style-name="List_20_Paragraph">
      <style:paragraph-properties fo:margin-left="0cm" fo:margin-right="0cm" fo:text-indent="0cm" style:auto-text-indent="false"/>
      <style:text-properties fo:color="#ed1c24" style:font-name="He" fo:font-size="11pt" fo:font-weight="bold" officeooo:paragraph-rsid="001a0a56" style:font-name-asian="等线" style:font-size-asian="11pt" style:font-weight-asian="bold" style:font-name-complex="He" style:font-weight-complex="bold"/>
    </style:style>
    <style:style style:name="P158" style:family="paragraph" style:parent-style-name="List_20_Paragraph">
      <style:paragraph-properties fo:margin-left="0cm" fo:margin-right="0cm" fo:text-indent="0cm" style:auto-text-indent="false"/>
      <style:text-properties fo:color="#ed1c24" style:font-name="He" fo:font-size="11pt" officeooo:paragraph-rsid="001a0a56" style:font-name-asian="DengXian" style:font-size-asian="11pt" style:font-name-complex="He"/>
    </style:style>
    <style:style style:name="P159" style:family="paragraph" style:parent-style-name="List_20_Paragraph">
      <style:paragraph-properties fo:margin-left="0cm" fo:margin-right="0cm" fo:text-indent="0cm" style:auto-text-indent="false"/>
      <style:text-properties fo:color="#ed1c24" style:font-name="He" fo:font-size="11pt" officeooo:paragraph-rsid="004add15" style:font-name-asian="DengXian" style:font-size-asian="11pt" style:font-name-complex="He"/>
    </style:style>
    <style:style style:name="P160" style:family="paragraph" style:parent-style-name="List_20_Paragraph">
      <style:paragraph-properties fo:margin-left="0cm" fo:margin-right="0cm" fo:text-indent="0cm" style:auto-text-indent="false"/>
      <style:text-properties fo:color="#ed1c24" style:font-name="He" fo:font-size="12pt" officeooo:paragraph-rsid="001a0a56" style:font-name-asian="DengXian" style:font-size-asian="12pt" style:font-name-complex="He" style:font-size-complex="12pt"/>
    </style:style>
    <style:style style:name="P161" style:family="paragraph" style:parent-style-name="List_20_Paragraph">
      <style:paragraph-properties fo:margin-left="0cm" fo:margin-right="0cm" fo:text-indent="0cm" style:auto-text-indent="false"/>
      <style:text-properties fo:color="#21409a" style:font-name="He" fo:font-size="11pt" fo:font-style="italic" officeooo:paragraph-rsid="001a0a56" style:font-name-asian="等线" style:font-size-asian="11pt" style:font-style-asian="italic" style:font-name-complex="He" style:font-style-complex="italic"/>
    </style:style>
    <style:style style:name="P162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1a0a56" style:font-size-asian="12pt" style:font-size-complex="12pt"/>
    </style:style>
    <style:style style:name="P163" style:family="paragraph" style:parent-style-name="List_20_Paragraph">
      <style:paragraph-properties fo:margin-left="0cm" fo:margin-right="0cm" fo:text-indent="0cm" style:auto-text-indent="false"/>
      <style:text-properties fo:color="#182f7c" style:font-name="He" fo:font-size="11pt" fo:font-style="italic" officeooo:paragraph-rsid="004add15" style:font-name-asian="DengXian" style:font-size-asian="11pt" style:font-style-asian="italic" style:font-name-complex="He" style:font-style-complex="italic"/>
    </style:style>
    <style:style style:name="P164" style:family="paragraph" style:parent-style-name="List_20_Paragraph">
      <style:paragraph-properties fo:margin-left="0cm" fo:margin-right="0cm" fo:text-indent="0cm" style:auto-text-indent="false"/>
      <style:text-properties officeooo:paragraph-rsid="004add15"/>
    </style:style>
    <style:style style:name="P165" style:family="paragraph" style:parent-style-name="Default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215ad1"/>
    </style:style>
    <style:style style:name="P166" style:family="paragraph" style:parent-style-name="Default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bold" officeooo:rsid="00215ad1" officeooo:paragraph-rsid="00215ad1" style:font-weight-asian="bold" style:font-weight-complex="bold"/>
    </style:style>
    <style:style style:name="P167" style:family="paragraph" style:parent-style-name="Default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70c0" style:font-name="Menlo" fo:language="de" fo:country="DE" fo:font-style="italic" fo:font-weight="normal" officeooo:rsid="00215ad1" officeooo:paragraph-rsid="00215ad1" fo:background-color="#ffffff" style:font-style-asian="italic" style:font-weight-asian="normal" style:font-name-complex="Menlo" style:font-style-complex="italic" style:font-weight-complex="normal"/>
    </style:style>
    <style:style style:name="P168" style:family="paragraph" style:parent-style-name="Body">
      <style:text-properties fo:language="en" fo:country="US" officeooo:paragraph-rsid="001a0a56"/>
    </style:style>
    <style:style style:name="P169" style:family="paragraph" style:parent-style-name="Body">
      <style:text-properties fo:language="en" fo:country="US" officeooo:paragraph-rsid="001a0a56" style:font-name-asian="Helvetica Neue" style:font-name-complex="Helvetica Neue"/>
    </style:style>
    <style:style style:name="P170" style:family="paragraph" style:parent-style-name="Body">
      <style:text-properties officeooo:paragraph-rsid="001a0a56"/>
    </style:style>
    <style:style style:name="P171" style:family="paragraph" style:parent-style-name="Body">
      <style:text-properties style:font-name="He" fo:language="en" fo:country="US" fo:font-style="italic" officeooo:paragraph-rsid="001a0a56" style:letter-kerning="true" style:font-name-asian="DengXian" style:font-style-asian="italic" style:font-name-complex="He" style:language-complex="ar" style:country-complex="SA" style:font-style-complex="italic"/>
    </style:style>
    <style:style style:name="P172" style:family="paragraph" style:parent-style-name="Body">
      <style:text-properties style:font-name="He" fo:language="en" fo:country="US" fo:font-style="italic" officeooo:rsid="00085c02" officeooo:paragraph-rsid="004add15" style:letter-kerning="true" style:font-name-asian="DengXian" style:font-style-asian="italic" style:font-name-complex="He" style:language-complex="ar" style:country-complex="SA" style:font-style-complex="italic"/>
    </style:style>
    <style:style style:name="P173" style:family="paragraph" style:parent-style-name="Body">
      <style:text-properties style:font-name="He" fo:language="en" fo:country="US" fo:font-style="italic" officeooo:paragraph-rsid="001a0a56" style:font-style-asian="italic" style:font-name-complex="He" style:font-style-complex="italic"/>
    </style:style>
    <style:style style:name="P174" style:family="paragraph" style:parent-style-name="Body">
      <style:text-properties style:font-name="He" fo:language="en" fo:country="US" officeooo:paragraph-rsid="001a0a56" style:font-name-complex="He"/>
    </style:style>
    <style:style style:name="P17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officeooo:paragraph-rsid="004add15" style:font-name-complex="He"/>
    </style:style>
    <style:style style:name="P17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officeooo:rsid="001c67d5" officeooo:paragraph-rsid="004add15" style:font-name-complex="He"/>
    </style:style>
    <style:style style:name="P177" style:family="paragraph" style:parent-style-name="Body">
      <style:text-properties style:font-name="He" fo:language="en" fo:country="US" officeooo:paragraph-rsid="004add15" style:font-name-complex="He"/>
    </style:style>
    <style:style style:name="P178" style:family="paragraph" style:parent-style-name="Body">
      <style:text-properties style:font-name="Times New Roman" fo:font-size="12pt" fo:language="en" fo:country="US" officeooo:paragraph-rsid="001a0a56" style:font-size-asian="12pt" style:font-name-complex="Times New Roman" style:font-size-complex="12pt"/>
    </style:style>
    <style:style style:name="P179" style:family="paragraph" style:parent-style-name="Body">
      <style:text-properties fo:color="#ed1c24" style:font-name="He" fo:language="en" fo:country="US" officeooo:paragraph-rsid="001a0a56" style:letter-kerning="true" style:font-name-asian="DengXian" style:font-name-complex="He" style:language-complex="ar" style:country-complex="SA"/>
    </style:style>
    <style:style style:name="P180" style:family="paragraph" style:parent-style-name="Body">
      <style:text-properties fo:color="#ed1c24" style:font-name="He" fo:language="en" fo:country="US" officeooo:paragraph-rsid="001a0a56" style:font-name-complex="He"/>
    </style:style>
    <style:style style:name="P181" style:family="paragraph" style:parent-style-name="Body">
      <style:text-properties fo:color="#ed1c24" style:font-name="He" fo:language="en" fo:country="US" officeooo:paragraph-rsid="004add15" style:font-name-complex="He"/>
    </style:style>
    <style:style style:name="P182" style:family="paragraph" style:parent-style-name="Body">
      <style:text-properties fo:color="#ed1c24" style:font-name="He" fo:font-size="12pt" fo:language="en" fo:country="US" officeooo:paragraph-rsid="004add15" style:letter-kerning="true" style:font-name-asian="DengXian" style:font-size-asian="12pt" style:font-name-complex="He" style:font-size-complex="12pt" style:language-complex="ar" style:country-complex="SA"/>
    </style:style>
    <style:style style:name="P183" style:family="paragraph" style:parent-style-name="Body">
      <style:text-properties fo:color="#ed1c24" fo:language="en" fo:country="US" fo:font-style="italic" officeooo:paragraph-rsid="001a0a56" style:font-style-asian="italic" style:font-style-complex="italic"/>
    </style:style>
    <style:style style:name="P184" style:family="paragraph" style:parent-style-name="Body">
      <style:text-properties officeooo:paragraph-rsid="001a0a56" style:font-name-asian="等线"/>
    </style:style>
    <style:style style:name="P185" style:family="paragraph" style:parent-style-name="Body">
      <style:text-properties officeooo:paragraph-rsid="004add15"/>
    </style:style>
    <style:style style:name="P186" style:family="paragraph" style:parent-style-name="Body">
      <style:text-properties officeooo:rsid="00085c02" officeooo:paragraph-rsid="004add15"/>
    </style:style>
    <style:style style:name="P187" style:family="paragraph" style:parent-style-name="Body">
      <style:text-properties fo:color="#182f7c" style:font-name="He" fo:font-size="11pt" fo:language="en" fo:country="US" fo:font-style="italic" officeooo:rsid="000a16a0" officeooo:paragraph-rsid="004add15" style:font-name-asian="DengXian" style:font-size-asian="11pt" style:font-style-asian="italic" style:font-name-complex="He" style:font-style-complex="italic"/>
    </style:style>
    <style:style style:name="P18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language="it" fo:country="IT" fo:font-style="italic" officeooo:rsid="0038472c" officeooo:paragraph-rsid="004add15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189" style:family="paragraph" style:parent-style-name="Body">
      <style:text-properties fo:color="#ff3333" style:font-name="He" fo:language="en" fo:country="US" fo:font-style="italic" officeooo:rsid="0038472c" officeooo:paragraph-rsid="004add15" style:letter-kerning="true" style:font-name-asian="DengXian" style:font-style-asian="italic" style:font-name-complex="He" style:language-complex="ar" style:country-complex="SA" style:font-style-complex="italic"/>
    </style:style>
    <style:style style:name="P19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language="en" fo:country="US" officeooo:paragraph-rsid="004add15" fo:background-color="#ffffff" style:font-name-asian="Menlo1" style:font-name-complex="He"/>
    </style:style>
    <style:style style:name="P191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language="en" fo:country="US" officeooo:rsid="001c67d5" officeooo:paragraph-rsid="004add15" style:font-name-complex="He"/>
    </style:style>
    <style:style style:name="P19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rsid="00085c02" officeooo:paragraph-rsid="004add15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19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" fo:language="en" fo:country="US" officeooo:rsid="001c67d5" officeooo:paragraph-rsid="004add15" style:font-name-complex="He"/>
    </style:style>
    <style:style style:name="P19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3399ff" style:font-name="He" fo:language="en" fo:country="US" officeooo:rsid="001c67d5" officeooo:paragraph-rsid="004add15" style:font-name-complex="He"/>
    </style:style>
    <style:style style:name="P19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d6f" style:font-name="He" fo:language="it" fo:country="IT" fo:font-style="italic" officeooo:rsid="001c67d5" officeooo:paragraph-rsid="004add15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19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tyle="italic" officeooo:paragraph-rsid="001a0a56" style:letter-kerning="true" style:font-name-asian="DengXian" style:font-style-asian="italic" style:font-name-complex="He" style:language-complex="ar" style:country-complex="SA" style:font-style-complex="italic"/>
    </style:style>
    <style:style style:name="P19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tyle="italic" officeooo:paragraph-rsid="001a0a56" fo:background-color="#ffffff" style:font-style-asian="italic" style:font-name-complex="He" style:font-style-complex="italic"/>
    </style:style>
    <style:style style:name="P19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tyle="italic" officeooo:paragraph-rsid="004add15" fo:background-color="#ffffff" style:font-style-asian="italic" style:font-name-complex="He" style:font-style-complex="italic"/>
    </style:style>
    <style:style style:name="P19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1a0a56" fo:background-color="#ffffff" style:font-name-asian="Menlo1" style:font-name-complex="He"/>
    </style:style>
    <style:style style:name="P20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4add15" fo:background-color="#ffffff" style:font-name-asian="Menlo1" style:font-name-complex="He"/>
    </style:style>
    <style:style style:name="P20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1a0a56" fo:background-color="#ffffff" style:font-name-complex="He"/>
    </style:style>
    <style:style style:name="P20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4add15" fo:background-color="#ffffff" style:font-name-complex="He"/>
    </style:style>
    <style:style style:name="P20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rsid="00244dd2" officeooo:paragraph-rsid="004add15" fo:background-color="#ffffff" style:font-name-complex="He"/>
    </style:style>
    <style:style style:name="P20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de" fo:country="DE" fo:font-style="italic" fo:font-weight="normal" officeooo:paragraph-rsid="001a0a56" fo:background-color="#ffffff" style:font-style-asian="italic" style:font-weight-asian="normal" style:font-name-complex="He" style:font-style-complex="italic" style:font-weight-complex="normal"/>
    </style:style>
    <style:style style:name="P20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fo:font-style="italic" officeooo:rsid="00085c02" officeooo:paragraph-rsid="004add15" style:letter-kerning="true" style:font-name-asian="DengXian" style:font-style-asian="italic" style:font-name-complex="He" style:language-complex="ar" style:country-complex="SA" style:font-style-complex="italic"/>
    </style:style>
    <style:style style:name="P20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1a0a56"/>
    </style:style>
    <style:style style:name="P20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215ad1"/>
    </style:style>
    <style:style style:name="P20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1b57b5"/>
    </style:style>
    <style:style style:name="P20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4add15"/>
    </style:style>
    <style:style style:name="P21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officeooo:paragraph-rsid="001a0a56" fo:background-color="#ffffff" style:font-name-complex="He"/>
    </style:style>
    <style:style style:name="P21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officeooo:paragraph-rsid="004add15" fo:background-color="#ffffff" style:font-name-complex="He"/>
    </style:style>
    <style:style style:name="P21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officeooo:paragraph-rsid="001a0a56" fo:background-color="#ffffff" style:font-name-asian="Menlo1" style:font-name-complex="He"/>
    </style:style>
    <style:style style:name="P21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officeooo:paragraph-rsid="004add15" fo:background-color="#ffffff" style:font-name-asian="Menlo1" style:font-name-complex="He"/>
    </style:style>
    <style:style style:name="P21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font-weight="normal" officeooo:paragraph-rsid="001a0a56" fo:background-color="#ffffff" style:font-name-asian="Menlo1" style:font-weight-asian="normal" style:font-name-complex="He" style:font-weight-complex="normal"/>
    </style:style>
    <style:style style:name="P21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font-weight="normal" officeooo:paragraph-rsid="004add15" fo:background-color="#ffffff" style:font-name-asian="Menlo1" style:font-weight-asian="normal" style:font-name-complex="He" style:font-weight-complex="normal"/>
    </style:style>
    <style:style style:name="P21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de" fo:country="DE" fo:font-style="italic" officeooo:paragraph-rsid="001b57b5" fo:background-color="#ffffff" style:font-style-asian="italic" style:font-name-complex="He" style:font-style-complex="italic"/>
    </style:style>
    <style:style style:name="P21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officeooo:paragraph-rsid="001a0a56" fo:background-color="#ffffff" style:font-name-asian="Menlo1" style:font-name-complex="Menlo"/>
    </style:style>
    <style:style style:name="P21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officeooo:paragraph-rsid="004add15" fo:background-color="#ffffff" style:font-name-asian="Menlo1" style:font-name-complex="Menlo"/>
    </style:style>
    <style:style style:name="P21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language="de" fo:country="DE" officeooo:paragraph-rsid="001b57b5" fo:background-color="#ffffff" style:font-name-complex="Menlo"/>
    </style:style>
    <style:style style:name="P22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fo:language="en" fo:country="US" fo:font-weight="bold" officeooo:paragraph-rsid="001b57b5" style:font-weight-asian="bold" style:font-weight-complex="bold"/>
    </style:style>
    <style:style style:name="P22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fo:font-weight="bold" officeooo:paragraph-rsid="001a0a56" fo:background-color="#ffffff" style:font-weight-asian="bold" style:font-name-complex="Menlo" style:font-weight-complex="bold"/>
    </style:style>
    <style:style style:name="P22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fo:font-weight="bold" officeooo:rsid="003dd332" officeooo:paragraph-rsid="003dd332" fo:background-color="#ffffff" style:font-weight-asian="bold" style:font-name-complex="Menlo" style:font-weight-complex="bold"/>
    </style:style>
    <style:style style:name="P22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officeooo:paragraph-rsid="001a0a56" fo:background-color="#ffffff" style:font-name-complex="Menlo"/>
    </style:style>
    <style:style style:name="P22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officeooo:paragraph-rsid="001b57b5" fo:background-color="#ffffff" style:font-name-complex="Menlo"/>
    </style:style>
    <style:style style:name="P22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officeooo:paragraph-rsid="001a0a56" fo:background-color="#ffffff" style:font-name-asian="等线" style:font-name-complex="Menlo"/>
    </style:style>
    <style:style style:name="P22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fo:font-weight="normal" officeooo:paragraph-rsid="001a0a56" fo:background-color="#ffffff" style:font-weight-asian="normal" style:font-name-complex="Menlo" style:font-weight-complex="normal"/>
    </style:style>
    <style:style style:name="P22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fo:font-weight="normal" officeooo:paragraph-rsid="001d9418" fo:background-color="#ffff00" style:font-weight-asian="normal" style:font-name-complex="Menlo" style:font-weight-complex="normal"/>
    </style:style>
    <style:style style:name="P22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font-size="13pt" fo:language="de" fo:country="DE" fo:font-weight="bold" officeooo:paragraph-rsid="001a0a56" fo:background-color="#ffffff" style:font-size-asian="13pt" style:font-weight-asian="bold" style:font-name-complex="Menlo" style:font-size-complex="13pt" style:font-weight-complex="bold"/>
    </style:style>
    <style:style style:name="P22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font-size="12pt" fo:language="de" fo:country="DE" fo:font-weight="bold" officeooo:rsid="001b57b5" officeooo:paragraph-rsid="001b57b5" fo:background-color="#ffffff" style:font-size-asian="12pt" style:font-weight-asian="bold" style:font-name-complex="Menlo" style:font-size-complex="12pt" style:font-weight-complex="bold"/>
    </style:style>
    <style:style style:name="P23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00" style:font-name="Menlo" fo:language="de" fo:country="DE" officeooo:paragraph-rsid="00215ad1" fo:background-color="#ffffff" style:font-name-complex="Menlo"/>
    </style:style>
    <style:style style:name="P23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00" style:font-name="He" fo:language="de" fo:country="DE" fo:font-style="italic" fo:font-weight="normal" officeooo:paragraph-rsid="001a0a56" fo:background-color="#ffffff" style:font-style-asian="italic" style:font-weight-asian="normal" style:font-name-complex="He" style:font-style-complex="italic" style:font-weight-complex="normal"/>
    </style:style>
    <style:style style:name="P23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de" fo:country="DE" officeooo:paragraph-rsid="001b57b5" fo:background-color="#ffffff" style:font-name-complex="He"/>
    </style:style>
    <style:style style:name="P23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de" fo:country="DE" fo:font-style="italic" officeooo:paragraph-rsid="001a0a56" fo:background-color="#ffffff" style:font-style-asian="italic" style:font-name-complex="He" style:font-style-complex="italic"/>
    </style:style>
    <style:style style:name="P23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Menlo" fo:font-size="11pt" fo:language="de" fo:country="DE" officeooo:paragraph-rsid="001a0a56" fo:background-color="#ffffff" style:font-size-asian="11pt" style:font-name-complex="Menlo"/>
    </style:style>
    <style:style style:name="P23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bold" officeooo:rsid="001b57b5" officeooo:paragraph-rsid="001b57b5" style:font-weight-asian="bold" style:font-weight-complex="bold"/>
    </style:style>
    <style:style style:name="P23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bold" officeooo:rsid="00215ad1" officeooo:paragraph-rsid="00215ad1" style:font-weight-asian="bold" style:font-weight-complex="bold"/>
    </style:style>
    <style:style style:name="P23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normal" officeooo:paragraph-rsid="001a0a56" style:font-weight-asian="normal" style:font-weight-complex="normal"/>
    </style:style>
    <style:style style:name="P23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normal" officeooo:rsid="0021cf32" officeooo:paragraph-rsid="004add15" style:font-weight-asian="normal" style:font-weight-complex="normal"/>
    </style:style>
    <style:style style:name="P23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Menlo" fo:font-size="12pt" fo:language="de" fo:country="DE" fo:font-weight="bold" officeooo:rsid="002a6fd3" officeooo:paragraph-rsid="002a6fd3" fo:background-color="#ffffff" style:font-name-asian="等线" style:font-size-asian="12pt" style:font-weight-asian="bold" style:font-name-complex="Menlo" style:font-size-complex="12pt" style:font-weight-complex="bold"/>
    </style:style>
    <style:style style:name="P24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font-size="12pt" fo:language="it" fo:country="IT" fo:font-style="italic" fo:font-weight="normal" officeooo:rsid="0034ff24" officeooo:paragraph-rsid="004add15" style:letter-kerning="true" fo:background-color="#ffffff" style:font-name-asian="DengXian" style:font-size-asian="12pt" style:font-style-asian="italic" style:font-weight-asian="normal" style:font-name-complex="He" style:font-size-complex="12pt" style:language-complex="ar" style:country-complex="SA" style:font-style-complex="italic" style:font-weight-complex="normal"/>
    </style:style>
    <style:style style:name="P24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font-size="12pt" fo:language="it" fo:country="IT" fo:font-style="italic" fo:font-weight="normal" officeooo:rsid="0031bf0f" officeooo:paragraph-rsid="004add15" style:letter-kerning="true" fo:background-color="#ffffff" style:font-name-asian="DengXian" style:font-size-asian="12pt" style:font-style-asian="italic" style:font-weight-asian="normal" style:font-name-complex="He" style:font-size-complex="12pt" style:language-complex="ar" style:country-complex="SA" style:font-style-complex="italic" style:font-weight-complex="normal"/>
    </style:style>
    <style:style style:name="P24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style="normal" fo:font-weight="normal" officeooo:paragraph-rsid="001b57b5" style:font-style-asian="normal" style:font-weight-asian="normal" style:font-style-complex="normal" style:font-weight-complex="normal"/>
    </style:style>
    <style:style style:name="P24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style="italic" fo:font-weight="normal" officeooo:paragraph-rsid="001a0a56" style:font-style-asian="italic" style:font-weight-asian="normal" style:font-style-complex="italic" style:font-weight-complex="normal"/>
    </style:style>
    <style:style style:name="P24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font-size="11pt" fo:language="it" fo:country="IT" fo:font-style="italic" fo:font-weight="normal" officeooo:rsid="0031bf0f" officeooo:paragraph-rsid="004add15" style:letter-kerning="true" fo:background-color="#ffffff" style:font-name-asian="DengXian" style:font-size-asian="11pt" style:font-style-asian="italic" style:font-weight-asian="normal" style:font-name-complex="He" style:language-complex="ar" style:country-complex="SA" style:font-style-complex="italic" style:font-weight-complex="normal"/>
    </style:style>
    <style:style style:name="P24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rsid="00085c02" officeooo:paragraph-rsid="004add15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24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paragraph-rsid="004add15" fo:background-color="#ffffff" style:font-style-asian="italic" style:font-name-complex="He" style:font-style-complex="italic"/>
    </style:style>
    <style:style style:name="P24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fo:font-weight="normal" officeooo:rsid="00085c02" officeooo:paragraph-rsid="004add15" style:letter-kerning="true" fo:background-color="#ffffff" style:font-name-asian="DengXian" style:font-style-asian="italic" style:font-weight-asian="normal" style:font-name-complex="He" style:language-complex="ar" style:country-complex="SA" style:font-style-complex="italic" style:font-weight-complex="normal"/>
    </style:style>
    <style:style style:name="P24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66" style:font-name="He" fo:font-size="14pt" fo:language="it" fo:country="IT" fo:font-style="italic" fo:font-weight="normal" officeooo:rsid="0031bf0f" officeooo:paragraph-rsid="004add15" style:letter-kerning="true" fo:background-color="#ffffff" style:font-name-asian="DengXian" style:font-size-asian="14pt" style:font-style-asian="italic" style:font-weight-asian="normal" style:font-name-complex="He" style:font-size-complex="14pt" style:language-complex="ar" style:country-complex="SA" style:font-style-complex="italic" style:font-weight-complex="normal"/>
    </style:style>
    <style:style style:name="P24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font-size="12pt" fo:language="it" fo:country="IT" fo:font-style="normal" fo:font-weight="normal" officeooo:rsid="00378f29" officeooo:paragraph-rsid="004add15" style:letter-kerning="true" fo:background-color="#ffffff" style:font-name-asian="DengXian" style:font-size-asian="12pt" style:font-style-asian="normal" style:font-weight-asian="normal" style:font-name-complex="He" style:font-size-complex="12pt" style:language-complex="ar" style:country-complex="SA" style:font-style-complex="normal" style:font-weight-complex="normal"/>
    </style:style>
    <style:style style:name="P25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font-size="12pt" fo:language="it" fo:country="IT" fo:font-style="normal" style:text-underline-style="none" fo:font-weight="normal" officeooo:rsid="00378f29" officeooo:paragraph-rsid="004add15" style:letter-kerning="true" fo:background-color="#ffffff" style:font-name-asian="DengXian" style:font-size-asian="12pt" style:language-asian="zh" style:country-asian="CN" style:font-style-asian="normal" style:font-weight-asian="normal" style:font-name-complex="He" style:font-size-complex="12pt" style:language-complex="ar" style:country-complex="SA" style:font-style-complex="normal" style:font-weight-complex="normal"/>
    </style:style>
    <style:style style:name="P251" style:family="paragraph" style:parent-style-name="Standard" style:master-page-name="Standard">
      <style:paragraph-properties style:line-height-at-least="0.423cm" style:page-number="auto"/>
      <style:text-properties fo:font-size="12pt" fo:font-weight="bold" officeooo:paragraph-rsid="001a0a56" style:font-size-asian="12pt" style:font-weight-asian="bold" style:font-size-complex="14pt" style:font-weight-complex="bold"/>
    </style:style>
    <style:style style:name="P252" style:family="paragraph" style:parent-style-name="Standard">
      <style:text-properties fo:color="#ff3333" style:font-name="He1" fo:font-style="italic" fo:font-weight="normal" officeooo:rsid="00584fe0" officeooo:paragraph-rsid="00584fe0" fo:background-color="transparent" style:font-style-asian="italic" style:font-weight-asian="normal" style:font-style-complex="italic" style:font-weight-complex="normal"/>
    </style:style>
    <style:style style:name="P253" style:family="paragraph" style:parent-style-name="List_20_Paragraph" style:list-style-name="WW8Num2">
      <style:text-properties fo:font-weight="bold" officeooo:paragraph-rsid="001a0a56" style:font-weight-asian="bold" style:font-weight-complex="bold"/>
    </style:style>
    <style:style style:name="P254" style:family="paragraph" style:parent-style-name="List_20_Paragraph" style:list-style-name="WW8Num3">
      <style:text-properties fo:font-weight="bold" officeooo:paragraph-rsid="001a0a56" style:font-weight-asian="bold" style:font-weight-complex="bold"/>
    </style:style>
    <style:style style:name="P255" style:family="paragraph" style:parent-style-name="List_20_Paragraph" style:list-style-name="WW8Num2">
      <style:text-properties fo:font-size="11pt" fo:font-weight="bold" officeooo:paragraph-rsid="001a0a56" style:font-size-asian="11pt" style:font-weight-asian="bold" style:font-size-complex="12pt" style:font-weight-complex="bold"/>
    </style:style>
    <style:style style:name="P256" style:family="paragraph" style:parent-style-name="List_20_Paragraph" style:list-style-name="WW8Num3">
      <style:text-properties officeooo:paragraph-rsid="001a0a56"/>
    </style:style>
    <style:style style:name="P257" style:family="paragraph" style:parent-style-name="List_20_Paragraph" style:list-style-name="WW8Num3">
      <style:text-properties fo:color="#000000" fo:font-size="12pt" fo:font-weight="bold" officeooo:paragraph-rsid="001a0a56" style:font-size-asian="12pt" style:font-weight-asian="bold" style:font-size-complex="12pt" style:font-weight-complex="bold"/>
    </style:style>
    <style:style style:name="P258" style:family="paragraph" style:parent-style-name="List_20_Paragraph" style:list-style-name="WW8Num2">
      <style:text-properties fo:color="#000000" fo:font-weight="bold" officeooo:paragraph-rsid="001a0a56" style:font-weight-asian="bold" style:font-weight-complex="bold"/>
    </style:style>
    <style:style style:name="P259" style:family="paragraph" style:parent-style-name="List_20_Paragraph" style:list-style-name="WW8Num2">
      <style:text-properties fo:font-size="12pt" fo:font-weight="bold" officeooo:paragraph-rsid="001a0a56" style:font-size-asian="12pt" style:font-weight-asian="bold" style:font-size-complex="12pt" style:font-weight-complex="bold"/>
    </style:style>
    <style:style style:name="P260" style:family="paragraph" style:parent-style-name="List_20_Paragraph" style:list-style-name="WW8Num4">
      <style:text-properties fo:font-size="12pt" fo:font-weight="bold" officeooo:paragraph-rsid="001a0a56" style:font-size-asian="12pt" style:font-weight-asian="bold" style:font-size-complex="12pt" style:font-weight-complex="bold"/>
    </style:style>
    <style:style style:name="P261" style:family="paragraph" style:parent-style-name="List_20_Paragraph" style:list-style-name="WW8Num4">
      <style:text-properties fo:font-size="12pt" officeooo:paragraph-rsid="001a0a56" style:font-size-asian="12pt" style:font-size-complex="12pt"/>
    </style:style>
    <style:style style:name="P262" style:family="paragraph" style:parent-style-name="List_20_Paragraph" style:list-style-name="WW8Num4">
      <style:text-properties officeooo:paragraph-rsid="001a0a56"/>
    </style:style>
    <style:style style:name="P263" style:family="paragraph" style:parent-style-name="List_20_Paragraph" style:list-style-name="WW8Num7">
      <style:text-properties officeooo:paragraph-rsid="001a0a56"/>
    </style:style>
    <style:style style:name="P264" style:family="paragraph" style:parent-style-name="Body" style:master-page-name="Conversion_20_1">
      <style:paragraph-properties style:page-number="auto"/>
      <style:text-properties style:text-position="13% 100%" fo:language="en" fo:country="US" fo:font-weight="bold" officeooo:paragraph-rsid="001a0a56" style:font-weight-asian="bold" style:font-weight-complex="bold"/>
    </style:style>
    <style:style style:name="P265" style:family="paragraph" style:parent-style-name="Body" style:list-style-name="WW8Num5">
      <style:text-properties officeooo:paragraph-rsid="001a0a56"/>
    </style:style>
    <style:style style:name="P266" style:family="paragraph" style:parent-style-name="Body" style:list-style-name="WW8Num5">
      <style:text-properties officeooo:paragraph-rsid="004add15"/>
    </style:style>
    <style:style style:name="P267" style:family="paragraph" style:parent-style-name="Body" style:list-style-name="WW8Num5">
      <style:text-properties fo:language="en" fo:country="US" officeooo:paragraph-rsid="001a0a56"/>
    </style:style>
    <style:style style:name="P268" style:family="paragraph" style:parent-style-name="Body" style:list-style-name="WW8Num6">
      <style:text-properties fo:font-size="12pt" fo:font-weight="bold" officeooo:paragraph-rsid="001a0a56" style:font-size-asian="12pt" style:font-weight-asian="bold" style:font-size-complex="12pt" style:font-weight-complex="bold"/>
    </style:style>
    <style:style style:name="P269" style:family="paragraph" style:parent-style-name="Body" style:list-style-name="WW8Num6">
      <style:text-properties style:font-name="Menlo" fo:font-size="13pt" fo:language="de" fo:country="DE" fo:font-weight="bold" officeooo:paragraph-rsid="001a0a56" fo:background-color="#ffffff" style:font-size-asian="13pt" style:font-weight-asian="bold" style:font-name-complex="Menlo" style:font-size-complex="13pt" style:font-weight-complex="bold"/>
    </style:style>
    <style:style style:name="P270" style:family="paragraph" style:parent-style-name="Body" style:list-style-name="WW8Num5">
      <style:text-properties officeooo:rsid="00085c02" officeooo:paragraph-rsid="004add15"/>
    </style:style>
    <style:style style:name="T1" style:family="text">
      <style:text-properties fo:color="#2f5496" style:font-name="He" fo:font-style="italic" style:font-style-asian="italic" style:font-name-complex="He" style:font-style-complex="italic"/>
    </style:style>
    <style:style style:name="T2" style:family="text">
      <style:text-properties fo:color="#2f5496" style:font-name="He" style:font-name-complex="He"/>
    </style:style>
    <style:style style:name="T3" style:family="text">
      <style:text-properties fo:color="#2f5496" style:font-name="He" style:font-name-asian="等线" style:font-name-complex="He"/>
    </style:style>
    <style:style style:name="T4" style:family="text">
      <style:text-properties style:font-name="He" fo:font-style="italic" style:font-style-asian="italic" style:font-name-complex="He" style:font-style-complex="italic"/>
    </style:style>
    <style:style style:name="T5" style:family="text">
      <style:text-properties style:font-name="He" fo:font-style="italic" style:font-name-asian="等线" style:font-style-asian="italic" style:font-name-complex="He" style:font-style-complex="italic"/>
    </style:style>
    <style:style style:name="T6" style:family="text">
      <style:text-properties style:font-name="He" fo:font-style="italic" fo:background-color="#ffffff" loext:char-shading-value="0" style:font-style-asian="italic" style:font-name-complex="He" style:font-style-complex="italic"/>
    </style:style>
    <style:style style:name="T7" style:family="text">
      <style:text-properties style:font-name="He" fo:font-style="italic" style:font-name-asian="DengXian" style:font-style-asian="italic" style:font-name-complex="He" style:font-style-complex="italic"/>
    </style:style>
    <style:style style:name="T8" style:family="text">
      <style:text-properties style:font-name="He" style:font-name-complex="He"/>
    </style:style>
    <style:style style:name="T9" style:family="text">
      <style:text-properties style:font-name="He" fo:language="en" fo:country="US" fo:font-style="italic" style:letter-kerning="true" style:font-name-asian="DengXian" style:font-style-asian="italic" style:font-name-complex="He" style:language-complex="ar" style:country-complex="SA" style:font-style-complex="italic"/>
    </style:style>
    <style:style style:name="T10" style:family="text">
      <style:text-properties style:font-name="He" fo:language="en" fo:country="US" fo:font-style="italic" style:font-style-asian="italic" style:font-name-complex="He" style:font-style-complex="italic"/>
    </style:style>
    <style:style style:name="T11" style:family="text">
      <style:text-properties style:font-name="He" fo:language="it" fo:country="IT" fo:background-color="#ffffff" loext:char-shading-value="0" style:font-name-complex="He"/>
    </style:style>
    <style:style style:name="T12" style:family="text">
      <style:text-properties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13" style:family="text">
      <style:text-properties style:font-name="He" fo:font-size="12pt" fo:language="de" fo:country="DE" fo:font-weight="bold" fo:background-color="#ffffff" loext:char-shading-value="0" style:font-size-asian="12pt" style:font-weight-asian="bold" style:font-name-complex="He" style:font-size-complex="12pt" style:font-weight-complex="bold"/>
    </style:style>
    <style:style style:name="T14" style:family="text">
      <style:text-properties style:font-name="He" fo:font-size="12pt" fo:language="de" fo:country="DE" fo:font-weight="bold" officeooo:rsid="001d9418" fo:background-color="#ffffff" loext:char-shading-value="0" style:font-size-asian="12pt" style:font-weight-asian="bold" style:font-name-complex="He" style:font-size-complex="12pt" style:font-weight-complex="bold"/>
    </style:style>
    <style:style style:name="T15" style:family="text">
      <style:text-properties style:font-name="He" fo:font-size="12pt" fo:language="de" fo:country="DE" fo:font-weight="bold" officeooo:rsid="003dd332" fo:background-color="#ffffff" loext:char-shading-value="0" style:font-size-asian="12pt" style:font-weight-asian="bold" style:font-name-complex="He" style:font-size-complex="12pt" style:font-weight-complex="bold"/>
    </style:style>
    <style:style style:name="T16" style:family="text">
      <style:text-properties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17" style:family="text">
      <style:text-properties style:font-name="He" fo:language="de" fo:country="DE" fo:font-style="italic" fo:background-color="#ffffff" loext:char-shading-value="0" style:font-name-asian="He" style:font-style-asian="italic" style:font-name-complex="He" style:font-style-complex="italic"/>
    </style:style>
    <style:style style:name="T18" style:family="text">
      <style:text-properties style:font-name="He" fo:language="de" fo:country="DE" fo:background-color="#ffffff" loext:char-shading-value="0" style:font-name-complex="He"/>
    </style:style>
    <style:style style:name="T19" style:family="text">
      <style:text-properties style:font-name="He" fo:language="de" fo:country="DE" officeooo:rsid="003550e2" fo:background-color="#ffffff" loext:char-shading-value="0" style:font-name-complex="He"/>
    </style:style>
    <style:style style:name="T20" style:family="text">
      <style:text-properties style:font-name="He" fo:language="de" fo:country="DE" fo:font-style="normal" fo:font-weight="normal" fo:background-color="#ffffff" loext:char-shading-value="0" style:font-style-asian="normal" style:font-weight-asian="normal" style:font-name-complex="He" style:font-style-complex="normal" style:font-weight-complex="normal"/>
    </style:style>
    <style:style style:name="T21" style:family="text">
      <style:text-properties style:font-name="He" fo:language="de" fo:country="DE" fo:font-style="normal" fo:font-weight="normal" officeooo:rsid="003550e2" fo:background-color="#ffffff" loext:char-shading-value="0" style:font-style-asian="normal" style:font-weight-asian="normal" style:font-name-complex="He" style:font-style-complex="normal" style:font-weight-complex="normal"/>
    </style:style>
    <style:style style:name="T22" style:family="text">
      <style:text-properties style:font-name="He" fo:language="de" fo:country="DE" fo:font-style="normal" fo:font-weight="normal" officeooo:rsid="001b57b5" fo:background-color="#ffffff" loext:char-shading-value="0" style:font-style-asian="normal" style:font-weight-asian="normal" style:font-name-complex="He" style:font-style-complex="normal" style:font-weight-complex="normal"/>
    </style:style>
    <style:style style:name="T23" style:family="text">
      <style:text-properties style:font-name="He" style:font-name-asian="等线" style:font-name-complex="He"/>
    </style:style>
    <style:style style:name="T24" style:family="text">
      <style:text-properties fo:color="#003c3d" style:font-name="He" fo:font-style="italic" style:font-style-asian="italic" style:font-name-complex="He" style:font-style-complex="italic"/>
    </style:style>
    <style:style style:name="T25" style:family="text">
      <style:text-properties fo:color="#000000"/>
    </style:style>
    <style:style style:name="T26" style:family="text">
      <style:text-properties fo:color="#000000" style:font-name="He" fo:font-style="italic" style:font-style-asian="italic" style:font-name-complex="He" style:font-style-complex="italic"/>
    </style:style>
    <style:style style:name="T27" style:family="text">
      <style:text-properties fo:color="#000000" style:font-name="He" fo:font-style="italic" style:font-name-asian="等线" style:font-style-asian="italic" style:font-name-complex="He" style:font-style-complex="italic"/>
    </style:style>
    <style:style style:name="T28" style:family="text">
      <style:text-properties fo:color="#000000" style:font-name="He" style:font-name-asian="He" style:font-name-complex="He"/>
    </style:style>
    <style:style style:name="T29" style:family="text">
      <style:text-properties fo:color="#000000" style:font-name="He" style:font-name-complex="He"/>
    </style:style>
    <style:style style:name="T30" style:family="text">
      <style:text-properties fo:color="#000000" style:font-name="He" fo:font-size="11pt" style:font-size-asian="11pt" style:font-name-complex="He"/>
    </style:style>
    <style:style style:name="T31" style:family="text">
      <style:text-properties fo:color="#000000" style:font-name="He" fo:font-size="11pt" style:font-name-asian="等线" style:font-size-asian="11pt" style:font-name-complex="He"/>
    </style:style>
    <style:style style:name="T32" style:family="text">
      <style:text-properties fo:color="#000000" style:font-name="He" fo:font-size="11pt" fo:font-weight="bold" style:font-name-asian="He" style:font-size-asian="11pt" style:font-weight-asian="bold" style:font-name-complex="He" style:font-weight-complex="bold"/>
    </style:style>
    <style:style style:name="T33" style:family="text">
      <style:text-properties fo:color="#000000" style:font-name="He" fo:font-size="11pt" fo:font-style="italic" style:font-name-asian="等线" style:font-size-asian="11pt" style:font-style-asian="italic" style:font-name-complex="He" style:font-style-complex="italic"/>
    </style:style>
    <style:style style:name="T34" style:family="text">
      <style:text-properties fo:color="#000000" style:font-name="He" fo:font-size="11pt" fo:font-style="italic" style:font-name-asian="DengXian" style:font-size-asian="11pt" style:font-style-asian="italic" style:font-name-complex="He" style:font-style-complex="italic"/>
    </style:style>
    <style:style style:name="T35" style:family="text">
      <style:text-properties fo:color="#000000" style:font-name="He" fo:font-size="11pt" style:font-name-asian="He" style:font-size-asian="11pt" style:font-name-complex="He"/>
    </style:style>
    <style:style style:name="T36" style:family="text">
      <style:text-properties fo:color="#000000" style:font-name="He" style:font-name-asian="等线" style:font-name-complex="He"/>
    </style:style>
    <style:style style:name="T37" style:family="text">
      <style:text-properties fo:color="#000000" style:font-name="He" style:font-name-asian="DengXian" style:font-name-complex="He"/>
    </style:style>
    <style:style style:name="T38" style:family="text">
      <style:text-properties fo:color="#000000" style:font-name="He" fo:font-weight="bold" style:font-name-asian="He" style:font-weight-asian="bold" style:font-name-complex="He" style:font-weight-complex="bold"/>
    </style:style>
    <style:style style:name="T39" style:family="text">
      <style:text-properties fo:color="#000000" fo:font-style="italic" style:font-style-asian="italic" style:font-style-complex="italic"/>
    </style:style>
    <style:style style:name="T40" style:family="text">
      <style:text-properties fo:color="#000000" style:font-name="Arial" fo:font-size="12pt" fo:font-weight="bold" fo:background-color="#ffffff" loext:char-shading-value="0" style:font-size-asian="12pt" style:font-weight-asian="bold" style:font-name-complex="Arial" style:font-size-complex="12pt" style:font-weight-complex="bold"/>
    </style:style>
    <style:style style:name="T41" style:family="text">
      <style:text-properties fo:color="#000000" fo:font-size="11pt" fo:font-weight="bold" style:font-name-asian="等线" style:font-size-asian="11pt" style:font-weight-asian="bold" style:font-weight-complex="bold"/>
    </style:style>
    <style:style style:name="T42" style:family="text">
      <style:text-properties fo:color="#000000" fo:font-size="11pt" style:font-size-asian="11pt"/>
    </style:style>
    <style:style style:name="T43" style:family="text">
      <style:text-properties fo:color="#000000" fo:font-weight="bold" style:font-name-asian="等线" style:font-weight-asian="bold" style:font-weight-complex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weight="bold" officeooo:rsid="003f8ca0" style:font-weight-asian="bold" style:font-weight-complex="bold"/>
    </style:style>
    <style:style style:name="T46" style:family="text">
      <style:text-properties fo:color="#000000" style:text-position="super 58%" style:font-name="He" fo:font-size="11pt" style:font-size-asian="11pt" style:font-name-complex="He"/>
    </style:style>
    <style:style style:name="T47" style:family="text">
      <style:text-properties fo:color="#000000" style:font-name-asian="等线"/>
    </style:style>
    <style:style style:name="T48" style:family="text">
      <style:text-properties fo:color="#000000" style:font-name="Menlo" fo:language="de" fo:country="DE" fo:background-color="#ffffff" loext:char-shading-value="0" style:font-name-complex="Menlo"/>
    </style:style>
    <style:style style:name="T49" style:family="text">
      <style:text-properties fo:color="#000000" style:font-name="Menlo" fo:language="de" fo:country="DE" officeooo:rsid="00215ad1" fo:background-color="#ffffff" loext:char-shading-value="0" style:font-name-complex="Menlo"/>
    </style:style>
    <style:style style:name="T50" style:family="text">
      <style:text-properties fo:color="#000000" style:font-name="Menlo" fo:language="de" fo:country="DE" fo:font-style="italic" fo:font-weight="normal" fo:background-color="#ffffff" loext:char-shading-value="0" style:font-style-asian="italic" style:font-weight-asian="normal" style:font-name-complex="Menlo" style:font-style-complex="italic" style:font-weight-complex="normal"/>
    </style:style>
    <style:style style:name="T51" style:family="text">
      <style:text-properties fo:color="#000000" style:font-name="Menlo" fo:font-size="11pt" fo:language="de" fo:country="DE" officeooo:rsid="003715ef" fo:background-color="#ffffff" loext:char-shading-value="0" style:font-name-asian="等线" style:font-size-asian="11pt" style:font-name-complex="Menlo" style:font-size-complex="12pt"/>
    </style:style>
    <style:style style:name="T52" style:family="text">
      <style:text-properties fo:color="#000000" style:font-name="Menlo" fo:font-size="11pt" fo:language="de" fo:country="DE" officeooo:rsid="0052e9a3" fo:background-color="#ffffff" loext:char-shading-value="0" style:font-name-asian="等线" style:font-size-asian="11pt" style:font-name-complex="Menlo" style:font-size-complex="12pt"/>
    </style:style>
    <style:style style:name="T53" style:family="text">
      <style:text-properties fo:color="#000000" fo:language="it" fo:country="IT" fo:font-style="italic" officeooo:rsid="001c67d5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54" style:family="text">
      <style:text-properties fo:color="#000000" fo:language="it" fo:country="IT" fo:font-style="italic" officeooo:rsid="003d3f6e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55" style:family="text">
      <style:text-properties fo:color="#21409a" style:font-name="He" fo:font-style="italic" style:font-style-asian="italic" style:font-name-complex="He" style:font-style-complex="italic"/>
    </style:style>
    <style:style style:name="T56" style:family="text">
      <style:text-properties fo:color="#21409a" style:font-name="He" fo:font-style="italic" fo:background-color="#ffffff" loext:char-shading-value="0" style:font-style-asian="italic" style:font-name-complex="He" style:font-style-complex="italic"/>
    </style:style>
    <style:style style:name="T57" style:family="text">
      <style:text-properties fo:color="#21409a" style:font-name="He" style:font-name-complex="He"/>
    </style:style>
    <style:style style:name="T58" style:family="text">
      <style:text-properties fo:color="#21409a" style:font-name="He" fo:font-size="11pt" fo:font-style="italic" style:font-name-asian="等线" style:font-size-asian="11pt" style:font-style-asian="italic" style:font-name-complex="He" style:font-style-complex="italic"/>
    </style:style>
    <style:style style:name="T59" style:family="text">
      <style:text-properties fo:color="#21409a" style:font-name="He" fo:font-size="11pt" fo:font-style="italic" style:font-name-asian="DengXian" style:font-size-asian="11pt" style:font-style-asian="italic" style:font-name-complex="He" style:font-style-complex="italic"/>
    </style:style>
    <style:style style:name="T60" style:family="text">
      <style:text-properties fo:color="#21409a" style:font-name="He" fo:font-size="11pt" style:font-name-asian="等线" style:font-size-asian="11pt" style:font-name-complex="He"/>
    </style:style>
    <style:style style:name="T61" style:family="text">
      <style:text-properties fo:color="#21409a" style:font-name="He" fo:language="it" fo:country="IT" fo:background-color="#ffffff" loext:char-shading-value="0" style:font-name-complex="He"/>
    </style:style>
    <style:style style:name="T62" style:family="text">
      <style:text-properties fo:color="#21409a"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63" style:family="text">
      <style:text-properties fo:color="#21409a" style:font-name="He" fo:language="en" fo:country="US" fo:font-style="italic" style:font-style-asian="italic" style:font-name-complex="He" style:font-style-complex="italic"/>
    </style:style>
    <style:style style:name="T64" style:family="text">
      <style:text-properties fo:color="#21409a" style:font-name="He" fo:language="en" fo:country="US" fo:font-style="italic" officeooo:rsid="0021cf32" style:font-style-asian="italic" style:font-name-complex="He" style:font-style-complex="italic"/>
    </style:style>
    <style:style style:name="T65" style:family="text">
      <style:text-properties fo:color="#21409a" fo:font-weight="bold" style:font-name-asian="等线" style:font-weight-asian="bold" style:font-weight-complex="bold"/>
    </style:style>
    <style:style style:name="T66" style:family="text">
      <style:text-properties fo:color="#21409a" fo:language="it" fo:country="IT" fo:background-color="#ffffff" loext:char-shading-value="0"/>
    </style:style>
    <style:style style:name="T67" style:family="text">
      <style:text-properties fo:color="#21409a" fo:font-style="italic" officeooo:rsid="00333d11" style:font-style-asian="italic" style:font-style-complex="italic"/>
    </style:style>
    <style:style style:name="T68" style:family="text">
      <style:text-properties fo:color="#21409a" fo:font-style="italic" officeooo:rsid="001c67d5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69" style:family="text">
      <style:text-properties fo:color="#182f7c" style:font-name="He" fo:font-style="italic" style:font-style-asian="italic" style:font-name-complex="He" style:font-style-complex="italic"/>
    </style:style>
    <style:style style:name="T70" style:family="text">
      <style:text-properties fo:color="#182f7c" style:font-name="He" fo:font-style="italic" style:font-name-asian="等线" style:font-style-asian="italic" style:font-name-complex="He" style:font-style-complex="italic"/>
    </style:style>
    <style:style style:name="T71" style:family="text">
      <style:text-properties fo:color="#182f7c" style:font-name="He" fo:font-size="11pt" fo:font-style="italic" style:font-name-asian="DengXian" style:font-size-asian="11pt" style:font-style-asian="italic" style:font-name-complex="He" style:font-style-complex="italic"/>
    </style:style>
    <style:style style:name="T72" style:family="text">
      <style:text-properties fo:color="#182f7c" fo:font-size="11pt" style:font-size-asian="11pt"/>
    </style:style>
    <style:style style:name="T73" style:family="text">
      <style:text-properties fo:color="#006c3b" style:font-name="He" fo:font-style="italic" style:font-style-asian="italic" style:font-name-complex="He" style:font-style-complex="italic"/>
    </style:style>
    <style:style style:name="T74" style:family="text">
      <style:text-properties fo:color="#006c3b" style:font-name="He" fo:font-style="italic" style:font-name-asian="DengXian" style:font-style-asian="italic" style:font-name-complex="He" style:font-style-complex="italic"/>
    </style:style>
    <style:style style:name="T75" style:family="text">
      <style:text-properties fo:color="#0066b3" style:font-name="He" fo:font-style="italic" style:font-style-asian="italic" style:font-name-complex="He" style:font-style-complex="italic"/>
    </style:style>
    <style:style style:name="T76" style:family="text">
      <style:text-properties fo:color="#006d6f" style:font-name="He" fo:font-style="italic" style:font-style-asian="italic" style:font-name-complex="He" style:font-style-complex="italic"/>
    </style:style>
    <style:style style:name="T77" style:family="text">
      <style:text-properties fo:color="#006d6f" style:font-name="He" fo:font-style="italic" fo:background-color="#ffffff" loext:char-shading-value="0" style:font-style-asian="italic" style:font-name-complex="He" style:font-style-complex="italic"/>
    </style:style>
    <style:style style:name="T78" style:family="text">
      <style:text-properties fo:color="#006d6f" style:font-name="He" fo:font-style="italic" style:font-name-asian="等线" style:font-style-asian="italic" style:font-name-complex="He" style:font-style-complex="italic"/>
    </style:style>
    <style:style style:name="T79" style:family="text">
      <style:text-properties fo:color="#006d6f" style:font-name="He" fo:font-size="11pt" fo:font-style="italic" style:font-name-asian="等线" style:font-size-asian="11pt" style:font-style-asian="italic" style:font-name-complex="He" style:font-style-complex="italic"/>
    </style:style>
    <style:style style:name="T80" style:family="text">
      <style:text-properties fo:color="#006d6f" style:font-name="He" fo:language="it" fo:country="IT" fo:background-color="#ffffff" loext:char-shading-value="0" style:font-name-complex="He"/>
    </style:style>
    <style:style style:name="T81" style:family="text">
      <style:text-properties fo:color="#006d6f"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82" style:family="text">
      <style:text-properties fo:color="#006d6f" style:font-name="He" fo:language="en" fo:country="US" fo:font-style="italic" style:font-style-asian="italic" style:font-name-complex="He" style:font-style-complex="italic"/>
    </style:style>
    <style:style style:name="T83" style:family="text">
      <style:text-properties fo:color="#006d6f" fo:language="it" fo:country="IT" fo:background-color="#ffffff" loext:char-shading-value="0"/>
    </style:style>
    <style:style style:name="T84" style:family="text">
      <style:text-properties fo:color="#006d6f" fo:language="it" fo:country="IT" fo:font-style="italic" officeooo:rsid="001c67d5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color="#ff0000" fo:font-weight="bold" style:font-name-asian="等线1" style:font-weight-asian="bold" style:font-name-complex="等线1" style:font-weight-complex="bold"/>
    </style:style>
    <style:style style:name="T87" style:family="text">
      <style:text-properties fo:color="#ff0000" style:font-name="He" fo:font-weight="bold" style:font-weight-asian="bold" style:font-name-complex="He" style:font-weight-complex="bold"/>
    </style:style>
    <style:style style:name="T88" style:family="text">
      <style:text-properties fo:color="#ff0000" style:font-name="He" fo:font-style="italic" style:font-style-asian="italic" style:font-name-complex="He" style:font-style-complex="italic"/>
    </style:style>
    <style:style style:name="T89" style:family="text">
      <style:text-properties fo:color="#ff0000" style:font-name="Menlo" fo:language="de" fo:country="DE" fo:background-color="#ffffff" loext:char-shading-value="0" style:font-name-complex="Menlo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name-asian="等线" style:font-weight-asian="bold" style:font-weight-complex="bold"/>
    </style:style>
    <style:style style:name="T92" style:family="text">
      <style:text-properties fo:color="#ed1c24" fo:font-weight="bold" style:font-weight-asian="bold" style:font-weight-complex="bold"/>
    </style:style>
    <style:style style:name="T93" style:family="text">
      <style:text-properties fo:color="#ed1c24" fo:background-color="#ffff00" loext:char-shading-value="0"/>
    </style:style>
    <style:style style:name="T94" style:family="text">
      <style:text-properties fo:color="#ed1c24" style:font-name="He" fo:font-size="11pt" fo:font-weight="bold" style:font-name-asian="等线" style:font-size-asian="11pt" style:font-weight-asian="bold" style:font-name-complex="He" style:font-weight-complex="bold"/>
    </style:style>
    <style:style style:name="T95" style:family="text">
      <style:text-properties fo:color="#ed1c24" style:font-name="He" fo:font-size="11pt" fo:language="de" fo:country="DE" fo:background-color="#ffffff" loext:char-shading-value="0" style:font-size-asian="11pt" style:font-name-complex="He"/>
    </style:style>
    <style:style style:name="T96" style:family="text">
      <style:text-properties fo:color="#ed1c24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97" style:family="text">
      <style:text-properties fo:color="#ed1c24" style:font-name="He" fo:font-weight="bold" style:font-name-asian="等线" style:font-weight-asian="bold" style:font-name-complex="He" style:font-weight-complex="bold"/>
    </style:style>
    <style:style style:name="T98" style:family="text">
      <style:text-properties fo:color="#ed1c24" style:font-name="Menlo" fo:language="de" fo:country="DE" officeooo:rsid="002efa48" fo:background-color="#ffffff" loext:char-shading-value="0" style:font-name-asian="等线" style:font-name-complex="Menlo"/>
    </style:style>
    <style:style style:name="T99" style:family="text">
      <style:text-properties fo:color="#ed1c24" style:font-name="Menlo" fo:language="de" fo:country="DE" officeooo:rsid="00451f73" fo:background-color="#ffffff" loext:char-shading-value="0" style:font-name-asian="等线" style:font-name-complex="Menlo"/>
    </style:style>
    <style:style style:name="T100" style:family="text">
      <style:text-properties fo:color="#0070c0" style:font-name="He" fo:font-style="italic" style:font-style-asian="italic" style:font-name-complex="He" style:font-style-complex="italic"/>
    </style:style>
    <style:style style:name="T101" style:family="text">
      <style:text-properties fo:color="#0070c0" style:font-name="He" fo:font-style="italic" style:font-name-asian="DengXian" style:font-style-asian="italic" style:font-name-complex="He" style:font-style-complex="italic"/>
    </style:style>
    <style:style style:name="T102" style:family="text">
      <style:text-properties fo:color="#0070c0" style:font-name="He" fo:font-size="11pt" fo:font-style="italic" style:font-size-asian="11pt" style:font-style-asian="italic" style:font-name-complex="He" style:font-style-complex="italic"/>
    </style:style>
    <style:style style:name="T103" style:family="text">
      <style:text-properties fo:color="#0070c0" style:font-name="He" fo:font-size="11pt" fo:font-style="italic" style:font-size-asian="11pt" style:font-style-asian="italic" style:font-name-complex="He" style:font-size-complex="12pt" style:font-style-complex="italic"/>
    </style:style>
    <style:style style:name="T104" style:family="text">
      <style:text-properties fo:color="#0070c0" style:font-name="He" fo:language="en" fo:country="US" fo:font-style="italic" style:letter-kerning="true" style:font-name-asian="DengXian" style:font-style-asian="italic" style:font-name-complex="He" style:language-complex="ar" style:country-complex="SA" style:font-style-complex="italic"/>
    </style:style>
    <style:style style:name="T105" style:family="text">
      <style:text-properties fo:color="#0070c0" style:font-name="He" fo:language="en" fo:country="US" fo:font-style="italic" style:letter-kerning="true" style:font-name-asian="等线" style:language-asian="zh" style:country-asian="CN" style:font-style-asian="italic" style:font-name-complex="He" style:language-complex="ar" style:country-complex="SA" style:font-style-complex="italic"/>
    </style:style>
    <style:style style:name="T106" style:family="text">
      <style:text-properties fo:color="#0070c0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107" style:family="text">
      <style:text-properties fo:color="#0070c0" style:font-name="He" fo:language="de" fo:country="DE" fo:font-style="italic" officeooo:rsid="001b57b5" fo:background-color="#ffffff" loext:char-shading-value="0" style:font-style-asian="italic" style:font-name-complex="He" style:font-style-complex="italic"/>
    </style:style>
    <style:style style:name="T108" style:family="text">
      <style:text-properties fo:color="#0070c0" style:font-name="He" fo:language="de" fo:country="DE" fo:font-style="normal" fo:font-weight="normal" fo:background-color="#ffffff" loext:char-shading-value="0" style:font-style-asian="normal" style:font-weight-asian="normal" style:font-name-complex="He" style:font-style-complex="normal" style:font-weight-complex="normal"/>
    </style:style>
    <style:style style:name="T109" style:family="text">
      <style:text-properties fo:color="#0070c0" style:font-name="He" fo:language="de" fo:country="DE" fo:background-color="#ffffff" loext:char-shading-value="0" style:font-name-complex="He"/>
    </style:style>
    <style:style style:name="T110" style:family="text">
      <style:text-properties fo:color="#0070c0" style:font-name="He" fo:language="de" fo:country="DE" officeooo:rsid="001b57b5" fo:background-color="#ffffff" loext:char-shading-value="0" style:font-name-complex="He"/>
    </style:style>
    <style:style style:name="T111" style:family="text">
      <style:text-properties fo:color="#0070c0" fo:language="en" fo:country="US"/>
    </style:style>
    <style:style style:name="T112" style:family="text">
      <style:text-properties fo:color="#0070c0" style:font-name="Menlo" fo:language="de" fo:country="DE" fo:background-color="#ffffff" loext:char-shading-value="0" style:font-name-complex="Menlo"/>
    </style:style>
    <style:style style:name="T113" style:family="text">
      <style:text-properties fo:color="#0070c0" style:font-name="Menlo" fo:language="de" fo:country="DE" officeooo:rsid="00215ad1" fo:background-color="#ffffff" loext:char-shading-value="0" style:font-name-complex="Menlo"/>
    </style:style>
    <style:style style:name="T114" style:family="text">
      <style:text-properties fo:color="#0070c0" style:font-name="Menlo" fo:language="de" fo:country="DE" fo:font-style="italic" fo:background-color="#ffffff" loext:char-shading-value="0" style:font-style-asian="italic" style:font-name-complex="Menlo" style:font-style-complex="italic"/>
    </style:style>
    <style:style style:name="T115" style:family="text">
      <style:text-properties fo:color="#0070c0" style:font-name="Menlo" fo:language="de" fo:country="DE" fo:font-style="italic" fo:font-weight="normal" fo:background-color="#ffffff" loext:char-shading-value="0" style:font-style-asian="italic" style:font-weight-asian="normal" style:font-name-complex="Menlo" style:font-style-complex="italic" style:font-weight-complex="normal"/>
    </style:style>
    <style:style style:name="T116" style:family="text">
      <style:text-properties fo:color="#0070c0" style:font-name="Arial" fo:font-weight="bold" style:font-weight-asian="bold" style:font-name-complex="Arial" style:font-weight-complex="bold"/>
    </style:style>
    <style:style style:name="T117" style:family="text">
      <style:text-properties fo:color="#0070c0" fo:font-style="italic" fo:font-weight="normal" officeooo:rsid="00269fe7" style:font-style-asian="italic" style:font-weight-asian="normal" style:font-style-complex="italic" style:font-weight-complex="normal"/>
    </style:style>
    <style:style style:name="T118" style:family="text">
      <style:text-properties fo:background-color="#ffff00" loext:char-shading-value="0"/>
    </style:style>
    <style:style style:name="T119" style:family="text">
      <style:text-properties fo:color="#333333" style:font-name="Arial" fo:font-size="9.5pt" fo:font-weight="normal" fo:background-color="#ffffff" loext:char-shading-value="0" style:font-size-asian="9.5pt" style:font-weight-asian="normal" style:font-name-complex="Arial" style:font-size-complex="9.5pt" style:font-weight-complex="normal"/>
    </style:style>
    <style:style style:name="T120" style:family="text">
      <style:text-properties fo:color="#333333" style:font-name="Arial" fo:font-size="12pt" fo:background-color="#ffffff" loext:char-shading-value="0" style:font-size-asian="12pt" style:font-name-complex="Arial" style:font-size-complex="12pt"/>
    </style:style>
    <style:style style:name="T121" style:family="text">
      <style:text-properties fo:language="en" fo:country="US"/>
    </style:style>
    <style:style style:name="T122" style:family="text">
      <style:text-properties fo:language="en" fo:country="US" fo:font-weight="bold" style:font-weight-asian="bold" style:font-weight-complex="bold"/>
    </style:style>
    <style:style style:name="T123" style:family="text">
      <style:text-properties fo:language="en" fo:country="US" officeooo:rsid="0008d054"/>
    </style:style>
    <style:style style:name="T124" style:family="text">
      <style:text-properties fo:font-style="italic" fo:font-weight="normal" officeooo:rsid="00269fe7" style:font-style-asian="italic" style:font-weight-asian="normal" style:font-style-complex="italic" style:font-weight-complex="normal"/>
    </style:style>
    <style:style style:name="T125" style:family="text">
      <style:text-properties fo:color="#ce181e" style:font-name="He" fo:font-style="italic" fo:background-color="#ffffff" loext:char-shading-value="0" style:font-style-asian="italic" style:font-name-complex="He" style:font-style-complex="italic"/>
    </style:style>
    <style:style style:name="T126" style:family="text">
      <style:text-properties fo:color="#ce181e" style:font-name="He" fo:font-style="italic" style:font-style-asian="italic" style:font-name-complex="He" style:font-style-complex="italic"/>
    </style:style>
    <style:style style:name="T127" style:family="text">
      <style:text-properties fo:color="#ce181e" style:font-name="He" fo:font-style="italic" officeooo:rsid="003dd332" style:font-style-asian="italic" style:font-name-complex="He" style:font-style-complex="italic"/>
    </style:style>
    <style:style style:name="T128" style:family="text">
      <style:text-properties fo:color="#ce181e" style:font-name="He" fo:language="en" fo:country="US" fo:font-style="italic" style:font-style-asian="italic" style:font-name-complex="He" style:font-style-complex="italic"/>
    </style:style>
    <style:style style:name="T129" style:family="text">
      <style:text-properties fo:color="#ce181e" style:font-name="He" fo:font-size="11pt" fo:language="de" fo:country="DE" fo:background-color="#ffffff" loext:char-shading-value="0" style:font-size-asian="11pt" style:font-name-complex="He"/>
    </style:style>
    <style:style style:name="T130" style:family="text">
      <style:text-properties fo:color="#ce181e" style:font-name="He" fo:font-size="11pt" fo:font-style="italic" style:font-size-asian="11pt" style:font-style-asian="italic" style:font-name-complex="He" style:font-style-complex="italic"/>
    </style:style>
    <style:style style:name="T131" style:family="text">
      <style:text-properties fo:color="#ce181e" style:font-name="He" fo:font-size="11pt" fo:font-style="italic" style:text-underline-style="none" style:letter-kerning="true" style:font-name-asian="Arial Unicode MS" style:font-size-asian="11pt" style:language-asian="zh" style:country-asian="CN" style:font-style-asian="italic" style:font-name-complex="He" style:font-size-complex="11pt" style:language-complex="hi" style:country-complex="IN" style:font-style-complex="italic"/>
    </style:style>
    <style:style style:name="T132" style:family="text">
      <style:text-properties fo:color="#ce181e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133" style:family="text">
      <style:text-properties fo:color="#ce181e" style:font-name="He" fo:language="de" fo:country="DE" fo:font-style="normal" fo:font-weight="normal" fo:background-color="#ffffff" loext:char-shading-value="0" style:font-style-asian="normal" style:font-weight-asian="normal" style:font-name-complex="He" style:font-style-complex="normal" style:font-weight-complex="normal"/>
    </style:style>
    <style:style style:name="T134" style:family="text">
      <style:text-properties fo:color="#ce181e" style:font-name="He" fo:language="de" fo:country="DE" fo:background-color="#ffffff" loext:char-shading-value="0" style:font-name-complex="He"/>
    </style:style>
    <style:style style:name="T135" style:family="text">
      <style:text-properties style:font-name="Menlo" fo:language="de" fo:country="DE" fo:background-color="#ffffff" loext:char-shading-value="0" style:font-name-complex="Menlo"/>
    </style:style>
    <style:style style:name="T136" style:family="text">
      <style:text-properties style:font-name="Menlo" fo:language="de" fo:country="DE" officeooo:rsid="00215ad1" fo:background-color="#ffffff" loext:char-shading-value="0" style:font-name-complex="Menlo"/>
    </style:style>
    <style:style style:name="T137" style:family="text">
      <style:text-properties style:font-name="Menlo" fo:language="de" fo:country="DE" officeooo:rsid="002efa48" fo:background-color="#ffffff" loext:char-shading-value="0" style:font-name-complex="Menlo"/>
    </style:style>
    <style:style style:name="T138" style:family="text">
      <style:text-properties style:font-name="Menlo" fo:language="de" fo:country="DE" fo:background-color="#ffffff" loext:char-shading-value="0" style:font-name-asian="Menlo" style:font-name-complex="Menlo"/>
    </style:style>
    <style:style style:name="T139" style:family="text">
      <style:text-properties style:font-name="Menlo" fo:language="de" fo:country="DE" officeooo:rsid="002efa48" fo:background-color="#ffffff" loext:char-shading-value="0" style:font-name-asian="等线" style:font-name-complex="Menlo"/>
    </style:style>
    <style:style style:name="T140" style:family="text">
      <style:text-properties style:font-name="Menlo" fo:font-size="11pt" fo:language="de" fo:country="DE" officeooo:rsid="003715ef" fo:background-color="#ffffff" loext:char-shading-value="0" style:font-name-asian="等线" style:font-size-asian="11pt" style:font-name-complex="Menlo" style:font-size-complex="12pt"/>
    </style:style>
    <style:style style:name="T141" style:family="text">
      <style:text-properties style:use-window-font-color="true" style:font-name="He" fo:language="de" fo:country="DE" fo:font-style="normal" fo:font-weight="normal" fo:background-color="#ffffff" loext:char-shading-value="0" style:font-style-asian="normal" style:font-weight-asian="normal" style:font-name-complex="He" style:font-style-complex="normal" style:font-weight-complex="normal"/>
    </style:style>
    <style:style style:name="T142" style:family="text">
      <style:text-properties fo:color="#3399ff" style:font-name="He" fo:font-size="11pt" style:font-size-asian="11pt" style:font-name-complex="He"/>
    </style:style>
    <style:style style:name="T143" style:family="text">
      <style:text-properties fo:color="#3399ff" style:font-name="He" fo:font-size="11pt" fo:font-style="italic" style:text-underline-style="none" style:letter-kerning="true" style:font-name-asian="Arial Unicode MS" style:font-size-asian="11pt" style:language-asian="zh" style:country-asian="CN" style:font-style-asian="italic" style:font-name-complex="He" style:font-size-complex="11pt" style:language-complex="hi" style:country-complex="IN" style:font-style-complex="italic"/>
    </style:style>
    <style:style style:name="T144" style:family="text">
      <style:text-properties fo:color="#c00000" style:font-name="He" fo:font-size="11pt" fo:font-style="italic" style:font-size-asian="11pt" style:font-style-asian="italic" style:font-name-complex="He" style:font-style-complex="italic"/>
    </style:style>
    <style:style style:name="T145" style:family="text">
      <style:text-properties fo:color="#c00000" style:font-name="He" fo:font-size="11pt" fo:font-style="italic" style:font-size-asian="11pt" style:font-style-asian="italic" style:font-name-complex="He" style:font-size-complex="12pt" style:font-style-complex="italic"/>
    </style:style>
    <style:style style:name="T146" style:family="text">
      <style:text-properties fo:color="#c00000" style:font-name="He" fo:font-size="11pt" style:font-size-asian="11pt" style:font-name-complex="He"/>
    </style:style>
    <style:style style:name="T147" style:family="text">
      <style:text-properties fo:color="#c00000" style:font-name="He" fo:font-style="italic" style:font-style-asian="italic" style:font-name-complex="He" style:font-style-complex="italic"/>
    </style:style>
    <style:style style:name="T148" style:family="text">
      <style:text-properties fo:color="#00381f" style:font-name="He" fo:font-style="italic" style:font-style-asian="italic" style:font-name-complex="He" style:font-style-complex="italic"/>
    </style:style>
    <style:style style:name="T149" style:family="text">
      <style:text-properties style:font-name="Arial" fo:font-weight="bold" style:font-weight-asian="bold" style:font-name-complex="Arial" style:font-weight-complex="bold"/>
    </style:style>
    <style:style style:name="T150" style:family="text">
      <style:text-properties style:font-name="Arial" fo:font-weight="bold" officeooo:rsid="003e115d" style:font-weight-asian="bold" style:font-name-complex="Arial" style:font-weight-complex="bold"/>
    </style:style>
    <style:style style:name="T151" style:family="text">
      <style:text-properties style:text-underline-style="solid" style:text-underline-width="auto" style:text-underline-color="font-color"/>
    </style:style>
    <style:style style:name="T1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officeooo:rsid="001d9418"/>
    </style:style>
    <style:style style:name="T154" style:family="text">
      <style:text-properties officeooo:rsid="00215ad1"/>
    </style:style>
    <style:style style:name="T155" style:family="text">
      <style:text-properties officeooo:rsid="002e5731"/>
    </style:style>
    <style:style style:name="T156" style:family="text">
      <style:text-properties officeooo:rsid="003dd332"/>
    </style:style>
    <style:style style:name="T157" style:family="text">
      <style:text-properties officeooo:rsid="003e115d"/>
    </style:style>
    <style:style style:name="T158" style:family="text">
      <style:text-properties fo:color="#ff3333"/>
    </style:style>
    <style:style style:name="T159" style:family="text">
      <style:text-properties fo:color="#ff3333" style:font-name="Arial" style:font-name-asian="Arial" style:font-name-complex="Arial"/>
    </style:style>
    <style:style style:name="T160" style:family="text">
      <style:text-properties fo:color="#ff3333" style:font-name="He" fo:font-style="italic" style:font-name-asian="He" style:font-style-asian="italic" style:font-name-complex="He" style:font-style-complex="italic"/>
    </style:style>
    <style:style style:name="T161" style:family="text">
      <style:text-properties fo:color="#ff3333" style:font-name="He" fo:language="en" fo:country="US" fo:font-style="italic" style:letter-kerning="true" style:font-name-asian="等线" style:language-asian="zh" style:country-asian="CN" style:font-style-asian="italic" style:font-name-complex="He" style:language-complex="ar" style:country-complex="SA" style:font-style-complex="italic"/>
    </style:style>
    <style:style style:name="T162" style:family="text">
      <style:text-properties fo:color="#ff3333" style:font-name="Menlo" fo:language="de" fo:country="DE" officeooo:rsid="002efa48" fo:background-color="#ffffff" loext:char-shading-value="0" style:font-name-asian="等线" style:font-name-complex="Menlo"/>
    </style:style>
    <style:style style:name="T163" style:family="text">
      <style:text-properties fo:color="#ff3333" style:font-name="Menlo" fo:font-size="11pt" fo:language="de" fo:country="DE" officeooo:rsid="003715ef" fo:background-color="#ffffff" loext:char-shading-value="0" style:font-name-asian="等线" style:font-size-asian="11pt" style:font-name-complex="Menlo" style:font-size-complex="12pt"/>
    </style:style>
    <style:style style:name="T164" style:family="text">
      <style:text-properties fo:color="#ff3333" officeooo:rsid="000ab2f4"/>
    </style:style>
    <style:style style:name="T165" style:family="text">
      <style:text-properties fo:color="#ff3333" fo:background-color="transparent" loext:char-shading-value="0"/>
    </style:style>
    <style:style style:name="T166" style:family="text">
      <style:text-properties fo:color="#ff3333" officeooo:rsid="005b785d" fo:background-color="transparent" loext:char-shading-value="0"/>
    </style:style>
    <style:style style:name="T167" style:family="text">
      <style:text-properties fo:color="#ff3333" style:font-name="He1" fo:font-size="12pt" fo:language="de" fo:country="DE" fo:font-style="italic" fo:background-color="#ffffff" loext:char-shading-value="0" style:font-name-asian="等线" style:font-size-asian="12pt" style:font-style-asian="italic" style:font-name-complex="Menlo" style:font-size-complex="12pt" style:font-style-complex="italic"/>
    </style:style>
    <style:style style:name="T168" style:family="text">
      <style:text-properties officeooo:rsid="00269fe7"/>
    </style:style>
    <style:style style:name="T169" style:family="text">
      <style:text-properties fo:font-size="12pt" style:font-size-asian="12pt" style:font-size-complex="12pt"/>
    </style:style>
    <style:style style:name="T170" style:family="text">
      <style:text-properties fo:color="#0066ff"/>
    </style:style>
    <style:style style:name="T171" style:family="text">
      <style:text-properties fo:color="#0066ff" style:font-name="He" fo:font-style="italic" style:font-style-asian="italic" style:font-name-complex="He" style:font-style-complex="italic"/>
    </style:style>
    <style:style style:name="T172" style:family="text">
      <style:text-properties fo:color="#0066ff" style:font-name="Menlo" fo:language="de" fo:country="DE" officeooo:rsid="002efa48" fo:background-color="#ffffff" loext:char-shading-value="0" style:font-name-complex="Menlo"/>
    </style:style>
    <style:style style:name="T173" style:family="text">
      <style:text-properties officeooo:rsid="004357e6"/>
    </style:style>
    <style:style style:name="T174" style:family="text">
      <style:text-properties fo:color="#111111" officeooo:rsid="00456f0a"/>
    </style:style>
    <style:style style:name="T175" style:family="text">
      <style:text-properties fo:color="#111111" officeooo:rsid="004357e6"/>
    </style:style>
    <style:style style:name="T176" style:family="text">
      <style:text-properties fo:color="#111111" officeooo:rsid="004689fe"/>
    </style:style>
    <style:style style:name="T177" style:family="text">
      <style:text-properties officeooo:rsid="000ab2f4"/>
    </style:style>
    <style:style style:name="T178" style:family="text">
      <style:text-properties officeooo:rsid="00485db1"/>
    </style:style>
    <style:style style:name="T179" style:family="text">
      <style:text-properties officeooo:rsid="00496af4"/>
    </style:style>
    <style:style style:name="T180" style:family="text">
      <style:text-properties officeooo:rsid="004add15"/>
    </style:style>
    <style:style style:name="T181" style:family="text">
      <style:text-properties officeooo:rsid="0036d0b8"/>
    </style:style>
    <style:style style:name="T182" style:family="text">
      <style:text-properties officeooo:rsid="00298ecb"/>
    </style:style>
    <style:style style:name="T183" style:family="text">
      <style:text-properties officeooo:rsid="0028ed1c"/>
    </style:style>
    <style:style style:name="T184" style:family="text">
      <style:text-properties officeooo:rsid="000a16a0"/>
    </style:style>
    <style:style style:name="T185" style:family="text">
      <style:text-properties fo:language="it" fo:country="IT" fo:background-color="#ffffff" loext:char-shading-value="0"/>
    </style:style>
    <style:style style:name="T186" style:family="text">
      <style:text-properties fo:language="it" fo:country="IT" fo:font-style="italic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187" style:family="text">
      <style:text-properties fo:language="it" fo:country="IT" fo:font-style="italic" officeooo:rsid="00174a6b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188" style:family="text">
      <style:text-properties fo:language="it" fo:country="IT" fo:font-style="italic" officeooo:rsid="001accec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189" style:family="text">
      <style:text-properties officeooo:rsid="00127da5"/>
    </style:style>
    <style:style style:name="T190" style:family="text">
      <style:text-properties officeooo:rsid="00182331"/>
    </style:style>
    <style:style style:name="T191" style:family="text">
      <style:text-properties officeooo:rsid="00333d11"/>
    </style:style>
    <style:style style:name="T192" style:family="text">
      <style:text-properties officeooo:rsid="001c67d5"/>
    </style:style>
    <style:style style:name="T193" style:family="text">
      <style:text-properties fo:color="#ff0066" fo:font-size="14pt" style:font-size-asian="14pt" style:font-size-complex="14pt"/>
    </style:style>
    <style:style style:name="T194" style:family="text">
      <style:text-properties fo:color="#ff0066" fo:font-size="14pt" officeooo:rsid="00298ecb" style:font-size-asian="14pt" style:font-size-complex="14pt"/>
    </style:style>
    <style:style style:name="T195" style:family="text">
      <style:text-properties fo:color="#ff0066" fo:font-size="14pt" officeooo:rsid="0007656f" style:font-size-asian="14pt" style:font-size-complex="14pt"/>
    </style:style>
    <style:style style:name="T196" style:family="text">
      <style:text-properties officeooo:rsid="004f1994"/>
    </style:style>
    <style:style style:name="T197" style:family="text">
      <style:text-properties fo:color="#0066cc" style:font-name="Menlo" fo:font-size="11pt" fo:language="de" fo:country="DE" officeooo:rsid="003715ef" fo:background-color="#ffffff" loext:char-shading-value="0" style:font-name-asian="等线" style:font-size-asian="11pt" style:font-name-complex="Menlo" style:font-size-complex="12pt"/>
    </style:style>
    <style:style style:name="T198" style:family="text">
      <style:text-properties officeooo:rsid="005b785d" fo:background-color="transparent" loext:char-shading-value="0"/>
    </style:style>
    <style:style style:name="T199" style:family="text">
      <style:text-properties officeooo:rsid="00586ab8"/>
    </style:style>
    <style:style style:name="T200" style:family="text">
      <style:text-properties officeooo:rsid="0058772f"/>
    </style:style>
    <style:style style:name="T201" style:family="text">
      <style:text-properties officeooo:rsid="005942ee"/>
    </style:style>
    <style:style style:name="T202" style:family="text">
      <style:text-properties style:font-name="He1" fo:font-size="12pt" fo:language="de" fo:country="DE" fo:font-style="italic" fo:background-color="#ffffff" loext:char-shading-value="0" style:font-name-asian="等线" style:font-size-asian="12pt" style:font-style-asian="italic" style:font-name-complex="Menlo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1">MD simulation of GemPi1kda in water</text:p>
      <text:p text:style-name="P17">All-atom simulation</text:p>
      <text:list xml:id="list4132546925332820101" text:style-name="WW8Num2">
        <text:list-item>
          <text:p text:style-name="P253">Model</text:p>
        </text:list-item>
      </text:list>
      <text:p text:style-name="P130"><text:span text:style-name="T1">Gempi1kda.cdx</text:span><text:span text:style-name="T4"> </text:span><text:span text:style-name="T5">→</text:span><text:span text:style-name="T4"> </text:span><text:span text:style-name="T24">gempi1kda_GMX.gro</text:span><text:span text:style-name="T4"> and </text:span><text:span text:style-name="T24">gempi1kda_GMX.itp</text:span><text:span text:style-name="T1"> </text:span><text:bookmark-start text:name="__DdeLink__592_1690551531"/><text:span text:style-name="T26">(gempi1kda.acpype)</text:span><text:bookmark-end text:name="__DdeLink__592_1690551531"/></text:p>
      <text:p text:style-name="P120"/>
      <text:list xml:id="list94217809093277" text:continue-numbering="true" text:style-name="WW8Num2">
        <text:list-item>
          <text:p text:style-name="P253">Setup</text:p>
        </text:list-item>
      </text:list>
      <text:p text:style-name="P122">### ./setup.sh ###</text:p>
      <text:p text:style-name="P123"># Place the solute in a simulation box</text:p>
      <text:p text:style-name="P130"><text:span text:style-name="T26">gmx editconf -f </text:span><text:span text:style-name="T55">gempi1kda_GMX.gro</text:span><text:span text:style-name="T26"> -bt cubic -d 1.4 -o </text:span><text:span text:style-name="T69">gempi1_inbox.gro</text:span></text:p>
      <text:p text:style-name="P126"/>
      <text:p text:style-name="P123"># Prepare minimization in vacuum</text:p>
      <text:p text:style-name="P130"><text:span text:style-name="T26">gmx grompp -f </text:span><text:span text:style-name="T73">em_vacuum.mdp</text:span><text:span text:style-name="T26"> -c </text:span><text:span text:style-name="T55">gempi1_inbox.gro</text:span><text:span text:style-name="T26"> -p </text:span><text:span text:style-name="T73">topol.top</text:span><text:span text:style-name="T26"> -o </text:span><text:span text:style-name="T75">em_vacuum.tpr</text:span></text:p>
      <text:p text:style-name="P126"/>
      <text:p text:style-name="P123"># Make minimization in vacuum </text:p>
      <text:p text:style-name="P130"><text:span text:style-name="T26">gmx mdrun -s </text:span><text:span text:style-name="T55">em_vacuum.tpr </text:span><text:span text:style-name="T26">-deffnm em_vacuum -v</text:span></text:p>
      <text:p text:style-name="P126"/>
      <text:p text:style-name="P123"># Fill the box with water</text:p>
      <text:p text:style-name="P130"><text:span text:style-name="T26">gmx solvate -cp </text:span><text:span text:style-name="T55">em_vacuum.gro</text:span><text:span text:style-name="T26"> -cs </text:span><text:span text:style-name="T55">spc216.gro</text:span><text:span text:style-name="T26"> -o </text:span><text:span text:style-name="T55">gempi1_inslv.gro</text:span><text:span text:style-name="T26"> -p </text:span><text:span text:style-name="T55">topol.top</text:span></text:p>
      <text:p text:style-name="P125"/>
      <text:p text:style-name="P123"># Prepare the minimization in the solvent</text:p>
      <text:p text:style-name="P130"><text:span text:style-name="T26">gmx grompp -f </text:span><text:span text:style-name="T73">em_solvent.mdp</text:span><text:span text:style-name="T26"> -c </text:span><text:span text:style-name="T55">gempi1_inslv.gro</text:span><text:span text:style-name="T26"> -p </text:span><text:span text:style-name="T55">topol.top</text:span><text:span text:style-name="T26"> -o </text:span><text:span text:style-name="T55">em_solvent.tpr</text:span></text:p>
      <text:p text:style-name="P126"/>
      <text:p text:style-name="P123"># Make minimzation in the solvent</text:p>
      <text:p text:style-name="P130"><text:span text:style-name="T26">gmx mdrun -s </text:span><text:span text:style-name="T55">em_solvent.tpr</text:span><text:span text:style-name="T26"> -deffnm em_solvent -v</text:span></text:p>
      <text:p text:style-name="P130"/>
      <text:list xml:id="list94219741897748" text:continue-numbering="true" text:style-name="WW8Num2">
        <text:list-item>
          <text:p text:style-name="P253">Equil</text:p>
        </text:list-item>
      </text:list>
      <text:p text:style-name="P127">### ./equil.sh ###</text:p>
      <text:p text:style-name="P123"># Prepare Berendsen equilibration</text:p>
      <text:p text:style-name="P130"><text:span text:style-name="T26">gmx grompp -f </text:span><text:span text:style-name="T73">berendsen.mdp</text:span><text:span text:style-name="T26"> -c </text:span><text:span text:style-name="T55">em_solvent.gro</text:span><text:span text:style-name="T26"> -p </text:span><text:span text:style-name="T55">topol.top</text:span><text:span text:style-name="T26"> -o </text:span><text:span text:style-name="T55">berendsen.tpr</text:span></text:p>
      <text:p text:style-name="P126"/>
      <text:p text:style-name="P123"># Make Berendsen equilibration</text:p>
      <text:p text:style-name="P130"><text:span text:style-name="T26">gmx mdrun -s </text:span><text:span text:style-name="T55">berendsen.tpr</text:span><text:span text:style-name="T26"> -deffnm berendsen -v</text:span></text:p>
      <text:p text:style-name="P126"/>
      <text:p text:style-name="P123"># Prepare Nose-Hoover equilibration</text:p>
      <text:p text:style-name="P130"><text:span text:style-name="T26">gmx grompp -f </text:span><text:span text:style-name="T74">nosehoover.mdp</text:span><text:span text:style-name="T26"> -c </text:span><text:span text:style-name="T55">berendsen.gro</text:span><text:span text:style-name="T26"> -p </text:span><text:span text:style-name="T55">topol.top</text:span><text:span text:style-name="T26"> -o </text:span><text:span text:style-name="T55">nosehoover.tpr</text:span></text:p>
      <text:p text:style-name="P126"/>
      <text:p text:style-name="P123"># Make Nose-Hoover equilibration</text:p>
      <text:p text:style-name="P130"><text:span text:style-name="T26">gmx mdrun -s </text:span><text:span text:style-name="T55">nosehoover.tpr</text:span><text:span text:style-name="T26"> -deffnm nosehoover </text:span><text:span text:style-name="T39">-v</text:span></text:p>
      <text:p text:style-name="P130"/>
      <text:list xml:id="list94219423360382" text:continue-numbering="true" text:style-name="WW8Num2">
        <text:list-item>
          <text:p text:style-name="P253">Prod</text:p>
        </text:list-item>
      </text:list>
      <text:p text:style-name="P127">### nohup ./prod.sh &amp; ###</text:p>
      <text:p text:style-name="P124"># Prepare production run</text:p>
      <text:p text:style-name="P130"><text:span text:style-name="T26">gmx grompp -f </text:span><text:span text:style-name="T76">md_prod.mdp</text:span><text:span text:style-name="T26"> -c </text:span><text:span text:style-name="T55">nosehoover.gr</text:span><text:span text:style-name="T26">o -p </text:span><text:span text:style-name="T55">topol.top</text:span><text:span text:style-name="T26"> -o </text:span><text:span text:style-name="T55">md_prod.tpr</text:span></text:p>
      <text:p text:style-name="P124"/>
      <text:p text:style-name="P124"># Make production run</text:p>
      <text:p text:style-name="P130"><text:span text:style-name="T26">gmx mdrun -s </text:span><text:span text:style-name="T55">md_prod.tpr</text:span><text:span text:style-name="T26"> -deffnm md_prod -v</text:span></text:p>
      <text:p text:style-name="P124"><text:soft-page-break/></text:p>
      <text:p text:style-name="P127">### ./rstr.sh ###</text:p>
      <text:p text:style-name="P124"># Restart production run</text:p>
      <text:p text:style-name="P130"><text:span text:style-name="T26">gmx mdrun -s </text:span><text:span text:style-name="T55">md_prod.tpr</text:span><text:span text:style-name="T26"> -deffnm md_prod -v -cpi </text:span><text:span text:style-name="T55">md_prod.cpt</text:span></text:p>
      <text:p text:style-name="P128"/>
      <text:list xml:id="list94217865009723" text:continue-numbering="true" text:style-name="WW8Num2">
        <text:list-item>
          <text:p text:style-name="P255">Parametrizing a new molecule based on atomistic simulations</text:p>
        </text:list-item>
      </text:list>
      <text:list xml:id="list4283674334454714580" text:style-name="WW8Num3">
        <text:list-item>
          <text:p text:style-name="P256"><text:span text:style-name="T90">Choose an atom-to-bead mapping, create </text:span><text:span text:style-name="T92">mapping.ndx</text:span><text:span text:style-name="T90"> file </text:span></text:p>
        </text:list-item>
      </text:list>
      <text:p text:style-name="P142"/>
      <text:list xml:id="list94218442023536" text:continue-numbering="true" text:style-name="WW8Num3">
        <text:list-item>
          <text:p text:style-name="P254">Put the GemPi1kda into the center of box and generated .gro and .xtc files</text:p>
        </text:list-item>
      </text:list>
      <text:p text:style-name="P133">#### ./extr.sh ###</text:p>
      <text:p text:style-name="P142"><text:span text:style-name="T4">gmx trjconv -f </text:span><text:span text:style-name="T1">nosehoover.gro</text:span><text:span text:style-name="T4"> -s </text:span><text:span text:style-name="T1">md_prod.tpr</text:span><text:span text:style-name="T4"> -o</text:span><text:span text:style-name="T1"> md_solute.gro</text:span><text:span text:style-name="T4"> -center -pbc cluster</text:span></text:p>
      <text:p text:style-name="P136"/>
      <text:p text:style-name="P142"><text:span text:style-name="T4">gmx trjconv -f </text:span><text:span text:style-name="T1">md_prod.xtc</text:span><text:span text:style-name="T4"> -s </text:span><text:span text:style-name="T1">md_prod.tpr</text:span><text:span text:style-name="T4"> -o </text:span><text:span text:style-name="T1">md_solute.xtc</text:span><text:span text:style-name="T4"> -center -pbc cluster</text:span></text:p>
      <text:p text:style-name="P143"/>
      <text:list xml:id="list94218003689604" text:continue-numbering="true" text:style-name="WW8Num3">
        <text:list-item>
          <text:p text:style-name="P256"><text:span text:style-name="Strong"><text:span text:style-name="T40">Coarse-grain target atomistic data.</text:span></text:span></text:p>
        </text:list-item>
      </text:list>
      <text:p text:style-name="P143">Create a<text:span text:style-name="T85"> .itp index</text:span> file with a directive for "[bonds]" containing (multiple) pairs of CG beads, "[angles]" containing triples and "[dihedrals]" quartets.</text:p>
      <text:p text:style-name="P162"><text:span text:style-name="T86"><text:s text:c="10"/></text:span><text:span text:style-name="T87">### ./mapped.sh ###</text:span></text:p>
      <text:p text:style-name="P144"><text:span text:style-name="T4">Seq 0 22 ∣gmx traj -f </text:span><text:span text:style-name="T100">md_solute.gro</text:span><text:span text:style-name="T4"> -s </text:span><text:span text:style-name="T100">md_solute.tpr</text:span><text:span text:style-name="T4"> -oxt </text:span><text:span text:style-name="T100">md_mapped.gro</text:span><text:span text:style-name="T4"> -n </text:span><text:span text:style-name="T100">mapping.ndx</text:span><text:span text:style-name="T4"> -com -ng 23</text:span></text:p>
      <text:p text:style-name="P144"><text:span text:style-name="T4">Seq 0 22 ∣gmx traj -f </text:span><text:span text:style-name="T100">md_solute.xtc</text:span><text:span text:style-name="T4"> -s</text:span><text:span text:style-name="T100"> md_solute.tpr</text:span><text:span text:style-name="T4"> -oxt </text:span><text:span text:style-name="T100">md_mapped.xtc</text:span><text:span text:style-name="T4"> -n </text:span><text:span text:style-name="T100">mapping.ndx </text:span><text:span text:style-name="T4">-com -ng 23</text:span></text:p>
      <text:p text:style-name="P144"><text:span text:style-name="T4">gmx grompp -f </text:span><text:span text:style-name="T76">1kda_minim.mdp</text:span><text:span text:style-name="T4"> -c </text:span><text:span text:style-name="T1">md_mapped.gro</text:span><text:span text:style-name="T4"> -p </text:span><text:span text:style-name="T1">1kda_mapped.top</text:span><text:span text:style-name="T4"> -o </text:span><text:span text:style-name="T1">1kda_mapped.tpr</text:span></text:p>
      <text:p text:style-name="P139"/>
      <text:list xml:id="list94219567715925" text:continue-numbering="true" text:style-name="WW8Num3">
        <text:list-item>
          <text:p text:style-name="P257">Calculate the average and standard deviation for all the distributions (bond angle …)</text:p>
        </text:list-item>
      </text:list>
      <text:p text:style-name="P143"><text:span text:style-name="T118">creat </text:span><text:span text:style-name="T93">bonds.ndx</text:span><text:span text:style-name="T118"> and </text:span><text:span text:style-name="T93">angles.ndx</text:span></text:p>
      <text:p text:style-name="P134">### ./bondanalysis.sh ###</text:p>
      <text:p text:style-name="P140">rm -rf BONDDISTRIBUTIONS</text:p>
      <text:p text:style-name="P140">mkdir <text:s/>BONDDISTRIBUTIONS</text:p>
      <text:p text:style-name="P140"/>
      <text:p text:style-name="P140">NBONDS=24</text:p>
      <text:p text:style-name="P140"/>
      <text:p text:style-name="P140">IBOND=0</text:p>
      <text:p text:style-name="P140">while [ $IBOND -lt $NBONDS ]</text:p>
      <text:p text:style-name="P143"><text:span text:style-name="T28"><text:s text:c="4"/></text:span><text:span text:style-name="T29">do</text:span></text:p>
      <text:p text:style-name="P143"><text:span text:style-name="T28"><text:s text:c="4"/></text:span><text:span text:style-name="T29">echo $IBOND | gmx distance -f </text:span><text:span text:style-name="T57">md_mapped.xtc</text:span><text:span text:style-name="T29"> -n </text:span><text:span text:style-name="T57">bonds.ndx</text:span><text:span text:style-name="T29"> -s </text:span><text:span text:style-name="T57">1kda_mapped.tpr</text:span><text:span text:style-name="T29"> -oall </text:span><text:span text:style-name="T57">BONDDISTRIBUTIONS/bond_$IBOND.xvg</text:span></text:p>
      <text:p text:style-name="P143"><text:span text:style-name="T28"><text:s text:c="4"/></text:span><text:span text:style-name="T29">gmx analyze -f </text:span><text:span text:style-name="T57">BONDDISTRIBUTIONS/bond_$IBOND.xvg</text:span><text:span text:style-name="T29"> -dist BONDDISTRIBUTIONS/distr_$IBOND.xvg -bw 0.01</text:span></text:p>
      <text:p text:style-name="P143"><text:span text:style-name="T28"><text:s text:c="4"/></text:span><text:span text:style-name="T29">rm -rf \#*</text:span></text:p>
      <text:p text:style-name="P143"><text:span text:style-name="T28"><text:s text:c="4"/></text:span><text:span text:style-name="T29">let IBOND=$IBOND+1</text:span></text:p>
      <text:p text:style-name="P143"><text:span text:style-name="T28"><text:s text:c="4"/></text:span><text:span text:style-name="T29">done</text:span></text:p>
      <text:p text:style-name="P140">exit</text:p>
      <text:p text:style-name="P141"/>
      <text:p text:style-name="P134">### ./angleanalysis.sh ###</text:p>
      <text:p text:style-name="P140">rm -rf ANGLEDISTRIBUTIONS</text:p>
      <text:p text:style-name="P140">mkdir <text:s/>ANGLEDISTRIBUTIONS</text:p>
      <text:p text:style-name="P138"/>
      <text:p text:style-name="P140">NANGLES=31</text:p>
      <text:p text:style-name="P138"><text:soft-page-break/></text:p>
      <text:p text:style-name="P140">IANGLE=0</text:p>
      <text:p text:style-name="P140">while [ $IANGLE -lt $NANGLES ]</text:p>
      <text:p text:style-name="P143"><text:span text:style-name="T28"><text:s text:c="4"/></text:span><text:span text:style-name="T29">do</text:span></text:p>
      <text:p text:style-name="P143"><text:span text:style-name="T28"><text:s text:c="4"/></text:span><text:span text:style-name="T29">echo $IANGLE | gmx angle -f </text:span><text:span text:style-name="T57">md_mapped.xtc</text:span><text:span text:style-name="T29"> -n </text:span><text:span text:style-name="T57">angles.ndx</text:span><text:span text:style-name="T29"> -type angle -ov </text:span><text:span text:style-name="T57">ANGLEDISTRIBUTIONS/angle_$IANGLE.xvg</text:span></text:p>
      <text:p text:style-name="P143"><text:span text:style-name="T28"><text:s text:c="4"/></text:span><text:span text:style-name="T29">gmx analyze -f </text:span><text:span text:style-name="T57">ANGLEDISTRIBUTIONS/angle_$IANGLE.xvg</text:span><text:span text:style-name="T29"> -dist ANGLEDISTRIBUTIONS/distr_$IANGLE.xvg -bw 1.0</text:span></text:p>
      <text:p text:style-name="P143"><text:span text:style-name="T28"><text:s text:c="4"/></text:span><text:span text:style-name="T29">rm -rf \#*</text:span></text:p>
      <text:p text:style-name="P143"><text:span text:style-name="T28"><text:s text:c="4"/></text:span><text:span text:style-name="T29">let IANGLE=$IANGLE+1</text:span></text:p>
      <text:p text:style-name="P143"><text:span text:style-name="T28"><text:s text:c="4"/></text:span><text:span text:style-name="T29">done</text:span></text:p>
      <text:p text:style-name="P140">exit</text:p>
      <text:p text:style-name="P135"/>
      <text:list xml:id="list94217908921875" text:continue-list="list94217865009723" text:style-name="WW8Num2">
        <text:list-item>
          <text:p text:style-name="P259">CG simulation</text:p>
        </text:list-item>
      </text:list>
      <text:list xml:id="list357825776768695162" text:style-name="WW8Num4">
        <text:list-item>
          <text:p text:style-name="P262"><text:span text:style-name="Strong"><text:span text:style-name="T120">Create the CG itp file</text:span></text:span></text:p>
        </text:list-item>
      </text:list>
      <text:p text:style-name="P143">We can use the itp file of all-atom simulation</text:p>
      <text:list xml:id="list94218898307769" text:continue-numbering="true" text:style-name="WW8Num4">
        <text:list-item>
          <text:p text:style-name="P262"><text:span text:style-name="Strong"><text:span text:style-name="T120">Create CG simulation</text:span></text:span></text:p>
        </text:list-item>
      </text:list>
      <text:p text:style-name="P143">Mkdir Take1, run CG simulation</text:p>
      <text:p text:style-name="P134">### ./runcg.sh ###</text:p>
      <text:p text:style-name="P143"><text:span text:style-name="T4">gmx grompp -f </text:span><text:span text:style-name="T76">minim.mdp</text:span><text:span text:style-name="T55"> </text:span><text:span text:style-name="T4">-c </text:span><text:span text:style-name="T55">init_cg.gro</text:span><text:span text:style-name="T4"> -p </text:span><text:span text:style-name="T55">1kda_mapped.top</text:span><text:span text:style-name="T4"> -o </text:span><text:span text:style-name="T55">minimization.tpr</text:span></text:p>
      <text:p text:style-name="P137">gmx mdrun -v -deffnm minimization</text:p>
      <text:p text:style-name="P137"/>
      <text:p text:style-name="P143"><text:span text:style-name="T4">gmx grompp -f </text:span><text:span text:style-name="T76">relax.mdp</text:span><text:span text:style-name="T4"> -c </text:span><text:span text:style-name="T55">minimization.gro</text:span><text:span text:style-name="T4"> -p </text:span><text:span text:style-name="T55">1kda_mapped.top</text:span><text:span text:style-name="T4"> -o </text:span><text:span text:style-name="T55">relax.tpr</text:span></text:p>
      <text:p text:style-name="P137">gmx mdrun -v -deffnm relax</text:p>
      <text:p text:style-name="P137"/>
      <text:p text:style-name="P143"><text:span text:style-name="T4">gmx grompp -f </text:span><text:span text:style-name="T76">cg_md.mdp</text:span><text:span text:style-name="T4"> -c </text:span><text:span text:style-name="T55">relax.gro</text:span><text:span text:style-name="T4"> -p </text:span><text:span text:style-name="T55">1kda_mapped.top</text:span><text:span text:style-name="T4"> -o </text:span><text:span text:style-name="T55">cg_md.tpr</text:span></text:p>
      <text:p text:style-name="P143"><text:span text:style-name="T4">gmx mdrun -v -deffnm cg_md</text:span><text:span text:style-name="T8"> </text:span></text:p>
      <text:list xml:id="list94218212246823" text:continue-numbering="true" text:style-name="WW8Num4">
        <text:list-item>
          <text:p text:style-name="P260">Calculate the average and standard deviation for all the distributions</text:p>
        </text:list-item>
      </text:list>
      <text:p text:style-name="P134">### ./DOBONDANALYSIS.sh ###</text:p>
      <text:p text:style-name="P140">rm -rf BONDDISTRIBUTIONS</text:p>
      <text:p text:style-name="P140">mkdir <text:s/>BONDDISTRIBUTIONS</text:p>
      <text:p text:style-name="P140"/>
      <text:p text:style-name="P140">NBONDS=24</text:p>
      <text:p text:style-name="P140"/>
      <text:p text:style-name="P140">IBOND=0</text:p>
      <text:p text:style-name="P140">while [ $IBOND -lt $NBONDS ]</text:p>
      <text:p text:style-name="P143"><text:span text:style-name="T28"><text:s text:c="4"/></text:span><text:span text:style-name="T29">do</text:span></text:p>
      <text:p text:style-name="P143"><text:span text:style-name="T28"><text:s text:c="4"/></text:span><text:span text:style-name="T29">echo $IBOND | gmx distance -f </text:span><text:span text:style-name="T57">cg_md.xtc</text:span><text:span text:style-name="T29"> -n </text:span><text:span text:style-name="T57">bonds.ndx</text:span><text:span text:style-name="T29"> -s </text:span><text:span text:style-name="T57">cg_md.tpr</text:span><text:span text:style-name="T29"> -oall </text:span><text:span text:style-name="T57">BONDDISTRIBUTIONS/bond_$IBOND.xvg</text:span></text:p>
      <text:p text:style-name="P143"><text:span text:style-name="T28"><text:s text:c="4"/></text:span><text:span text:style-name="T29">gmx analyze -f </text:span><text:span text:style-name="T57">BONDDISTRIBUTIONS/bond_$IBOND.xvg</text:span><text:span text:style-name="T29"> -dist BONDDISTRIBUTIONS/distr_$IBOND.xvg -bw 0.01</text:span></text:p>
      <text:p text:style-name="P143"><text:span text:style-name="T28"><text:s text:c="4"/></text:span><text:span text:style-name="T29">rm -rf \#*</text:span></text:p>
      <text:p text:style-name="P143"><text:span text:style-name="T28"><text:s text:c="4"/></text:span><text:span text:style-name="T29">let IBOND=$IBOND+1</text:span></text:p>
      <text:p text:style-name="P143"><text:span text:style-name="T28"><text:s text:c="4"/></text:span><text:span text:style-name="T29">done</text:span></text:p>
      <text:p text:style-name="P140">sh</text:p>
      <text:p text:style-name="P140">exit</text:p>
      <text:p text:style-name="P140"/>
      <text:p text:style-name="P134">### ./DOANGLEANALYSIS.sh ###</text:p>
      <text:p text:style-name="P140">rm -rf ANGLEDISTRIBUTIONS</text:p>
      <text:p text:style-name="P140">mkdir <text:s/>ANGLEDISTRIBUTIONS</text:p>
      <text:p text:style-name="P138"><text:soft-page-break/></text:p>
      <text:p text:style-name="P140">NANGLES=31</text:p>
      <text:p text:style-name="P138"/>
      <text:p text:style-name="P140">IANGLE=0</text:p>
      <text:p text:style-name="P140">while [ $IANGLE -lt $NANGLES ]</text:p>
      <text:p text:style-name="P143"><text:span text:style-name="T28"><text:s text:c="4"/></text:span><text:span text:style-name="T29">do</text:span></text:p>
      <text:p text:style-name="P143"><text:span text:style-name="T28"><text:s text:c="4"/></text:span><text:span text:style-name="T29">echo $IANGLE | gmx angle -f </text:span><text:span text:style-name="T57">cg_md.xtc</text:span><text:span text:style-name="T29"> -n </text:span><text:span text:style-name="T57">angles.ndx</text:span><text:span text:style-name="T29"> -type angle -ov </text:span><text:span text:style-name="T57">ANGLEDISTRIBUTIONS/angle_$IANGLE.xvg</text:span></text:p>
      <text:p text:style-name="P143"><text:span text:style-name="T28"><text:s text:c="4"/></text:span><text:span text:style-name="T29">gmx analyze -f </text:span><text:span text:style-name="T57">ANGLEDISTRIBUTIONS/angle_$IANGLE.xvg</text:span><text:span text:style-name="T29"> -dist ANGLEDISTRIBUTIONS/distr_$IANGLE.xvg -bw 1.0</text:span></text:p>
      <text:p text:style-name="P143"><text:span text:style-name="T28"><text:s text:c="4"/></text:span><text:span text:style-name="T29">rm -rf \#*</text:span></text:p>
      <text:p text:style-name="P143"><text:span text:style-name="T28"><text:s text:c="4"/></text:span><text:span text:style-name="T29">let IANGLE=$IANGLE+1</text:span></text:p>
      <text:p text:style-name="P143"><text:span text:style-name="T28"><text:s text:c="4"/></text:span><text:span text:style-name="T29">done</text:span></text:p>
      <text:p text:style-name="P138"/>
      <text:p text:style-name="P140">exit</text:p>
      <text:p text:style-name="P135"/>
      <text:list xml:id="list94218997466981" text:continue-numbering="true" text:style-name="WW8Num4">
        <text:list-item>
          <text:p text:style-name="P260">Optimize CG bonded parameters</text:p>
        </text:list-item>
      </text:list>
      <text:p text:style-name="P140">Change the value of bond, angle </text:p>
      <text:p text:style-name="P140">length (peak altitude, the higher the bigger value) </text:p>
      <text:p text:style-name="P140">force (peak width, the more width the less value)</text:p>
      <text:list xml:id="list94218132629757" text:continue-numbering="true" text:style-name="WW8Num4">
        <text:list-item>
          <text:p text:style-name="P261"><text:span text:style-name="T90">Repeat </text:span><text:span text:style-name="T85">./runcg.sh </text:span><text:span text:style-name="T90">until the value is more closed to the all-atom simulation</text:span></text:p>
        </text:list-item>
      </text:list>
      <text:p text:style-name="P28"/>
      <text:p text:style-name="P119"/>
      <text:p text:style-name="P119"/>
      <text:p text:style-name="P25"/>
      <text:p text:style-name="P25"/>
      <text:p text:style-name="P28"><text:span text:style-name="T90">MD simulation of GemPi1kda in </text:span><text:span text:style-name="T152">octanol</text:span></text:p>
      <text:p text:style-name="P26">1. Model</text:p>
      <text:p text:style-name="P131"><text:span text:style-name="T2">Gempi1kda.cdx</text:span><text:span text:style-name="T8"> </text:span><text:span text:style-name="T23">→</text:span><text:span text:style-name="T8"> </text:span><text:span text:style-name="T2">gempi1kda_GMX.gro</text:span><text:span text:style-name="T8"> and </text:span><text:span text:style-name="T2">gempi1kda_GMX.itp </text:span><text:span text:style-name="T29">(gempi1kda.acpype)</text:span></text:p>
      <text:p text:style-name="P131"><text:span text:style-name="T2">octanol.cdx </text:span><text:span text:style-name="T3">→ octanol_GMX.gro </text:span><text:span text:style-name="T36">and </text:span><text:span text:style-name="T3">octanol_GMX.itp </text:span><text:span text:style-name="T37">(octanol.acpype)</text:span></text:p>
      <text:p text:style-name="P132">need generate the gro and itp files of octanol</text:p>
      <text:p text:style-name="P121"/>
      <text:p text:style-name="P149">2. Setup</text:p>
      <text:p text:style-name="P162"><text:span text:style-name="T38"><text:s text:c="3"/></text:span><text:span text:style-name="T97">### ./setup.sh ###</text:span></text:p>
      <text:p text:style-name="P148"># Place the solute in a simulation box</text:p>
      <text:p text:style-name="P162"><text:span text:style-name="T27">gmx editconf -f </text:span><text:span text:style-name="T70">gempi1kda_GMX.gro</text:span><text:span text:style-name="T27"> -bt cubic -d 1.4 -o </text:span><text:span text:style-name="T70">gempi1_inbox.gro</text:span></text:p>
      <text:p text:style-name="P153"/>
      <text:p text:style-name="P148"># Prepare minimization in vacuum</text:p>
      <text:p text:style-name="P162"><text:span text:style-name="T27">gmx grompp -f </text:span><text:span text:style-name="T78">em_vacuum.mdp</text:span><text:span text:style-name="T27"> -c </text:span><text:span text:style-name="T70">gempi1_inbox.gro</text:span><text:span text:style-name="T27"> -p </text:span><text:span text:style-name="T70">topol.t</text:span><text:span text:style-name="T27">op -o </text:span><text:span text:style-name="T70">em_vacuum.tpr</text:span></text:p>
      <text:p text:style-name="P153"/>
      <text:p text:style-name="P148"># Make minimization in vacuum </text:p>
      <text:p text:style-name="P162"><text:span text:style-name="T27">gmx mdrun -s </text:span><text:span text:style-name="T70">em_vacuum.tpr</text:span><text:span text:style-name="T27"> -deffnm em_vacuum -v</text:span></text:p>
      <text:p text:style-name="P153"/>
      <text:p text:style-name="P148"># Fill the box with water</text:p>
      <text:p text:style-name="P162"><text:span text:style-name="T27">gmx insert-molecules -f </text:span><text:span text:style-name="T70">em_vacuum.gro</text:span><text:span text:style-name="T27"> -ci </text:span><text:span text:style-name="T70">octanol_GMX.gro</text:span><text:span text:style-name="T27"> -o </text:span><text:span text:style-name="T70">gempi1_inslv.gro</text:span><text:span text:style-name="T27"> -nmol 5000</text:span></text:p>
      <text:p text:style-name="P153"/>
      <text:p text:style-name="P148"># Prepare the minimization in the solvent</text:p>
      <text:p text:style-name="P162"><text:span text:style-name="T27">gmx grompp -f </text:span><text:span text:style-name="T78">em_solvent.mdp</text:span><text:span text:style-name="T27"> -c </text:span><text:span text:style-name="T70">gempi1_inslv.gro</text:span><text:span text:style-name="T27"> -p </text:span><text:span text:style-name="T70">topol.top</text:span><text:span text:style-name="T27"> -o em_solvent.tpr</text:span></text:p>
      <text:p text:style-name="P153"><text:soft-page-break/></text:p>
      <text:p text:style-name="P148"># Make minimzation in the solvent</text:p>
      <text:p text:style-name="P162"><text:span text:style-name="T27">gmx mdrun -s </text:span><text:span text:style-name="T70">em_solvent.tpr </text:span><text:span text:style-name="T27">-deffnm em_solvent -v</text:span></text:p>
      <text:p text:style-name="P156"/>
      <text:p text:style-name="P145">3. Equil</text:p>
      <text:p text:style-name="P157">### ./equil.sh ###</text:p>
      <text:p text:style-name="P147"># Prepare Berendsen equilibration</text:p>
      <text:p text:style-name="P150"><text:span text:style-name="T33">gmx grompp -f </text:span><text:span text:style-name="T79">berendsen.mdp</text:span><text:span text:style-name="T33"> -c </text:span><text:span text:style-name="T58">em_solvent.gro</text:span><text:span text:style-name="T33"> -p </text:span><text:span text:style-name="T58">topol.top</text:span><text:span text:style-name="T33"> -o </text:span><text:span text:style-name="T58">berendsen.tpr</text:span></text:p>
      <text:p text:style-name="P151"/>
      <text:p text:style-name="P147"># Make Berendsen equilibration</text:p>
      <text:p text:style-name="P150"><text:span text:style-name="T33">gmx mdrun -s </text:span><text:span text:style-name="T58">berendsen.tpr</text:span><text:span text:style-name="T33"> -deffnm berendsen -v</text:span></text:p>
      <text:p text:style-name="P151"/>
      <text:p text:style-name="P147"># Prepare Nose-Hoover equilibration</text:p>
      <text:p text:style-name="P150"><text:span text:style-name="T33">gmx grompp -f </text:span><text:span text:style-name="T79">nosehoover.mdp</text:span><text:span text:style-name="T33"> -c </text:span><text:span text:style-name="T58">berendsen.gro</text:span><text:span text:style-name="T33"> -p </text:span><text:span text:style-name="T58">topol.top</text:span><text:span text:style-name="T33"> -o </text:span><text:span text:style-name="T58">nosehoover.tpr</text:span></text:p>
      <text:p text:style-name="P161"/>
      <text:p text:style-name="P147"># Make Nose-Hoover equilibration</text:p>
      <text:p text:style-name="P150"><text:span text:style-name="T33">gmx mdrun -s </text:span><text:span text:style-name="T58">nosehoover.tpr</text:span><text:span text:style-name="T33"> -deffnm nosehoover -v</text:span></text:p>
      <text:p text:style-name="P150"/>
      <text:p text:style-name="P145">4. Prod</text:p>
      <text:p text:style-name="P157">### ./prod.sh ###</text:p>
      <text:p text:style-name="P147"># Prepare production run</text:p>
      <text:p text:style-name="P150"><text:span text:style-name="T33">gmx grompp -f </text:span><text:span text:style-name="T79">md_prod.mdp</text:span><text:span text:style-name="T33"> -c </text:span><text:span text:style-name="T58">nosehoover.gro</text:span><text:span text:style-name="T33"> -p </text:span><text:span text:style-name="T58">topol.top</text:span><text:span text:style-name="T33"> -o </text:span><text:span text:style-name="T58">md_prod.tpr</text:span></text:p>
      <text:p text:style-name="P151"/>
      <text:p text:style-name="P147"># Make production run</text:p>
      <text:p text:style-name="P150"><text:span text:style-name="T33">gmx mdrun -s </text:span><text:span text:style-name="T58">md_prod.tpr</text:span><text:span text:style-name="T33"> -deffnm md_prod -v</text:span></text:p>
      <text:p text:style-name="P152"/>
      <text:p text:style-name="P157">### ./rstr.sh ###</text:p>
      <text:p text:style-name="P147"># Restart production run</text:p>
      <text:p text:style-name="P150"><text:span text:style-name="T33">gmx mdrun -s </text:span><text:span text:style-name="T58">md_prod.tpr</text:span><text:span text:style-name="T33"> -deffnm md_prod -v -cpi </text:span><text:span text:style-name="T58">md_prod.cpt</text:span></text:p>
      <text:p text:style-name="P156"/>
      <text:p text:style-name="P150"><text:span text:style-name="T41">5. </text:span><text:span text:style-name="T90">Put the GemPi1kda into the center of box and generate .gro and .xtc files</text:span></text:p>
      <text:p text:style-name="P157">### ./estr.sh ###</text:p>
      <text:p text:style-name="P150"><text:span text:style-name="T33">gmx convert-tpr -s </text:span><text:span text:style-name="T58">md_prod.tpr</text:span><text:span text:style-name="T33"> -o </text:span><text:span text:style-name="T58">md_solute.tpr</text:span></text:p>
      <text:p text:style-name="P151"/>
      <text:p text:style-name="P150"><text:span text:style-name="T33">gmx trjconv -f </text:span><text:span text:style-name="T58">nosehoover.gro</text:span><text:span text:style-name="T33"> -s </text:span><text:span text:style-name="T58">md_prod.tpr</text:span><text:span text:style-name="T33"> -o </text:span><text:span text:style-name="T58">md_solute.gro</text:span><text:span text:style-name="T33"> -center -pbc cluster</text:span></text:p>
      <text:p text:style-name="P151"/>
      <text:p text:style-name="P150"><text:span text:style-name="T33">gmx trjconv -f </text:span><text:span text:style-name="T58">md_prod.xtc</text:span><text:span text:style-name="T33"> -s </text:span><text:span text:style-name="T58">md_prod.tpr</text:span><text:span text:style-name="T33"> -o </text:span><text:span text:style-name="T58">md_solute.xtc</text:span><text:span text:style-name="T33"> -center -pbc cluster</text:span></text:p>
      <text:p text:style-name="P146"/>
      <text:p text:style-name="P24"><text:span text:style-name="T41">6.</text:span><text:span text:style-name="Strong"><text:span text:style-name="T119"> </text:span></text:span><text:span text:style-name="T90">Coarse-grain target atomistic data.</text:span></text:p>
      <text:p text:style-name="P117">Create a<text:span text:style-name="T85"> .itp index</text:span> file with a directive for "[bonds]" containing (multiple) pairs of CG beads, "[angles]" containing triples and "[dihedrals]" quartets.</text:p>
      <text:p text:style-name="P146"/>
      <text:p text:style-name="P9">### ./mapp.sh ###</text:p>
      <text:p text:style-name="P24"><text:span text:style-name="T33">seq 0 22 | gmx traj -f </text:span><text:span text:style-name="T58">md_solute.gro </text:span><text:span text:style-name="T33">-s </text:span><text:span text:style-name="T58">md_solute.tpr</text:span><text:span text:style-name="T33"> -oxt </text:span><text:span text:style-name="T58">md_mapped.gro</text:span><text:span text:style-name="T33"> -n </text:span><text:span text:style-name="T58">mapping.ndx </text:span><text:span text:style-name="T33">-com -ng 23</text:span></text:p>
      <text:p text:style-name="P34"/>
      <text:p text:style-name="P24"><text:span text:style-name="T33">seq 0 22 | gmx traj -f </text:span><text:span text:style-name="T58">md_solute.xtc</text:span><text:span text:style-name="T33"> -s </text:span><text:span text:style-name="T58">md_solute.tpr</text:span><text:span text:style-name="T33"> -oxt </text:span><text:span text:style-name="T58">md_mapped.xtc</text:span><text:span text:style-name="T33"> -n </text:span><text:span text:style-name="T58">mapping.ndx</text:span><text:span text:style-name="T33"> -com -ng 23</text:span></text:p>
      <text:p text:style-name="P34"/>
      <text:p text:style-name="P24"><text:span text:style-name="T33">gmx grompp -f </text:span><text:span text:style-name="T79">1kda_minim.mdp</text:span><text:span text:style-name="T33"> -c </text:span><text:span text:style-name="T58">md_mapped.gro </text:span><text:span text:style-name="T33">-p </text:span><text:span text:style-name="T58">1kda_mapped.top</text:span><text:span text:style-name="T33"> -o </text:span><text:span text:style-name="T58">1kda_mapped.tpr</text:span></text:p>
      <text:p text:style-name="P76"/>
      <text:list xml:id="list94219222392103" text:continue-list="list94217908921875" text:style-name="WW8Num2">
        <text:list-item>
          <text:p text:style-name="P258">Calculate the average and standard deviation for all the distributions (bond, angle …)</text:p>
        </text:list-item>
      </text:list>
      <text:p text:style-name="P129">Creat bond.ndx and angle.ndx</text:p>
      <text:p text:style-name="P10">### ./bondanalysis.sh ###</text:p>
      <text:p text:style-name="P35"><text:soft-page-break/>rm -rf BONDDISTRIBUTIONS</text:p>
      <text:p text:style-name="P35">mkdir <text:s/>BONDDISTRIBUTIONS</text:p>
      <text:p text:style-name="P35"/>
      <text:p text:style-name="P35">NBONDS=24</text:p>
      <text:p text:style-name="P35"/>
      <text:p text:style-name="P35">IBOND=0</text:p>
      <text:p text:style-name="P35">while [ $IBOND -lt $NBONDS ]</text:p>
      <text:p text:style-name="P24"><text:span text:style-name="T35"><text:s text:c="4"/></text:span><text:span text:style-name="T31">do</text:span></text:p>
      <text:p text:style-name="P24"><text:span text:style-name="T35"><text:s text:c="4"/></text:span><text:span text:style-name="T31">echo $IBOND | gmx distance -f </text:span><text:span text:style-name="T60">md_mapped.xtc</text:span><text:span text:style-name="T31"> -n </text:span><text:span text:style-name="T60">bonds.ndx</text:span><text:span text:style-name="T31"> -s </text:span><text:span text:style-name="T60">1kda_mapped.tpr</text:span><text:span text:style-name="T31"> -o all BONDDISTRIBUTIONS/bond_$IBOND.xvg</text:span></text:p>
      <text:p text:style-name="P24"><text:span text:style-name="T35"><text:s text:c="4"/></text:span><text:span text:style-name="T31">gmx analyze -f </text:span><text:span text:style-name="T60">BONDDISTRIBUTIONS/bond_$IBOND.xvg</text:span><text:span text:style-name="T31"> -dist BONDDISTRIBUTIONS/distr_$IBOND.xvg -bw 0.01</text:span></text:p>
      <text:p text:style-name="P24"><text:span text:style-name="T35"><text:s text:c="4"/></text:span><text:span text:style-name="T31">rm -rf \#*</text:span></text:p>
      <text:p text:style-name="P24"><text:span text:style-name="T35"><text:s text:c="4"/></text:span><text:span text:style-name="T31">let IBOND=$IBOND+1</text:span></text:p>
      <text:p text:style-name="P24"><text:span text:style-name="T35"><text:s text:c="4"/></text:span><text:span text:style-name="T31">done</text:span></text:p>
      <text:p text:style-name="P35"/>
      <text:p text:style-name="P35">exit</text:p>
      <text:p text:style-name="P36"/>
      <text:p text:style-name="P24"><text:span text:style-name="T32"><text:s/></text:span><text:span text:style-name="T94">### ./angleanalysis.sh ###</text:span></text:p>
      <text:p text:style-name="P35">rm -rf ANGLEDISTRIBUTIONS</text:p>
      <text:p text:style-name="P35">mkdir <text:s/>ANGLEDISTRIBUTIONS</text:p>
      <text:p text:style-name="P35"/>
      <text:p text:style-name="P35">NANGLES=31</text:p>
      <text:p text:style-name="P35"/>
      <text:p text:style-name="P35">IANGLE=0</text:p>
      <text:p text:style-name="P35">while [ $IANGLE -lt $NANGLES ]</text:p>
      <text:p text:style-name="P24"><text:span text:style-name="T35"><text:s text:c="4"/></text:span><text:span text:style-name="T31">do</text:span></text:p>
      <text:p text:style-name="P24"><text:span text:style-name="T35"><text:s text:c="4"/></text:span><text:span text:style-name="T31">echo $IANGLE | gmx angle -f </text:span><text:span text:style-name="T60">md_mapped.xtc</text:span><text:span text:style-name="T31"> -n </text:span><text:span text:style-name="T60">angles.ndx</text:span><text:span text:style-name="T31"> -type angle -ov </text:span><text:span text:style-name="T60">ANGLEDISTRIBUTIONS/angle_$IANGLE.xvg</text:span></text:p>
      <text:p text:style-name="P24"><text:span text:style-name="T35"><text:s text:c="4"/></text:span><text:span text:style-name="T31">gmx analyze -f </text:span><text:span text:style-name="T60">ANGLEDISTRIBUTIONS/angle_$IANGLE.xvg</text:span><text:span text:style-name="T31"> -dist ANGLEDISTRIBUTIONS/distr_$IANGLE.xvg -bw 1.0</text:span></text:p>
      <text:p text:style-name="P24"><text:span text:style-name="T35"><text:s text:c="4"/></text:span><text:span text:style-name="T31">rm -rf \#*</text:span></text:p>
      <text:p text:style-name="P24"><text:span text:style-name="T35"><text:s text:c="4"/></text:span><text:span text:style-name="T31">let IANGLE=$IANGLE+1</text:span></text:p>
      <text:p text:style-name="P24"><text:span text:style-name="T35"><text:s text:c="4"/></text:span><text:span text:style-name="T31">done</text:span></text:p>
      <text:p text:style-name="P35"/>
      <text:p text:style-name="P35">exit</text:p>
      <text:p text:style-name="P58"/>
      <text:p text:style-name="P59">6. CG simulation</text:p>
      <text:list xml:id="list349658155789735367" text:style-name="WW8Num7">
        <text:list-item>
          <text:p text:style-name="P263"><text:span text:style-name="Strong"><text:span text:style-name="T120">Create the CG itp file</text:span></text:span></text:p>
        </text:list-item>
      </text:list>
      <text:p text:style-name="P143">We can use the itp file of CG simulation in water</text:p>
      <text:list xml:id="list94219808893090" text:continue-numbering="true" text:style-name="WW8Num7">
        <text:list-item>
          <text:p text:style-name="P263"><text:span text:style-name="Strong"><text:span text:style-name="T120">Mapping Octanol beads and GemPi1kda beads</text:span></text:span></text:p>
        </text:list-item>
      </text:list>
      <text:p text:style-name="P143">For each octanol, there are 2 beads in one molecular</text:p>
      <text:p text:style-name="P11">### indexer.py ###</text:p>
      <text:p text:style-name="P39">#!/usr/bin/env python</text:p>
      <text:p text:style-name="P39"/>
      <text:p text:style-name="P39">nmols = 1138 <text:s text:c="4"/># Number of molecules</text:p>
      <text:p text:style-name="P39">atspermol = 9 <text:s text:c="3"/># AA atoms per molecule</text:p>
      <text:p text:style-name="P39">beadspermol = 2 <text:s/># CG beads per molecule</text:p>
      <text:p text:style-name="P39">firstbead = 4 <text:s text:c="3"/># AA atoms in the first bead</text:p>
      <text:p text:style-name="P39">atsperbead = 4 <text:s text:c="2"/># AA atoms per CG bead</text:p>
      <text:p text:style-name="P39">lastbead = 5 <text:s text:c="4"/># AA atoms in the last bead</text:p>
      <text:p text:style-name="P39"/>
      <text:p text:style-name="P39">outname = "mapping.ndx" <text:s/># Output filename</text:p>
      <text:p text:style-name="P39"/>
      <text:p text:style-name="P39">with open(outname,'w') as NDX:</text:p>
      <text:p text:style-name="P28"><text:soft-page-break/><text:span text:style-name="T28"><text:s text:c="4"/></text:span><text:span text:style-name="T36">for mol in range(nmols):</text:span></text:p>
      <text:p text:style-name="P28"><text:span text:style-name="T28"><text:s text:c="8"/></text:span><text:span text:style-name="T36">for bead in range(beadspermol):</text:span></text:p>
      <text:p text:style-name="P39"/>
      <text:p text:style-name="P28"><text:span text:style-name="T28"><text:s text:c="12"/></text:span><text:span text:style-name="T36"># The number of atoms (nats) might depend on whether it's a first,</text:span></text:p>
      <text:p text:style-name="P28"><text:span text:style-name="T28"><text:s text:c="12"/></text:span><text:span text:style-name="T36"># last, or middle bead. NDXs are 1-based</text:span></text:p>
      <text:p text:style-name="P28"><text:span text:style-name="T28"><text:s text:c="12"/></text:span><text:span text:style-name="T36">if bead==0:</text:span></text:p>
      <text:p text:style-name="P28"><text:span text:style-name="T28"><text:s text:c="16"/></text:span><text:span text:style-name="T36">nats = firstbead</text:span></text:p>
      <text:p text:style-name="P28"><text:span text:style-name="T28"><text:s text:c="16"/></text:span><text:span text:style-name="T36">startat = 1</text:span></text:p>
      <text:p text:style-name="P28"><text:span text:style-name="T28"><text:s text:c="12"/></text:span><text:span text:style-name="T36">elif bead==beadspermol-1:</text:span></text:p>
      <text:p text:style-name="P28"><text:span text:style-name="T28"><text:s text:c="16"/></text:span><text:span text:style-name="T36">nats = lastbead</text:span></text:p>
      <text:p text:style-name="P28"><text:span text:style-name="T28"><text:s text:c="16"/></text:span><text:span text:style-name="T36">startat = atspermol-lastbead+1</text:span></text:p>
      <text:p text:style-name="P28"><text:span text:style-name="T28"><text:s text:c="12"/></text:span><text:span text:style-name="T36">else:</text:span></text:p>
      <text:p text:style-name="P28"><text:span text:style-name="T28"><text:s text:c="16"/></text:span><text:span text:style-name="T36">nats = atsperbead</text:span></text:p>
      <text:p text:style-name="P28"><text:span text:style-name="T28"><text:s text:c="16"/></text:span><text:span text:style-name="T36">startat = (bead-1)*atsperbead + firstbead + 1</text:span></text:p>
      <text:p text:style-name="P39"/>
      <text:p text:style-name="P28"><text:span text:style-name="T28"><text:s text:c="12"/></text:span><text:span text:style-name="T36">startat += mol*atspermol <text:s/></text:span></text:p>
      <text:p text:style-name="P28"><text:span text:style-name="T28"><text:s text:c="12"/></text:span><text:span text:style-name="T36">ats = range(startat, startat + nats) </text:span></text:p>
      <text:p text:style-name="P28"><text:span text:style-name="T28"><text:s text:c="12"/></text:span><text:span text:style-name="T36">ats = " ".join(map(str, ats))</text:span></text:p>
      <text:p text:style-name="P28"><text:span text:style-name="T28"><text:s text:c="12"/></text:span><text:span text:style-name="T36">NDX.write("[ mol%dbead%d ]\n%s\n" % (mol+1,bead+1, ats))</text:span></text:p>
      <text:p text:style-name="P59"/>
      <text:p text:style-name="P13"/>
      <text:p text:style-name="P15">7. Mapping all the octanol beads into the gro file</text:p>
      <text:p text:style-name="P118">### ./mapp.sh ###</text:p>
      <text:p text:style-name="P28"><text:span text:style-name="T7">seq 0 2275 | gmx traj -f</text:span><text:span text:style-name="T101"> octanolnoh.gro</text:span><text:span text:style-name="T7"> -s </text:span><text:span text:style-name="T101">octanolnoh.gro</text:span><text:span text:style-name="T7"> -oxt </text:span><text:span text:style-name="T101">cg_octanol.gro</text:span><text:span text:style-name="T7"> -n </text:span><text:span text:style-name="T101">mapping.ndx</text:span><text:span text:style-name="T7"> -com -ng 2276</text:span></text:p>
      <text:p text:style-name="P65">where 2275 is the number of CG beads in your molecule and the 'seq 0 2274' avoids having to type all index groups. Inspect the file mapping.ndx to see how the atoms of toluene are grouped into the CG beads</text:p>
      <text:p text:style-name="P58"/>
      <text:p text:style-name="P28"><text:span text:style-name="T43">8. put </text:span><text:span text:style-name="T65">cg_gempi1kda.gro </text:span><text:span text:style-name="T91">and</text:span><text:span text:style-name="T43"> </text:span><text:span text:style-name="T65">cg_octanol.gro </text:span><text:span text:style-name="T91">into the same</text:span><text:span text:style-name="T65"> cg_gemocta.gro,</text:span><text:span text:style-name="T91"> and edit</text:span><text:span text:style-name="T65"> </text:span><text:span text:style-name="T91">cg_gemocta.gro, detect the line between two files <text:s/></text:span></text:p>
      <text:p text:style-name="P160">### ./mono.sh ###</text:p>
      <text:p text:style-name="P154">#!/bin/bash</text:p>
      <text:p text:style-name="P162"><text:span text:style-name="T7">cat</text:span><text:span text:style-name="T101"> cg_gempi1kda.gro cg_octanol.gro</text:span><text:span text:style-name="T7"> &gt; </text:span><text:span text:style-name="T101">cg_gemocta.gro</text:span></text:p>
      <text:p text:style-name="P155">edit cg_gemocta.gro</text:p>
      <text:p text:style-name="P31"/>
      <text:p text:style-name="P27">9.  Create CG simulation</text:p>
      <text:p text:style-name="P28"><text:span text:style-name="T47">Extract one frame from your mapped trajectory and solvate it in the same solvent as the atomistic simulation. </text:span><text:span text:style-name="T43">Create a top file</text:span><text:span text:style-name="T47"> (include the general martini itp files and the newly created molecule itp and add the right number of molecules (solute and solvent))</text:span></text:p>
      <text:p text:style-name="P59">We can use the itp file of all-atom simulation in octanol</text:p>
      <text:p text:style-name="P160">### ./cgmd.sh ###</text:p>
      <text:p text:style-name="P160">### minimization ###</text:p>
      <text:p text:style-name="P162"><text:span text:style-name="T7">gmx grompp -f </text:span><text:span text:style-name="T101">minim.mdp</text:span><text:span text:style-name="T7"> -c</text:span><text:span text:style-name="T101"> cg_gemocta.gro</text:span><text:span text:style-name="T7"> -p </text:span><text:span text:style-name="T101">cg_gemocta.top </text:span><text:span text:style-name="T7">-o </text:span><text:span text:style-name="T101">minim.tpr</text:span></text:p>
      <text:p text:style-name="P154">gmx mdrun -v -deffnm minim</text:p>
      <text:p text:style-name="P160">(if the atom is not cooperated, run the commands below)</text:p>
      <text:p text:style-name="P162"><text:span text:style-name="T7">gmx grompp -f </text:span><text:span text:style-name="T101">minim.mdp</text:span><text:span text:style-name="T7"> -c </text:span><text:span text:style-name="T101">cg_gemocta.gro</text:span><text:span text:style-name="T7"> -p </text:span><text:span text:style-name="T101">cg_gemocta.top</text:span><text:span text:style-name="T7"> -o</text:span><text:span text:style-name="T101"> minim.tpr</text:span><text:span text:style-name="T7"> -maxwarn 10)</text:span></text:p>
      <text:p text:style-name="P160"/>
      <text:p text:style-name="P160">### relax the trajectory in the same solvent ###</text:p>
      <text:p text:style-name="P162"><text:span text:style-name="T7">gmx grompp -f </text:span><text:span text:style-name="T101">relax.mdp </text:span><text:span text:style-name="T7">-c </text:span><text:span text:style-name="T101">minim.gro</text:span><text:span text:style-name="T7"> -p </text:span><text:span text:style-name="T101">cg_gemocta.top</text:span><text:span text:style-name="T7"> -o </text:span><text:span text:style-name="T101">relax.tpr</text:span></text:p>
      <text:p text:style-name="P154">gmx mdrun -v -deffnm relax</text:p>
      <text:p text:style-name="P160"><text:soft-page-break/></text:p>
      <text:p text:style-name="P160">### run MD simulation ###</text:p>
      <text:p text:style-name="P162"><text:span text:style-name="T7">gmx grompp -f </text:span><text:span text:style-name="T101">cg_md.mdp</text:span><text:span text:style-name="T7"> -c</text:span><text:span text:style-name="T101"> relax.gro </text:span><text:span text:style-name="T7">-p</text:span><text:span text:style-name="T101"> cg_gemocta.top</text:span><text:span text:style-name="T7"> -o </text:span><text:span text:style-name="T101">cg_md.tpr</text:span></text:p>
      <text:p text:style-name="P154">gmx mdrun -v -deffnm cg_md</text:p>
      <text:p text:style-name="P28"/>
      <text:p text:style-name="P26">10. Calculate the average and standard deviation for all the distributions</text:p>
      <text:p text:style-name="P12">### ./bondanalysis.sh ###</text:p>
      <text:p text:style-name="P12">### ./angleanalysis.sh ###</text:p>
      <text:p text:style-name="P15"/>
      <text:p text:style-name="P15"/>
      <text:p text:style-name="P27">11. Analyze the <text:s/>bond distribution and angle distribution, change the value of itp files, repeat step 9 until get a good result. </text:p>
      <text:p text:style-name="P15"/>
      <text:p text:style-name="P15">After <text:s/>we <text:s/>get a good itp file, we use it to simulate <text:s/>24 GemPi1kda in the box <text:s/>to explore the aggregation of them.</text:p>
      <text:p text:style-name="P264">3. ProDrug-subject MAE abstract</text:p>
      <text:p text:style-name="P168">Coarse-grained MD simulation of GemPi1kda in solution (Water+150mM NaCl)</text:p>
      <text:p text:style-name="P168"/>
      <text:p text:style-name="P170">Conditions:</text:p>
      <text:list xml:id="list625040548048626623" text:style-name="WW8Num5">
        <text:list-item>
          <text:p text:style-name="P265">150mM NaCl + water </text:p>
        </text:list-item>
        <text:list-item>
          <text:p text:style-name="P265">1mM ProDrug (1kda)</text:p>
        </text:list-item>
        <text:list-item>
          <text:p text:style-name="P267">325140 beads with Martini V2.1_dna FF</text:p>
        </text:list-item>
        <text:list-item>
          <text:p text:style-name="P265">1microsecond expected </text:p>
        </text:list-item>
      </text:list>
      <text:p text:style-name="P170"/>
      <text:list xml:id="list8751402427808087827" text:style-name="WW8Num6">
        <text:list-item>
          <text:p text:style-name="P268">Preparing step</text:p>
        </text:list-item>
      </text:list>
      <text:p text:style-name="P170"><text:span text:style-name="T121">a. Here we used the optimised </text:span><text:span text:style-name="T122">itp</text:span><text:span text:style-name="T121"> obtained from multiple coarsed-grained MD simulations of </text:span><text:span text:style-name="T122">1 GemPi1kda in octonol</text:span><text:span text:style-name="T121">, here the selected parameters from simulation #6.(Copy </text:span><text:span text:style-name="T111">cg_md.xtc</text:span><text:span text:style-name="T121"> and </text:span><text:span text:style-name="T111">cg_md.tpr</text:span><text:span text:style-name="T121"> from ~/ProDrug/Octanol/Take11 )</text:span></text:p>
      <text:p text:style-name="P168"/>
      <text:p text:style-name="P158"># GemPi1kda has been extract from the last frame ~ 5000 ps, choose #2 – non.</text:p>
      <text:p text:style-name="P170"><text:span text:style-name="T9">gmx trjconv -f</text:span><text:span text:style-name="T104"> cg_md.xtc</text:span><text:span text:style-name="T9"> -s </text:span><text:span text:style-name="T104">cg_md.tpr</text:span><text:span text:style-name="T9"> -o </text:span><text:span text:style-name="T104">prodrug.gro</text:span><text:span text:style-name="T9"> </text:span></text:p>
      <text:p text:style-name="P171"/>
      <text:p text:style-name="P170"><text:span text:style-name="T9">( gmx trjconv -f </text:span><text:span text:style-name="T104">cg_md.xtc</text:span><text:span text:style-name="T9"> -s </text:span><text:span text:style-name="T104">cg_md.tpr</text:span><text:span text:style-name="T9"> -dump 700000 -o </text:span><text:span text:style-name="T104">prodrug.gro</text:span><text:span text:style-name="T9"> )</text:span></text:p>
      <text:p text:style-name="P168"/>
      <text:p text:style-name="P168">b. Then using some unix routines, we replicate the chain until 24 polymers into the box. The box size has been fix at ~ 34.16nm for x,y,z dimensions for a concentration of <text:s/>[ProDrug] at 1mM. </text:p>
      <text:p text:style-name="P168"/>
      <text:p text:style-name="P158"># Place the solute in a simulation box</text:p>
      <text:p text:style-name="P150"><text:span text:style-name="T34">gmx editconf -f </text:span><text:span text:style-name="T59">prodrug.</text:span><text:span text:style-name="T71">gro</text:span><text:span text:style-name="T34"> -bt cubic -d 1 -o prodrug</text:span><text:span text:style-name="T71">_inbox.gro</text:span></text:p>
      <text:p text:style-name="P178"/>
      <text:p text:style-name="P179"># put additional 23 prodrug in the box</text:p>
      <text:p text:style-name="P171">gmx insert-molecules -f prodrug_inbox.gro <text:s/>-ci prodrug.gro -o system0.gro -nmol 23 -box 32 32 32</text:p>
      <text:p text:style-name="P183"/>
      <text:p text:style-name="P179"># define the size of box</text:p>
      <text:p text:style-name="P196">gmx editconf -f system0.gro -o system_temp.gro -d 1.0 -bt cubic -box 34.16 34.16 34.16</text:p>
      <text:p text:style-name="P169"/>
      <text:list xml:id="list94219981253685" text:continue-numbering="true" text:style-name="WW8Num6">
        <text:list-item>
          <text:p text:style-name="P268">Minimization steps</text:p>
        </text:list-item>
      </text:list>
      <text:p text:style-name="P180"># Minimization in vaccum following by minimization in solution</text:p>
      <text:p text:style-name="P206"><text:soft-page-break/><text:span text:style-name="T6">gmx grompp -f </text:span><text:span text:style-name="T77">minimization-vac.mdp</text:span><text:span text:style-name="T6"> -c </text:span><text:span text:style-name="T56">system_temp.gro</text:span><text:span text:style-name="T6"> -p</text:span><text:span text:style-name="T56"> system.top</text:span><text:span text:style-name="T6"> -o </text:span><text:span text:style-name="T56">minimization-vac.tpr</text:span></text:p>
      <text:p text:style-name="P197">gmx mdrun -deffnm minimization-vac -v</text:p>
      <text:p text:style-name="P199"/>
      <text:p text:style-name="P210"># Solvatation</text:p>
      <text:p text:style-name="P206"><text:span text:style-name="T6">gmx solvate -cp </text:span><text:span text:style-name="T56">minimization-vac.gro</text:span><text:span text:style-name="T6"> -cs </text:span><text:span text:style-name="T125">water.gro</text:span><text:span text:style-name="T6"> -radius 0.21 -o </text:span><text:span text:style-name="T56">system_W.gro</text:span></text:p>
      <text:p text:style-name="P199"/>
      <text:p text:style-name="P206"><text:span text:style-name="T11">gmx grompp -f </text:span><text:span text:style-name="T80">ions.mdp</text:span><text:span text:style-name="T11"> -c </text:span><text:span text:style-name="T61">system_W.gro</text:span><text:span text:style-name="T11"> -p </text:span><text:span text:style-name="T61">system_1.top</text:span><text:span text:style-name="T11"> -o </text:span><text:span text:style-name="T61">ions.tpr</text:span></text:p>
      <text:p text:style-name="P199"/>
      <text:p text:style-name="P212"># Add ions into the box</text:p>
      <text:p text:style-name="P206"><text:span text:style-name="T6">gmx genion -s </text:span><text:span text:style-name="T56">ions.tpr</text:span><text:span text:style-name="T6"> <text:s/>-p </text:span><text:span text:style-name="T56">system_2.top</text:span><text:span text:style-name="T6"> <text:s/>-neutral -conc 0.15 <text:s/>-pname NA+ -nname CL- -o </text:span><text:span text:style-name="T56">system_WI.gro</text:span><text:span text:style-name="T6"> -n </text:span><text:span text:style-name="T56">ion.ndx</text:span></text:p>
      <text:p text:style-name="P201">Then select the water group, here it’s the #3.</text:p>
      <text:p text:style-name="P174"/>
      <text:p text:style-name="P180"># minimization </text:p>
      <text:p text:style-name="P170"><text:span text:style-name="T10">gmx grompp -f </text:span><text:span text:style-name="T82">minimization.mdp</text:span><text:span text:style-name="T10"> -c </text:span><text:span text:style-name="T63">system_WI.gro</text:span><text:span text:style-name="T10"> -p </text:span><text:span text:style-name="T128">system_2.top</text:span><text:span text:style-name="T10"> -o </text:span><text:span text:style-name="T63">minimization.tpr</text:span></text:p>
      <text:p text:style-name="P173">gmx mdrun -deffnm minimization -v</text:p>
      <text:p text:style-name="P184"/>
      <text:list xml:id="list94219095221608" text:continue-numbering="true" text:style-name="WW8Num6">
        <text:list-item>
          <text:p text:style-name="P269">Equilibration and production step</text:p>
        </text:list-item>
      </text:list>
      <text:p text:style-name="P168">Set 50000 step for the equilibration following by 1µs of production </text:p>
      <text:p text:style-name="P220"><text:span text:style-name="T16">nohup ./run_ProDrug.sh &gt; run_ProDrug.out &amp;</text:span><text:span text:style-name="T135"> (4 days)</text:span></text:p>
      <text:p text:style-name="P219"/>
      <text:p text:style-name="P180"># Equil </text:p>
      <text:p text:style-name="P206"><text:span text:style-name="T12">gmx grompp -f </text:span><text:span text:style-name="T81">equilibration.mdp</text:span><text:span text:style-name="T12"> -c </text:span><text:span text:style-name="T62">minimization.gro </text:span><text:span text:style-name="T12">-p </text:span><text:span text:style-name="T62">system.top</text:span><text:span text:style-name="T12"> -o </text:span><text:span text:style-name="T62">equilibration.tpr </text:span><text:span text:style-name="T12">-n </text:span><text:span text:style-name="T62">system.ndx</text:span></text:p>
      <text:p text:style-name="P201">gmx mdrun -deffnm equilibration -v</text:p>
      <text:p text:style-name="P217"/>
      <text:p text:style-name="P214"># Prod</text:p>
      <text:p text:style-name="P237"><text:span text:style-name="T6">gmx grompp -f </text:span><text:span text:style-name="T77">dynamic.mdp</text:span><text:span text:style-name="T6"> -c </text:span><text:span text:style-name="T56">equilibration.gro </text:span><text:span text:style-name="T6">-p </text:span><text:span text:style-name="T56">system.top</text:span><text:span text:style-name="T6"> -o</text:span><text:span text:style-name="T56"> dynamic.tpr</text:span><text:span text:style-name="T6"> -n </text:span><text:span text:style-name="T56">system.ndx</text:span></text:p>
      <text:p text:style-name="P204">gmx mdrun -deffnm dynamic -v</text:p>
      <text:p text:style-name="P221"/>
      <text:p text:style-name="P229">4.increase the simulation from 5us to 10us</text:p>
      <text:p text:style-name="P224">edit new tpr file </text:p>
      <text:p text:style-name="P208"><text:span text:style-name="T17">① </text:span><text:span text:style-name="T20">gmx conv</text:span><text:span text:style-name="T21">ert</text:span><text:span text:style-name="T20">-tpr -</text:span><text:span text:style-name="T21">s</text:span><text:span text:style-name="T20"> </text:span><text:span text:style-name="T108">dynamic3.tpr</text:span><text:span text:style-name="T20"> -o </text:span><text:span text:style-name="T108">dynamic.tpr</text:span><text:span text:style-name="T20"> -extend <text:s/></text:span><text:span text:style-name="T22">5</text:span><text:span text:style-name="T20">000000 </text:span></text:p>
      <text:p text:style-name="P242"><text:span text:style-name="T18"><text:s text:c="4"/>gmx conv</text:span><text:span text:style-name="T19">ert</text:span><text:span text:style-name="T18">-tpr -</text:span><text:span text:style-name="T19">s </text:span><text:span text:style-name="T109">dynamic3.tpr</text:span><text:span text:style-name="T18"> -o </text:span><text:span text:style-name="T109">dynamic.tpr </text:span><text:span text:style-name="T110">-until <text:s/>10000000</text:span></text:p>
      <text:p text:style-name="P236"><text:span text:style-name="T107">o</text:span><text:span text:style-name="T106">r </text:span></text:p>
      <text:p text:style-name="P207"><text:span text:style-name="T135">a, motified the nstep in dynamic.mdp, </text:span><text:span text:style-name="T48">change </text:span><text:span text:style-name="T49">steps from </text:span><text:span text:style-name="T89">50000000 to 250000000</text:span></text:p>
      <text:p text:style-name="P230"/>
      <text:p text:style-name="P207"><text:span text:style-name="T135">b. </text:span><text:span text:style-name="T136">cp </text:span><text:span text:style-name="T112">dynamic.cpt</text:span><text:span text:style-name="T135"> <text:s/></text:span><text:span text:style-name="T112">dynamic0.cpt</text:span></text:p>
      <text:p text:style-name="P165"><text:span text:style-name="T112"><text:s text:c="4"/></text:span><text:span text:style-name="T49">cp</text:span><text:span text:style-name="T113"> </text:span><text:span text:style-name="T112">dynamic.tpr</text:span><text:span text:style-name="T135"> <text:s/></text:span><text:span text:style-name="T112">dynamic0.tpr</text:span></text:p>
      <text:p text:style-name="P166"><text:soft-page-break/><text:span text:style-name="T114"><text:s text:c="4"/></text:span><text:span text:style-name="T115"><text:s/></text:span><text:span text:style-name="T50">cp</text:span><text:span text:style-name="T115"> run_ProDrug.out run_ProDrug0.out</text:span></text:p>
      <text:p text:style-name="P167"/>
      <text:p text:style-name="P208"><text:span text:style-name="T138">②</text:span><text:span text:style-name="T135">run the run_ProDrug.sh</text:span></text:p>
      <text:p text:style-name="P232">###run_ProDrug.sh###</text:p>
      <text:p text:style-name="P208"><text:span text:style-name="T141">gmx mdrun -deffnm dynamic -cpi</text:span><text:span text:style-name="T108"> dynamic.cpt</text:span><text:span text:style-name="T141"> -s </text:span><text:span text:style-name="T108">dynamic.tpr</text:span><text:span text:style-name="T141"> -c</text:span><text:span text:style-name="T108"> dynamic_10µs.gro</text:span><text:span text:style-name="T141"> -noappend</text:span></text:p>
      <text:p text:style-name="P216">nohup ./run_ProDrug.sh &gt; run_ProDrug.out&amp;</text:p>
      <text:p text:style-name="P208"/>
      <text:p text:style-name="P224">d. check the similation</text:p>
      <text:p text:style-name="P208"><text:span text:style-name="T135">check the finished time:</text:span><text:span text:style-name="T16"> </text:span><text:span text:style-name="T132">tail run_ProDrug.out</text:span></text:p>
      <text:p text:style-name="P235"><text:span text:style-name="T135">check the simulate process: </text:span><text:span text:style-name="T133">tail -f dynamic.part0003.log </text:span></text:p>
      <text:p text:style-name="P223"/>
      <text:p text:style-name="P228">4. Analyze</text:p>
      <text:p text:style-name="P226">a. After simulation finished, download the .xtc <text:s/>.log <text:s/>.gro files from byrd03</text:p>
      <text:p text:style-name="P222">creat the whole trajectory file</text:p>
      <text:p text:style-name="P231">gmx trjcat -f dynamic.xtc dynamic.part0002.xtc -o prodrug_traj1.xtc</text:p>
      <text:p text:style-name="P41"/>
      <text:p text:style-name="P40">other script may be can use</text:p>
      <text:p text:style-name="P77"><text:span text:style-name="T95">gmx check -f </text:span><text:span text:style-name="T129">prodrug_traj1.xtc</text:span></text:p>
      <text:p text:style-name="P225"/>
      <text:p text:style-name="P206"><text:span text:style-name="T13">b. </text:span><text:span text:style-name="T15">Analyze a</text:span><text:span text:style-name="T14">ggregation size distribution</text:span></text:p>
      <text:p text:style-name="P227"><text:span text:style-name="T131">gmx clustsize -f </text:span><text:span text:style-name="T143">traj1_8.7us.xtc</text:span><text:span text:style-name="T131"> -s </text:span><text:span text:style-name="T143">dynamic.tpr</text:span><text:span text:style-name="T131"> -mc </text:span><text:span text:style-name="T143">maxclust.xvg</text:span><text:span text:style-name="T131"> -ac </text:span><text:span text:style-name="T143">avcluste.xvg</text:span><text:span text:style-name="T131"> -nc </text:span><text:span text:style-name="T143">nclust.xvg</text:span><text:span text:style-name="T131"> -cut 5 <text:s/>-n </text:span><text:span text:style-name="T143">trjconv_stable.ndx</text:span><text:span text:style-name="T131"> <text:s/>-pbc</text:span></text:p>
      <text:p text:style-name="P223"/>
      <text:p text:style-name="P223"><text:span text:style-name="T153">##</text:span>wacth the movie. </text:p>
      <text:p text:style-name="P206"><text:span text:style-name="T96">vmd equilibration.gro, </text:span><text:span text:style-name="T16">open</text:span><text:span text:style-name="T96"> </text:span><text:span text:style-name="T132">prodrug_traj1.xtc;</text:span></text:p>
      <text:p text:style-name="P225"/>
      <text:p text:style-name="P226">c. Analyze the <text:span text:style-name="T90">RMSD </text:span>to proof whether the aggregation is stable. </text:p>
      <text:p text:style-name="P223"><text:span text:style-name="T153">#</text:span>Convergence is also checked in terms of the structure, through the root mean square deviation (RMSD) against the starting structure and the average structure</text:p>
      <text:p text:style-name="P243"><text:span text:style-name="T134">gmx rms -s</text:span><text:span text:style-name="T109"> dynamic.tpr</text:span><text:span text:style-name="T134"> -f </text:span><text:span text:style-name="T109">prodrug_traj1.xtc</text:span><text:span text:style-name="T134"> -o </text:span><text:span text:style-name="T109">rmsd_xta1.xvg</text:span></text:p>
      <text:p text:style-name="P233">xmgrace rmsd_xta1.xvg</text:p>
      <text:p text:style-name="P234"/>
      <text:p text:style-name="P70">7. Analyze <text:span text:style-name="T156">the plateau of aggregate </text:span></text:p>
      <text:p text:style-name="P70">a. Choose the stable time, <text:span text:style-name="T154">put it in the centre of </text:span><text:s/>box</text:p>
      <text:p text:style-name="P32"><text:span text:style-name="T126">gmx trjconv -f</text:span><text:span text:style-name="T100"> traj2_10us.xtc</text:span><text:span text:style-name="T126"> -s</text:span><text:span text:style-name="T100"> dynamic.tpr</text:span><text:span text:style-name="T126"> -tu us -b 7.0 -e 1</text:span><text:span text:style-name="T127">5</text:span><text:span text:style-name="T126">.0 -o </text:span><text:span text:style-name="T100">traj2_10us.gro</text:span><text:span text:style-name="T126"> -pbc cluster</text:span></text:p>
      <text:p text:style-name="P71"/>
      <text:p text:style-name="P70">b. <text:span text:style-name="T157">creat </text:span>the index.ndx file of the biggest aggregation</text:p>
      <text:p text:style-name="P33"><text:span text:style-name="T126">gmx make_ndx</text:span><text:span text:style-name="T88"> </text:span><text:span text:style-name="T147">-f </text:span><text:span text:style-name="T100">traj2_10us.gro</text:span><text:span text:style-name="T148"> </text:span><text:span text:style-name="T147">-o</text:span><text:span text:style-name="T100"> traj1.ndx</text:span></text:p>
      <text:p text:style-name="P56">--a 24-46 | a 47-69 | a 93-115 | a 139-161 | a 323-345 | a 346-368 | a 392-414 | a 507-529 | a 530-552</text:p>
      <text:p text:style-name="P46">--name 3 cluster1</text:p>
      <text:p text:style-name="P46"><text:soft-page-break/>--a 24-29</text:p>
      <text:p text:style-name="P46">name 3 Gem1</text:p>
      <text:p text:style-name="P46">--a 47-69</text:p>
      <text:p text:style-name="P46">name 4 Gem2</text:p>
      <text:p text:style-name="P46">--a 93-115</text:p>
      <text:p text:style-name="P46">name 5 Gem3</text:p>
      <text:p text:style-name="P46">--a 139-161</text:p>
      <text:p text:style-name="P46"/>
      <text:p text:style-name="P46">--a 323-345 </text:p>
      <text:p text:style-name="P46"/>
      <text:p text:style-name="P46">--a 346-368</text:p>
      <text:p text:style-name="P46"/>
      <text:p text:style-name="P46">--a 392-414</text:p>
      <text:p text:style-name="P46"/>
      <text:p text:style-name="P46">--a 507-529 </text:p>
      <text:p text:style-name="P46"/>
      <text:p text:style-name="P46">--a 530-552</text:p>
      <text:p text:style-name="P69"/>
      <text:p text:style-name="P28"><text:span text:style-name="T149">c. generate the</text:span><text:span text:style-name="T116"> .xtc .gro</text:span><text:span text:style-name="T149"> fles of </text:span><text:span text:style-name="T150">COM </text:span><text:span text:style-name="T149">of Cluster1 ((not necessary)</text:span></text:p>
      <text:p text:style-name="P72"><text:span text:style-name="T158">gmx trjconv </text:span>-f <text:s/>traj1_5us.xtc -s dynamic.tpr -n traj1.ndx -o whole1.gro -pbc whole</text:p>
      <text:p text:style-name="P73"/>
      <text:p text:style-name="P28"><text:span text:style-name="T149">d. calculate the distance between </text:span><text:span text:style-name="T150">COM</text:span><text:span text:style-name="T149"> of aggregation and Gems (not necessary) </text:span></text:p>
      <text:p text:style-name="P29"><text:span text:style-name="T159"><text:s text:c="2"/></text:span><text:span text:style-name="T160"><text:s/></text:span><text:span text:style-name="T161">gmx traj</text:span><text:span text:style-name="T105"> -f traj1.7us.xtc -s cluster_1.7us.tpr -n traj1.7us.ndx -oxt COM_cluster.gro </text:span><text:span text:style-name="T161">-com</text:span></text:p>
      <text:p text:style-name="P28"/>
      <text:p text:style-name="P74">seq 6 29 | gmx traj -f traj1.7us.xtc -s cluster_1.7us.tpr -n traj1.7us.ndx -oxt COM_Gem.gro -com -ng 24</text:p>
      <text:p text:style-name="P75"/>
      <text:p text:style-name="P75">seq 54 77 | gmx traj -f traj1.7us.xtc -s cluster_1.7us.tpr -n traj1.7us.ndx -oxt COM_End.gro -com -ng 24</text:p>
      <text:p text:style-name="P79"/>
      <text:p text:style-name="P71"><text:span text:style-name="T44">e. Calculate the distance as function of time between </text:span><text:span text:style-name="T45">COM of </text:span><text:span text:style-name="T44">ggregation and each of Gems</text:span></text:p>
      <text:p text:style-name="P32"><text:span text:style-name="T126">gmx pairdist -f </text:span><text:span text:style-name="T100">trjconv_stable.gro</text:span><text:span text:style-name="T126"> -s </text:span><text:span text:style-name="T100">cluster.tpr</text:span><text:span text:style-name="T126"> -n</text:span><text:span text:style-name="T100"> trjconv_stable.ndx</text:span><text:span text:style-name="T126"> -o </text:span><text:span text:style-name="T100">Gem_pairdist.xvg</text:span><text:span text:style-name="T126"> -selrpos whole_mol_com -seltype mol_com -pbc yes</text:span></text:p>
      <text:p text:style-name="P66"/>
      <text:p text:style-name="P67"><text:span text:style-name="T168">cat gem | </text:span><text:span text:style-name="T124">gmx pairdist -f </text:span><text:span text:style-name="T117">trjconv_stable.gro</text:span><text:span text:style-name="T124"> -s </text:span><text:span text:style-name="T117">cluster.tpr</text:span><text:span text:style-name="T124"> -n</text:span><text:span text:style-name="T117"> trjconv_stable.ndx</text:span><text:span text:style-name="T124"> -o </text:span><text:span text:style-name="T117">Gem_pairdist.xvg</text:span><text:span text:style-name="T124"> -selrpos whole_mol_com -seltype mol_com -pbc yes</text:span></text:p>
      <text:p text:style-name="P68"/>
      <text:p text:style-name="P68"/>
      <text:p text:style-name="P86"><text:soft-page-break/>#calculate the rough distance by chimera#</text:p>
      <text:p text:style-name="P60">calculate the distance between center of mass of cluster1 and Gem1 in one time, to make sure if it a good result.</text:p>
      <text:p text:style-name="P16"><text:span text:style-name="T171">chimera trjconv_cluster0.gro</text:span><text:span text:style-name="T170"> </text:span></text:p>
      <text:p text:style-name="P98"/>
      <text:p text:style-name="P45">f. Calculate the Radius of gyration of a molecule</text:p>
      <text:p text:style-name="P87"><text:span text:style-name="T145">gmx gyrate -s</text:span><text:span text:style-name="T103"> trjconv_stable.gro</text:span><text:span text:style-name="T145"> -f</text:span><text:span text:style-name="T103"> trjconv_stable.gro</text:span><text:span text:style-name="T145"> -o </text:span><text:span text:style-name="T103">gyrate1.xvg</text:span><text:span text:style-name="T145"> -n </text:span><text:span text:style-name="T103">trjconv_stable.ndx</text:span></text:p>
      <text:p text:style-name="P78">or</text:p>
      <text:p text:style-name="P88"><text:span text:style-name="T144">gmx </text:span><text:span text:style-name="T102">convert-tpr</text:span><text:span text:style-name="T144"> -s </text:span><text:span text:style-name="T102">dynamic.tpr</text:span><text:span text:style-name="T144"> -o </text:span><text:span text:style-name="T102">cluster.tpr</text:span></text:p>
      <text:p text:style-name="P24"><text:span text:style-name="T144">gmx gyrate -f </text:span><text:span text:style-name="T102">trjconv_stable.gro</text:span><text:span text:style-name="T144"> -s </text:span><text:span text:style-name="T102">cluster.tpr</text:span><text:span text:style-name="T144"> -n </text:span><text:span text:style-name="T102"><text:s/>trjconv_stable.ndx </text:span><text:span text:style-name="T144">-o </text:span><text:span text:style-name="T102">gyrate1.xvg</text:span></text:p>
      <text:p text:style-name="P14"/>
      <text:p text:style-name="P43">g. Calculate the Radius dist<text:span text:style-name="T173">ri</text:span>bution of Gem. Link. End; (<text:span text:style-name="T98">COM of Clusters</text:span><text:span text:style-name="T99">)</text:span></text:p>
      <text:p text:style-name="P61"><text:span text:style-name="T170">vi Gem</text:span>-----edit the reference group, like 2</text:p>
      <text:p text:style-name="P62"><text:span text:style-name="T172">seq 30 53 &gt;&gt; Gem</text:span><text:span text:style-name="T98">; </text:span><text:span text:style-name="T137">put the calculate group in to Gem; like Gem group from 30 to 53</text:span></text:p>
      <text:p text:style-name="P92"><text:span text:style-name="T139">cat ../gem |</text:span><text:span text:style-name="T162"> gmx rdf</text:span><text:span text:style-name="T139"> -f traj1_7_15.xtc -s prodrug.tpr -n ../traj1.ndx -pbc yes </text:span><text:span text:style-name="T162">-selrpos whole_mol_com -seltype res_com </text:span><text:span text:style-name="T139">-bin 0.05 -o Gem_res.xvg</text:span></text:p>
      <text:p text:style-name="P7"/>
      <text:p text:style-name="P91"><text:span text:style-name="T130">gmx rdf -f </text:span><text:span text:style-name="T102">trjconv_stable.gro</text:span><text:span text:style-name="T130"> -s</text:span><text:span text:style-name="T102"> cluster.tpr</text:span><text:span text:style-name="T130"> -n</text:span><text:span text:style-name="T102"> trjconv_stable.ndx </text:span><text:span text:style-name="T130">-pbc yes -selrpos whole_mol_com -seltype mol_com -bin 0.05 -o </text:span><text:span text:style-name="T102">rdf_End.xvg</text:span></text:p>
      <text:p text:style-name="P82"/>
      <text:p text:style-name="P6"><text:span text:style-name="T25">calculate the</text:span> <text:span text:style-name="T151">average of rdf distribution</text:span></text:p>
      <text:p text:style-name="P99"><text:span text:style-name="T158">gmx rdf -selrpos mol_com -seltype res_com</text:span> -ref 'group 2' -sel 'group 2' <text:s/>-n traj1.ndx -o rdf_COM_Chains_r.xvg -f traj1_fin.xtc -s traj1_fin.tpr -bin 0.05 -rmax 5</text:p>
      <text:p text:style-name="P99"/>
      <text:p text:style-name="P99"><text:span text:style-name="T158">gmx rdf -selrpos mol_com -seltype res_com </text:span>-ref 'group 2' -sel 'group 78' <text:s/>-n traj1.ndx -o rdf_COM_Gem_r.xvg -f traj1_fin.xtc -s traj1_fin.tpr -bin 0.05 -rmax 5</text:p>
      <text:p text:style-name="P99"/>
      <text:p text:style-name="P99"><text:span text:style-name="T158">gmx rdf -selrpos mol_com -seltype res_com </text:span><text:s/>-ref 'group 2' -sel 'group 79' <text:s/>-n traj1.ndx -o rdf_COM_PI_r.xvg -f traj1_fin.xtc -s traj1_fin.tpr -bin 0.05 -rmax 5</text:p>
      <text:p text:style-name="P99"/>
      <text:p text:style-name="P94"><text:span text:style-name="T167">gmx rdf -selrpos mol_com -seltype res_com</text:span><text:span text:style-name="T202"> <text:s/>-ref 'group 2' -sel 'group 80' <text:s/>-n traj1.ndx -o rdf_COM_SG1_r.xvg -f traj1_fin.xtc -s traj1_fin.tpr -bin 0.05 -rmax 5</text:span></text:p>
      <text:p text:style-name="P252"/>
      <text:p text:style-name="P64"><text:span text:style-name="T198"># compare the</text:span><text:span text:style-name="T166"> rdf distribution</text:span><text:span text:style-name="T198"> between COM of aggregate and <text:s/>Gem, PI, SG1, Amide, </text:span><text:span text:style-name="T166">Water</text:span><text:span text:style-name="T198">#</text:span></text:p>
      <text:p text:style-name="P115"><text:soft-page-break/><text:span text:style-name="T165">gmx rdf -selrpos mol_com -seltype res_com</text:span> -ref -sel <text:s/>-n Water.ndx -o rdf_COM_compare.xvg -f traj1_15us.xtc -s ../dynamic.tpr -bin 0.05 -rmax 5 -b 7 -e 15 -tu us</text:p>
      <text:p text:style-name="P114"/>
      <text:p text:style-name="P116">choose group 6 as ref, 78, 79, 80, 81, 82, 3</text:p>
      <text:p text:style-name="P23">in traj1.ndx</text:p>
      <text:p text:style-name="P89">group <text:span text:style-name="T201">6</text:span>, all the beads of aggregate </text:p>
      <text:p text:style-name="P89">group <text:span text:style-name="T199">79</text:span>, all the beads of Gem</text:p>
      <text:p text:style-name="P89">group <text:span text:style-name="T199">80</text:span>, al the beads of PI</text:p>
      <text:p text:style-name="P89">group 8<text:span text:style-name="T199">1</text:span>, all the beads of SG1</text:p>
      <text:p text:style-name="P90">gourp 8<text:span text:style-name="T199">2</text:span>, all the Amide</text:p>
      <text:p text:style-name="P90">group 3, al<text:span text:style-name="T200">l </text:span><text:s/>the Water </text:p>
      <text:p text:style-name="P89"/>
      <text:p text:style-name="P44"><text:span text:style-name="T174">Calculate the Radius dist</text:span><text:span text:style-name="T175">ri</text:span><text:span text:style-name="T174">bution </text:span><text:span text:style-name="T176">between</text:span><text:span text:style-name="T174"> </text:span><text:span text:style-name="T98">COM of GEM, LINK, SG1</text:span></text:p>
      <text:p text:style-name="P96"><text:span text:style-name="T158">gmx rdf -selrpos res_com -seltype res_com</text:span> -ref 'group 2' -sel 'group 2' -n traj1.ndx -o rdf_self_Chains.xvg -f <text:s/>traj1_fin.xtc -s traj1_fin.tpr <text:s/>-bin 0.05 -rmax 5</text:p>
      <text:p text:style-name="P96"/>
      <text:p text:style-name="P96"><text:span text:style-name="T158">gmx rdf -selrpos res_com -seltype res_com</text:span> -ref 'group 78' -sel 'group 78' -n traj1.ndx -o rdf_self_Gem.xvg -f traj1_fin.xtc -s traj1_fin.tpr <text:s/>-bin 0.05 -rmax 5</text:p>
      <text:p text:style-name="P96"/>
      <text:p text:style-name="P96"><text:span text:style-name="T158">gmx rdf -selrpos res_com -seltype res_com</text:span> -ref 'group 79' -sel 'group 79' -n traj1.ndx -o rdf_self_PI.xvg -f traj1_fin.xtc -s traj1_fin.tpr <text:s/>-bin 0.05 -rmax 5</text:p>
      <text:p text:style-name="P93"/>
      <text:p text:style-name="P95"><text:span text:style-name="T164">gmx rdf -selrpos res_com -seltype res_com</text:span><text:span text:style-name="T177"> -ref 'group 80' -sel 'group 80' -n traj1.ndx -o rdf_self_SG1.xvg -f traj1_fin.xtc -s traj1_fin.tpr <text:s/>-bin 0.05 -rmax 5</text:span></text:p>
      <text:p text:style-name="P8"/>
      <text:p text:style-name="P239">I. calculate the minium distance <text:span text:style-name="T178">between Gem/SG1 and Gem/SG1, chains and chains</text:span></text:p>
      <text:p text:style-name="P97"><text:span text:style-name="T158">gmx mindist</text:span> -f traj1_fin.xtc -s traj1_fin.tpr -n traj1.ndx -on dist_mindist.xvg</text:p>
      <text:p text:style-name="P97"/>
      <text:p text:style-name="P55">or </text:p>
      <text:p text:style-name="P47"/>
      <text:p text:style-name="P97"><text:span text:style-name="T158">gmx pairdist</text:span> -f traj1_fin.xtc -s traj1_fin.tpr -n traj1.ndx -o dist5.xvg <text:span text:style-name="T158">-selrpos atom -seltype atom</text:span></text:p>
      <text:p text:style-name="P1"/>
      <text:p text:style-name="P2">#### Gem_Gem.sh #####</text:p>
      <text:p text:style-name="P48">#!/bin/bash</text:p>
      <text:p text:style-name="P48"/>
      <text:p text:style-name="P48">rm -rf Mini_GEMDISTRIBUTIONS</text:p>
      <text:p text:style-name="P48">mkdir <text:s/>Mini_GEMDISTRIBUTIONS</text:p>
      <text:p text:style-name="P48">rm -rf Mini_GEMDAT</text:p>
      <text:p text:style-name="P48"><text:soft-page-break/>mkdir <text:s/>Mini_GEMDAT</text:p>
      <text:p text:style-name="P48"/>
      <text:p text:style-name="P48">NGEM=29</text:p>
      <text:p text:style-name="P48">IGEM=6</text:p>
      <text:p text:style-name="P48">while [ $IGEM -lt $NGEM ]</text:p>
      <text:p text:style-name="P48"><text:s text:c="4"/>do</text:p>
      <text:p text:style-name="P48"><text:s text:c="4"/>seq $IGEM 29 &gt;&gt; Mini_GEMDAT/gem_$IGEM.dat</text:p>
      <text:p text:style-name="P48"><text:s text:c="4"/>cat Mini_GEMDAT/gem_$IGEM.dat | gmx pairdist -f traj2_7_15.xtc -s ../traj2.tpr -n ../../Anne_7to10/traj2.ndx -o Mini_GEMDISTRIBUTIONS/GEM_$IGEM.xvg -selrpos atom -seltype atom</text:p>
      <text:p text:style-name="P48"><text:s text:c="4"/>sed -i '/^\s*[@ s]/ d' Mini_GEMDISTRIBUTIONS/GEM_$IGEM.xvg</text:p>
      <text:p text:style-name="P48"><text:s text:c="8"/>rm -rf \#*</text:p>
      <text:p text:style-name="P48"><text:s text:c="4"/>let IGEM=$IGEM+1</text:p>
      <text:p text:style-name="P48"><text:s text:c="4"/>done</text:p>
      <text:p text:style-name="P48">rm -rf Mini_GEMDAT</text:p>
      <text:p text:style-name="P48">exit</text:p>
      <text:p text:style-name="P48"/>
      <text:p text:style-name="P22">###Gem_analys.sh###</text:p>
      <text:p text:style-name="P57">#!/bin/bash</text:p>
      <text:p text:style-name="P57">rm *dat</text:p>
      <text:p text:style-name="P57">NGEM=29</text:p>
      <text:p text:style-name="P57"/>
      <text:p text:style-name="P57">for ((IGEM=6;IGEM&lt;NGEM;IGEM++));</text:p>
      <text:p text:style-name="P57"><text:s text:c="5"/>do</text:p>
      <text:p text:style-name="P57"><text:s text:c="5"/>cp GEM_$IGEM.xvg GEM_$IGEM.dat</text:p>
      <text:p text:style-name="P57"><text:s text:c="5"/>awk '{print $1}' GEM_6.dat <text:s/>&gt; GEM_6_dist.dat</text:p>
      <text:p text:style-name="P57"><text:s text:c="5"/>awk '{f=""; for (i=2; i&lt;=NF; i++) f=f" "$i;} f!=last{print f;} {last=f;}' GEM_$IGEM.dat &gt; GEM_d$IGEM.dat </text:p>
      <text:p text:style-name="P57"><text:s text:c="5"/>rm <text:s/>GEM_d27.dat</text:p>
      <text:p text:style-name="P57"><text:s text:c="5"/>awk '{print $2,$3}' GEM_27.dat <text:s/>&gt; GEM_d27.dat <text:s text:c="4"/></text:p>
      <text:p text:style-name="P57"><text:s text:c="5"/>awk '{print $2}' GEM_28.dat <text:s/>&gt; GEM_d28.dat</text:p>
      <text:p text:style-name="P57"><text:s text:c="4"/>wc -l GEM_d*.dat </text:p>
      <text:p text:style-name="P57"><text:s text:c="4"/>paste GEM_6_dist.dat GEM_d*.dat &gt; GEM_ALL2.xvg</text:p>
      <text:p text:style-name="P57"><text:s text:c="4"/>awk '{for (i=2;i&lt;=NF; i++) print $1, $i}' GEM_ALL2.xvg &gt; GEM_ALL_dist2.xvg</text:p>
      <text:p text:style-name="P57"><text:s text:c="2"/>done</text:p>
      <text:p text:style-name="P57">rm *dat</text:p>
      <text:p text:style-name="P57">exit</text:p>
      <text:p text:style-name="P57"/>
      <text:p text:style-name="P19">###Gem_SG1.sh###</text:p>
      <text:p text:style-name="P49">#!/bin/bash</text:p>
      <text:p text:style-name="P49"/>
      <text:p text:style-name="P49">rm -rf Mini_GEM_SG1DISTRIBUTIONS</text:p>
      <text:p text:style-name="P49">mkdir <text:s/>Mini_GEM_SG1DISTRIBUTIONS</text:p>
      <text:p text:style-name="P49"><text:soft-page-break/>rm -rf Mini_GEM_SG1DAT</text:p>
      <text:p text:style-name="P49">mkdir <text:s/>Mini_GEM_SG1DAT</text:p>
      <text:p text:style-name="P49"/>
      <text:p text:style-name="P49">NGEM=29</text:p>
      <text:p text:style-name="P49">for ((IGEM=6;IGEM&lt;=NGEM;IGEM++));</text:p>
      <text:p text:style-name="P49"><text:s text:c="4"/>do</text:p>
      <text:p text:style-name="P49"><text:s text:c="4"/>seq $IGEM $IGEM &gt;&gt; Mini_GEM_SG1DAT/GEM_SG1_$IGEM.dat</text:p>
      <text:p text:style-name="P49"><text:s text:c="4"/>seq 54 77 &gt;&gt; Mini_GEM_SG1DAT/GEM_SG1_$IGEM.dat</text:p>
      <text:p text:style-name="P49"><text:s text:c="4"/>cat Mini_GEM_SG1DAT/GEM_SG1_$IGEM.dat | gmx pairdist -f traj2_7_15.xtc -s ../traj2.tpr -n ../../Anne_7to10/traj2.ndx -o Mini_GEM_SG1DISTRIBUTIONS/GEM_SG1_$IGEM.xvg -selrpos atom -seltype atom</text:p>
      <text:p text:style-name="P49"><text:s text:c="4"/>sed -i '/^\s*[@ s]/ d' Mini_GEM_SG1DISTRIBUTIONS/GEM_SG1_$IGEM.xvg</text:p>
      <text:p text:style-name="P49"><text:s text:c="8"/>rm -rf \#*</text:p>
      <text:p text:style-name="P49"><text:s text:c="4"/>done</text:p>
      <text:p text:style-name="P49">rm -rf Mini_GEM_SG1DAT</text:p>
      <text:p text:style-name="P49">exit</text:p>
      <text:p text:style-name="P18"/>
      <text:p text:style-name="P4">###Gem_SG1_<text:span text:style-name="T179">analysis</text:span>.sh###</text:p>
      <text:p text:style-name="P51">#!/bin/bash</text:p>
      <text:p text:style-name="P51"/>
      <text:p text:style-name="P51">NGEM=29</text:p>
      <text:p text:style-name="P51">for ((IGEM=6;IGEM&lt;=NGEM;IGEM++));</text:p>
      <text:p text:style-name="P51"><text:s text:c="5"/>do</text:p>
      <text:p text:style-name="P51"><text:s text:c="5"/>cp GEM_SG1_$IGEM.xvg GEM_SG1_$IGEM.dat</text:p>
      <text:p text:style-name="P51"><text:s text:c="5"/>awk '{print $1}' GEM_SG1_6.dat <text:s/>&gt; GEM_SG1_6_dist.dat</text:p>
      <text:p text:style-name="P51"><text:s text:c="4"/>awk '{print ($2,$3,$4,$5,$6,$7,$8,$9,$10,$11,$12,$13,$14,$15,$16,$17,$18,$19,$20,$21,$22,$23,$24,$25)}' GEM_SG1_$IGEM.dat &gt; GEM_SG1_dd$IGEM.dat</text:p>
      <text:p text:style-name="P51"><text:s text:c="4"/>paste GEM_SG1_6_dist.dat GEM_SG1_dd* &gt; GEM_SG1_ALL2.xvg</text:p>
      <text:p text:style-name="P51"><text:s/>wc -l GEM_SG1_dd*</text:p>
      <text:p text:style-name="P51"><text:s text:c="4"/>awk '{for (i=2;i&lt;=NF; i++) print $1, $i}' GEM_SG1_ALL2.xvg &gt; GEM_SG1_ALL_dist2.xvg</text:p>
      <text:p text:style-name="P51"><text:s text:c="2"/>done</text:p>
      <text:p text:style-name="P51">rm *.dat</text:p>
      <text:p text:style-name="P53">exit</text:p>
      <text:p text:style-name="P53"/>
      <text:p text:style-name="P19">###SG1_SG1.sh###</text:p>
      <text:p text:style-name="P49">#!/bin/bash</text:p>
      <text:p text:style-name="P49"/>
      <text:p text:style-name="P49">rm -rf Mini_SG1DISTRIBUTIONS</text:p>
      <text:p text:style-name="P49">mkdir <text:s/>Mini_SG1DISTRIBUTIONS</text:p>
      <text:p text:style-name="P49">rm -rf Mini_SG1DAT</text:p>
      <text:p text:style-name="P49"><text:soft-page-break/>mkdir <text:s/>Mini_SG1DAT</text:p>
      <text:p text:style-name="P49"/>
      <text:p text:style-name="P49">NSG1=77</text:p>
      <text:p text:style-name="P49">ISG1=54</text:p>
      <text:p text:style-name="P49">while [ $ISG1 -lt $NSG1 ]</text:p>
      <text:p text:style-name="P49"><text:s text:c="4"/>do</text:p>
      <text:p text:style-name="P49"><text:s text:c="4"/>seq $ISG1 77 &gt;&gt; Mini_SG1DAT/SG1_$ISG1.dat</text:p>
      <text:p text:style-name="P49"><text:s text:c="4"/>cat Mini_SG1DAT/SG1_$ISG1.dat | gmx pairdist -f traj2_7_15.xtc -s ../traj2.tpr -n ../../Anne_7to10/traj2.ndx -o Mini_SG1DISTRIBUTIONS/SG1_$ISG1.xvg -selrpos atom -seltype atom</text:p>
      <text:p text:style-name="P49"><text:s text:c="4"/>sed -i '/^\s*[@ s]/ d' Mini_SG1DISTRIBUTIONS/SG1_$ISG1.xvg</text:p>
      <text:p text:style-name="P49"><text:s text:c="8"/>rm -rf \#*</text:p>
      <text:p text:style-name="P49"><text:s text:c="4"/>let ISG1=$ISG1+1</text:p>
      <text:p text:style-name="P49"><text:s text:c="4"/>done</text:p>
      <text:p text:style-name="P49">rm -rf Mini_SG1DAT</text:p>
      <text:p text:style-name="P49">exit</text:p>
      <text:p text:style-name="P49"/>
      <text:p text:style-name="P21">###SG1_SG1_<text:span text:style-name="T180">analysis</text:span>.sh###</text:p>
      <text:p text:style-name="P52">#!/bin/bash</text:p>
      <text:p text:style-name="P52">rm *dat</text:p>
      <text:p text:style-name="P52">NGEM=77</text:p>
      <text:p text:style-name="P52">for ((IGEM=54;IGEM&lt;NGEM;IGEM++));</text:p>
      <text:p text:style-name="P52"><text:s text:c="5"/>do</text:p>
      <text:p text:style-name="P52"><text:s text:c="5"/>cp SG1_$IGEM.xvg SG1_$IGEM.dat</text:p>
      <text:p text:style-name="P52"><text:s text:c="5"/>awk '{print $1}' SG1_54.dat <text:s/>&gt; SG1_54_dist.dat</text:p>
      <text:p text:style-name="P52"><text:s text:c="5"/>awk '{f=""; for (i=2; i&lt;=NF; i++) f=f" "$i;} f!=last{print f;} {last=f;}' SG1_$IGEM.dat &gt; SG1_d$IGEM.dat </text:p>
      <text:p text:style-name="P52"><text:s text:c="5"/>awk '{print $2}' SG1_76.dat <text:s/>&gt; SG1_d76.dat</text:p>
      <text:p text:style-name="P52"><text:s text:c="4"/>wc -l SG1_d*.dat </text:p>
      <text:p text:style-name="P52"><text:s text:c="4"/>paste SG1_54_dist.dat SG1_d*.dat &gt; SG1_ALL2.xvg</text:p>
      <text:p text:style-name="P52"><text:s/>awk '{for (i=2;i&lt;=NF; i++) print $1, $i}' SG1_ALL2.xvg &gt; SG1_ALL_dist2.xvg</text:p>
      <text:p text:style-name="P52"><text:s text:c="2"/>done</text:p>
      <text:p text:style-name="P52">rm *dat</text:p>
      <text:p text:style-name="P52">exit</text:p>
      <text:p text:style-name="P52"/>
      <text:p text:style-name="P18">###Chains.sh###</text:p>
      <text:p text:style-name="P48">#!/bin/bash</text:p>
      <text:p text:style-name="P48"/>
      <text:p text:style-name="P48">rm -rf Mini_CHAINSDISTRIBUTIONS</text:p>
      <text:p text:style-name="P48">mkdir <text:s/>Mini_CHAINSDISTRIBUTIONS</text:p>
      <text:p text:style-name="P48">rm -rf Mini_CHAINSDAT</text:p>
      <text:p text:style-name="P48">mkdir <text:s/>Mini_CHAINSDAT</text:p>
      <text:p text:style-name="P48"/>
      <text:p text:style-name="P48"><text:soft-page-break/>NCHAINS=26</text:p>
      <text:p text:style-name="P48">ICHAINS=3</text:p>
      <text:p text:style-name="P48">while [ $ICHAINS -lt $NCHAINS ]</text:p>
      <text:p text:style-name="P48"><text:s text:c="4"/>do</text:p>
      <text:p text:style-name="P48"><text:s text:c="4"/>seq $ICHAINS 26 &gt;&gt; Mini_CHAINSDAT/CHAINS_$ICHAINS.dat</text:p>
      <text:p text:style-name="P48"><text:s text:c="4"/>cat Mini_CHAINSDAT/CHAINS_$ICHAINS.dat | gmx pairdist -f traj2_7_15.xtc -s ../traj2.tpr -n ../../Anne_7to10/Chains.ndx -o Mini_CHAINSDISTRIBUTIONS/CHAINS_$ICHAINS.xvg -selrpos atom -seltype atom</text:p>
      <text:p text:style-name="P48"><text:s text:c="4"/>sed -i '/^\s*[@ s]/ d' Mini_CHAINSDISTRIBUTIONS/CHAINS_$ICHAINS.xvg</text:p>
      <text:p text:style-name="P48"><text:s text:c="8"/>rm -rf \#*</text:p>
      <text:p text:style-name="P48"><text:s text:c="4"/>let ICHAINS=$ICHAINS+1</text:p>
      <text:p text:style-name="P48"><text:s text:c="4"/>done</text:p>
      <text:p text:style-name="P48">rm -rf Mini_CHAINSDAT</text:p>
      <text:p text:style-name="P48">exit</text:p>
      <text:p text:style-name="P5"/>
      <text:p text:style-name="P20">###<text:span text:style-name="T155">Chains_analysis</text:span>.sh###</text:p>
      <text:p text:style-name="P50">#!/bin/bash</text:p>
      <text:p text:style-name="P50">rm *dat</text:p>
      <text:p text:style-name="P50">NCHAINS=25</text:p>
      <text:p text:style-name="P50"/>
      <text:p text:style-name="P50">for ((ICHAINS=3;ICHAINS&lt;=NCHAINS;ICHAINS++));</text:p>
      <text:p text:style-name="P50"><text:s text:c="5"/>do</text:p>
      <text:p text:style-name="P50"><text:s text:c="5"/>cp CHAINS_$ICHAINS.xvg CHAINS_$ICHAINS.dat</text:p>
      <text:p text:style-name="P50"><text:s text:c="5"/>awk '{print $1}' CHAINS_3.dat <text:s/>&gt; CHAINS_3_dist.dat</text:p>
      <text:p text:style-name="P50"><text:s text:c="5"/>awk '{f=""; for (i=2; i&lt;=NF; i++) f=f" "$i;} f!=last{print f;} {last=f;}' CHAINS_$ICHAINS.dat &gt; CHAINS_d$ICHAINS.dat </text:p>
      <text:p text:style-name="P50"/>
      <text:p text:style-name="P50"><text:s text:c="5"/>awk '{print $2}' CHAINS_25.dat <text:s/>&gt; CHAINS_d25.dat</text:p>
      <text:p text:style-name="P50"><text:s text:c="4"/>wc -l CHAINS_d*.dat </text:p>
      <text:p text:style-name="P50"><text:s text:c="4"/>paste CHAINS_3_dist.dat CHAINS_d*.dat &gt; CHAINS_ALL2.xvg</text:p>
      <text:p text:style-name="P50"><text:s text:c="3"/>awk '{for (i=2;i&lt;=NF; i++) print $1, $i}' CHAINS_ALL2.xvg &gt; CHAINS_ALL_dist2.xvg</text:p>
      <text:p text:style-name="P50"><text:s text:c="2"/>done</text:p>
      <text:p text:style-name="P50">rm *dat</text:p>
      <text:p text:style-name="P50">exit</text:p>
      <text:p text:style-name="P63"><text:span text:style-name="T196">J. Solvent accessible surface area (</text:span>SASA<text:span text:style-name="T181">)</text:span></text:p>
      <text:p text:style-name="P54">In order to study the drug release of polymer prodrugs, we compare the Solvent accessible surface of active points (Amide) in aggregate (contains 24 chains) and 1 chain (in octanol and in same calculate condition (water, WF and ions, same concentration of GemPi1kda) <text:s text:c="2"/></text:p>
      <text:p text:style-name="P54"/>
      <text:p text:style-name="P100">For 24 chains aggregate</text:p>
      <text:p text:style-name="P112"><text:soft-page-break/><text:span text:style-name="T163">gmx sasa</text:span><text:span text:style-name="T140"> -f traj1_7_15.xtc -s prodrug.tpr -n ../traj1.ndx -o SAS_all.xvg -or RES_SAS_all.xvg -pbc </text:span><text:span text:style-name="T163">-surface -output </text:span><text:span text:style-name="T140">-ndots 25</text:span><text:span text:style-name="T169"> <text:s/></text:span></text:p>
      <text:p text:style-name="P30">GemPi1kda as surface</text:p>
      <text:p text:style-name="P30">Gem, PI, SG1, Amide as output</text:p>
      <text:p text:style-name="P30"/>
      <text:p text:style-name="P113"><text:span text:style-name="T140">SAS_all.xvg</text:span><text:span text:style-name="T51"> </text:span><text:span text:style-name="T52">is the All SAS distribute as function of times</text:span></text:p>
      <text:p text:style-name="P111"><text:span text:style-name="T197">RES_SAS_all.xvg</text:span><text:span text:style-name="T51"> </text:span><text:span text:style-name="T52">is the average SAS distribution as function of chains</text:span></text:p>
      <text:p text:style-name="P100">For 1 chain calculation </text:p>
      <text:p text:style-name="P106"><text:span text:style-name="T194">1. </text:span><text:span text:style-name="T193">1chain in octanol </text:span><text:span text:style-name="T195">(jarre, 6h)</text:span></text:p>
      <text:p text:style-name="P80">:~/GemPi1kDa/byrd03/octanol/Take6_ok/test_sasa</text:p>
      <text:p text:style-name="P81">~/ProDrug/GemPi1kDa/byrd03/solution/Gem24/trajectory/1chain_octanol</text:p>
      <text:p text:style-name="P81"/>
      <text:p text:style-name="P101">#increase the calculate time until 1 us#</text:p>
      <text:p text:style-name="P38">gmx convert-tpr -s cg_md.tpr -o cg_md_1.tpr -until 1000000</text:p>
      <text:p text:style-name="P38">gmx mdrun -s cg_md_1.tpr <text:s/>-v -deffnm cg_md</text:p>
      <text:p text:style-name="P106"/>
      <text:p text:style-name="P107">Analysis</text:p>
      <text:p text:style-name="P102">#SASA#</text:p>
      <text:p text:style-name="P110">gmx sasa -f cg_md_1.xtc -s cg_md_1.tpr -n cg_md.ndx -o 1chain_oct_sasa.xvg -or 1chain_oct_res_sas.xvg -pbc -surface <text:s/>-output <text:s/>-ndots 25</text:p>
      <text:p text:style-name="P110"/>
      <text:p text:style-name="P103">#Average#</text:p>
      <text:p text:style-name="P240">awk '{sum+=sprintf("%f",$5)}END{printf "%.6f\n%.6f\n",sum,sum/NR}' 1chain_W_sasa.xvg </text:p>
      <text:p text:style-name="P106"/>
      <text:p text:style-name="P108"><text:span text:style-name="T182">2. </text:span>1chain in water <text:span text:style-name="T183">( byrd02, 3h)</text:span></text:p>
      <text:p text:style-name="P80">~/ProDrug/GemPi1kDa/byrd03/solution/Gem24/trajectory/1chain_water</text:p>
      <text:p text:style-name="P109">conditions:</text:p>
      <text:list xml:id="list94218265608341" text:continue-list="list625040548048626623" text:style-name="WW8Num5">
        <text:list-item>
          <text:p text:style-name="P266">150mM NaCl + water </text:p>
        </text:list-item>
        <text:list-item>
          <text:p text:style-name="P266">1mM ProDrug (1kda)</text:p>
        </text:list-item>
        <text:list-item>
          <text:p text:style-name="P270">1microsecond expected </text:p>
        </text:list-item>
        <text:list-item>
          <text:p text:style-name="P270">same cg_md.itp file in octanol</text:p>
        </text:list-item>
      </text:list>
      <text:p text:style-name="P186"/>
      <text:p text:style-name="P186"><text:span text:style-name="T121">Copy </text:span><text:span text:style-name="T111">cg_md.xtc,</text:span><text:span text:style-name="T121"> </text:span><text:span text:style-name="T111">cg_md.tpr, </text:span><text:span text:style-name="T121"><text:s/></text:span><text:span text:style-name="T123">1kda_mapped.itp </text:span><text:span text:style-name="T121">from ~/ProDrug/Octanol/Take6_ok</text:span></text:p>
      <text:p text:style-name="P187"/>
      <text:p text:style-name="P189"><text:soft-page-break/>#creat prodrug gro file#</text:p>
      <text:p text:style-name="P186"><text:span text:style-name="T9">gmx trjconv -f</text:span><text:span text:style-name="T104"> cg_md.xtc</text:span><text:span text:style-name="T9"> -s </text:span><text:span text:style-name="T104">cg_md.tpr</text:span><text:span text:style-name="T9"> -o </text:span><text:span text:style-name="T104">prodrug.gro</text:span><text:span text:style-name="T9"> </text:span></text:p>
      <text:p text:style-name="P172"/>
      <text:p text:style-name="P159"># Place the solute in a simulation box</text:p>
      <text:p text:style-name="P164"><text:span text:style-name="T34">gmx editconf -f </text:span><text:span text:style-name="T59">prodrug.</text:span><text:span text:style-name="T71">gro</text:span><text:span text:style-name="T34"> -bt cubic -d 1 -o prodrug</text:span><text:span text:style-name="T71">_inbox.gro</text:span></text:p>
      <text:p text:style-name="P163"/>
      <text:p text:style-name="P182"># define the size of box</text:p>
      <text:p text:style-name="P205">gmx editconf -f <text:span text:style-name="T42">prodrug</text:span><text:span text:style-name="T72">_inbox.gro</text:span> -o system_temp.gro -d 1.0 -bt cubic -box <text:span text:style-name="T184">11.84 11.84 11.84</text:span></text:p>
      <text:p text:style-name="P205"/>
      <text:p text:style-name="P181"># Minimization in vaccum following by minimization in solution</text:p>
      <text:p text:style-name="P209"><text:span text:style-name="T6">gmx grompp -f </text:span><text:span text:style-name="T77">minimization-vac.mdp</text:span><text:span text:style-name="T6"> -c </text:span><text:span text:style-name="T56">system_temp.gro</text:span><text:span text:style-name="T6"> -p</text:span><text:span text:style-name="T56"> system.top</text:span><text:span text:style-name="T6"> -o </text:span><text:span text:style-name="T56">minimization-vac.tpr</text:span></text:p>
      <text:p text:style-name="P198">gmx mdrun -deffnm minimization-vac -v</text:p>
      <text:p text:style-name="P200"/>
      <text:p text:style-name="P211"># Solvatation</text:p>
      <text:p text:style-name="P209"><text:span text:style-name="T6">gmx solvate -cp </text:span><text:span text:style-name="T56">minimization-vac.gro</text:span><text:span text:style-name="T6"> -cs </text:span><text:span text:style-name="T125">water.gro</text:span><text:span text:style-name="T6"> -radius 0.21 -o </text:span><text:span text:style-name="T56">system_W.gro</text:span></text:p>
      <text:p text:style-name="P200"/>
      <text:p text:style-name="P205"><text:span text:style-name="T185">gmx grompp -f </text:span><text:span text:style-name="T83">ions.mdp</text:span><text:span text:style-name="T185"> -c </text:span><text:span text:style-name="T66">system_W.gro</text:span><text:span text:style-name="T185"> -p </text:span><text:span text:style-name="T66">system.top</text:span><text:span text:style-name="T185"> -o </text:span><text:span text:style-name="T66">ions.tpr</text:span></text:p>
      <text:p text:style-name="P245"/>
      <text:p text:style-name="P213"># Add ions into the box</text:p>
      <text:p text:style-name="P209"><text:span text:style-name="T6">gmx genion -s </text:span><text:span text:style-name="T56">ions.tpr</text:span><text:span text:style-name="T6"> <text:s/>-p </text:span><text:span text:style-name="T56">system.top</text:span><text:span text:style-name="T6"> <text:s/>-neutral -conc 0.15 <text:s/>-pname NA+ -nname CL- -o </text:span><text:span text:style-name="T56">system_WI.gro</text:span></text:p>
      <text:p text:style-name="P202">Then select the water group, here it’s the #3.</text:p>
      <text:p text:style-name="P202"/>
      <text:p text:style-name="P213"># Add <text:span text:style-name="T189">anti-freeze water </text:span>into the box</text:p>
      <text:p text:style-name="P177">Gempi<text:span text:style-name="T189">1</text:span>kda <text:s text:c="5"/><text:span text:style-name="T189">1</text:span></text:p>
      <text:p text:style-name="P177">;W <text:s text:c="17"/><text:span text:style-name="T190">13115</text:span></text:p>
      <text:p text:style-name="P177">W <text:s text:c="18"/><text:span text:style-name="T189">11533</text:span></text:p>
      <text:p text:style-name="P177">WF <text:s text:c="17"/><text:span text:style-name="T189">1282</text:span></text:p>
      <text:p text:style-name="P177">NA+ <text:s text:c="15"/><text:span text:style-name="T189">150</text:span></text:p>
      <text:p text:style-name="P190">CL - <text:s text:c="16"/><text:span text:style-name="T189">150</text:span></text:p>
      <text:p text:style-name="P190"/>
      <text:p text:style-name="P203">change the last 1282 W to WF <text:span text:style-name="T191">in </text:span><text:span text:style-name="T67">system_WI.gro</text:span></text:p>
      <text:p text:style-name="P202"/>
      <text:p text:style-name="P181"># minimization </text:p>
      <text:p text:style-name="P185"><text:span text:style-name="T10">gmx grompp -f </text:span><text:span text:style-name="T82">minimization.mdp</text:span><text:span text:style-name="T10"> -c </text:span><text:span text:style-name="T63">system_WI.gro</text:span><text:span text:style-name="T10"> -p </text:span><text:span text:style-name="T128">system_2.top</text:span><text:span text:style-name="T10"> -o </text:span><text:span text:style-name="T63">minimization.tpr </text:span><text:span text:style-name="T64">-maxwarn 1</text:span></text:p>
      <text:p text:style-name="P192">gmx mdrun -deffnm minimization -v</text:p>
      <text:p text:style-name="P192"/>
      <text:p text:style-name="P188">#define the set in <text:s/><text:span text:style-name="T192">equilibration.mdp</text:span>#</text:p>
      <text:p text:style-name="P175"><text:span text:style-name="T68">vi <text:s/></text:span><text:span text:style-name="T84">equilibration.mdp, </text:span><text:span text:style-name="T53">check </text:span><text:span text:style-name="T54">the set as below;</text:span></text:p>
      <text:p text:style-name="P193">tc-grps <text:s text:c="17"/>= ProDrug Solvent</text:p>
      <text:p text:style-name="P176"><text:soft-page-break/></text:p>
      <text:p text:style-name="P191"><text:span text:style-name="T187">gmx make_ndx -f <text:s/>minimization.gro -o system.nd</text:span><text:span text:style-name="T188">x</text:span></text:p>
      <text:p text:style-name="P194"><text:span text:style-name="T188">name 2</text:span><text:span text:style-name="T186">(1kda) </text:span><text:span text:style-name="T188"><text:s/>ProDrug</text:span></text:p>
      <text:p text:style-name="P194"><text:span text:style-name="T188">3</text:span><text:span text:style-name="T186">(W)</text:span><text:span text:style-name="T188"> | 4</text:span><text:span text:style-name="T186">(WF)</text:span><text:span text:style-name="T188"> | 5</text:span><text:span text:style-name="T186">(ION)</text:span></text:p>
      <text:p text:style-name="P194"><text:span text:style-name="T188">n</text:span><text:span text:style-name="T186">ame 6 Solvent</text:span></text:p>
      <text:p text:style-name="P195"/>
      <text:p text:style-name="P181"># Equil </text:p>
      <text:p text:style-name="P209"><text:span text:style-name="T12">gmx grompp -f </text:span><text:span text:style-name="T81">equilibration.mdp</text:span><text:span text:style-name="T12"> -c </text:span><text:span text:style-name="T62">minimization.gro </text:span><text:span text:style-name="T12">-p </text:span><text:span text:style-name="T62">system.top</text:span><text:span text:style-name="T12"> -o </text:span><text:span text:style-name="T62">equilibration.tpr </text:span><text:span text:style-name="T12">-n </text:span><text:span text:style-name="T62">system.ndx</text:span></text:p>
      <text:p text:style-name="P246"/>
      <text:p text:style-name="P202">gmx mdrun -deffnm equilibration -v</text:p>
      <text:p text:style-name="P218"/>
      <text:p text:style-name="P215"># Prod</text:p>
      <text:p text:style-name="P238"><text:span text:style-name="T6">gmx grompp -f </text:span><text:span text:style-name="T77">dynamic.mdp</text:span><text:span text:style-name="T6"> -c </text:span><text:span text:style-name="T56">equilibration.gro </text:span><text:span text:style-name="T6">-p </text:span><text:span text:style-name="T56">system.top</text:span><text:span text:style-name="T6"> -o</text:span><text:span text:style-name="T56"> dynamic.tpr</text:span><text:span text:style-name="T6"> -n </text:span><text:span text:style-name="T56">system.ndx</text:span></text:p>
      <text:p text:style-name="P247">gmx mdrun -deffnm dynamic -v</text:p>
      <text:p text:style-name="P247"/>
      <text:p text:style-name="P248">Analysis </text:p>
      <text:p text:style-name="P249">#SASA#</text:p>
      <text:p text:style-name="P241">gmx sasa -f dynamic.xtc -s dynamic.tpr -n 1chain.ndx -o 1chain_W_sasa.xvg -or 1chain_W_res_sas.xvg -pbc -surface -output -ndots 25</text:p>
      <text:p text:style-name="P241"/>
      <text:p text:style-name="P250">#Average#</text:p>
      <text:p text:style-name="P240">awk '{sum+=sprintf("%f",$5)}END{printf "%.6f\n%.6f\n",sum,sum/NR}' 1chain_W_sasa.xvg </text:p>
      <text:p text:style-name="P244"/>
      <text:p text:style-name="P3"/>
      <text:p text:style-name="P44"><text:span text:style-name="T196">k</text:span>. Analyze the <text:span text:style-name="T196">average rdf </text:span>distribution <text:span text:style-name="T196">(Tap said is not a good method, but script can use for another things)</text:span></text:p>
      <text:p text:style-name="P105"><text:span text:style-name="T146">#cp </text:span><text:span text:style-name="T142">part4_rdf_Gem_mol.xvg part4_rdf_Gem_mol.dat</text:span></text:p>
      <text:p text:style-name="P105"><text:span text:style-name="T146">#vi </text:span><text:span text:style-name="T142">part4_rdf_Gem_mol.dat</text:span><text:bookmark text:name="_GoBack"/></text:p>
      <text:p text:style-name="P84"/>
      <text:p text:style-name="P104"><text:span text:style-name="T30">Read the values of columns from 2</text:span><text:span text:style-name="T46">nd</text:span><text:span text:style-name="T30"> to 17</text:span><text:span text:style-name="T46">th</text:span><text:span text:style-name="T30"> in rdf_Gem.dat</text:span></text:p>
      <text:p text:style-name="P83">awk '{print ($2+$3+$4+$5+$6+$7+$8+$9+$10+$11+$12+$13+$14+$15+$16+$17+$18+$19+$20+$21+$22+$23+$24+$25)}' rdf_Gem.dat</text:p>
      <text:p text:style-name="P42"/>
      <text:p text:style-name="P105"><text:span text:style-name="T30">Calculate the average value of columns from 2</text:span><text:span text:style-name="T46">nd</text:span><text:span text:style-name="T30"> to 17</text:span><text:span text:style-name="T46">th</text:span><text:span text:style-name="T30"> , then output into rdf_gem_average.dat</text:span></text:p>
      <text:p text:style-name="P84">awk '{print ($2+$3+$4+$5+$6+$7+$8+$9+$10+$11+$12+$13+$14+$15+$16+$17+$18+$19+$20+$21+$22+$23+$24+$25)/24}' rdf_Gem.dat &gt; rdf_Gem_average.dat</text:p>
      <text:p text:style-name="P42"/>
      <text:p text:style-name="P105"><text:soft-page-break/><text:span text:style-name="T30">output the value of 1</text:span><text:span text:style-name="T46">st</text:span><text:span text:style-name="T30"> columns to rdf_gem_dist.dat</text:span></text:p>
      <text:p text:style-name="P84">awk '{print $1}' part4_rdf_Gem_mol.dat <text:s/>&gt; rdf_gem_dist.dat</text:p>
      <text:p text:style-name="P42"/>
      <text:p text:style-name="P37">check the columns of two files</text:p>
      <text:p text:style-name="P84">wc -l rdf_End_average.dat rdf_End_dist.dat</text:p>
      <text:p text:style-name="P42"/>
      <text:p text:style-name="P37">combine two .dat files into one .dat file </text:p>
      <text:p text:style-name="P84">paste rdf_End_dist.dat rdf_End_average.dat &gt; rdf_End_dist_average.dat</text:p>
      <text:p text:style-name="P42"/>
      <text:p text:style-name="P37">open the file, check the results</text:p>
      <text:p text:style-name="P85">xmgrace rdf_gem_dist_average.d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1" svg:font-family="He"/>
    <style:font-face style:name="FreeSans1" svg:font-family="FreeSans" style:font-family-generic="swiss"/>
    <style:font-face style:name="DengXian" svg:font-family="DengXian" style:font-pitch="variable"/>
    <style:font-face style:name="Liberation Serif1" svg:font-family="'Liberation Serif'" style:font-pitch="variable"/>
    <style:font-face style:name="Menlo1" svg:font-family="Menlo" style:font-pitch="variable"/>
    <style:font-face style:name="OpenSymbol" svg:font-family="OpenSymbol, 'Arial Unicode MS'" style:font-pitch="variable"/>
    <style:font-face style:name="等线" svg:font-family="等线" style:font-pitch="variable"/>
    <style:font-face style:name="He" svg:font-family="He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等线1" svg:font-family="等线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cm" fo:margin-right="0cm" fo:text-indent="0.741cm" style:auto-text-indent="false"/>
    </style:style>
    <style:style style:name="Body" style:family="paragraph">
      <style:paragraph-properties fo:text-align="start" style:justify-single-word="false" fo:orphans="2" fo:widows="2" fo:hyphenation-ladder-count="no-limit" style:writing-mode="lr-tb"/>
      <style:text-properties fo:color="#000000" style:font-name="Helvetica Neue" fo:font-family="'Helvetica Neue'" style:font-family-generic="swiss" style:font-pitch="variable" fo:font-size="11pt" fo:language="fr" fo:country="FR" style:text-underline-style="none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Arial Unicode MS" style:font-family-complex="'Arial Unicode MS'" style:font-family-generic-complex="swiss" style:font-pitch-complex="variable" style:font-size-complex="11pt" style:language-complex="hi" style:country-complex="IN" fo:hyphenate="false" fo:hyphenation-remain-char-count="2" fo:hyphenation-push-char-count="2"/>
    </style:style>
    <style:style style:name="Default" style:family="paragraph">
      <style:paragraph-properties fo:text-align="start" style:justify-single-word="false" fo:orphans="2" fo:widows="2" fo:hyphenation-ladder-count="no-limit" style:writing-mode="lr-tb"/>
      <style:text-properties fo:color="#000000" style:font-name="Helvetica Neue" fo:font-family="'Helvetica Neue'" style:font-family-generic="swiss" style:font-pitch="variable" fo:font-size="11pt" fo:language="en" fo:country="US" style:text-underline-style="none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Arial Unicode MS" style:font-family-complex="'Arial Unicode MS'" style:font-family-generic-complex="swiss" style:font-pitch-complex="variable" style:font-size-complex="11pt" style:language-complex="hi" style:country-complex="IN" fo:hyphenate="false" fo:hyphenation-remain-char-count="2" fo:hyphenation-push-char-count="2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0.5pt" fo:font-weight="bold" fo:background-color="#ffffff" style:font-size-asian="10.5pt" style:font-weight-asian="bold" style:font-name-complex="Arial" style:font-family-complex="Arial" style:font-family-generic-complex="swiss" style:font-pitch-complex="variable" style:font-size-complex="10.5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WW8Num4z0" style:family="text">
      <style:text-properties style:font-name="Arial" fo:font-family="Arial" style:font-family-generic="swiss" style:font-pitch="variable" fo:font-size="9.5pt" fo:font-weight="bold" style:font-size-asian="9.5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0" style:family="text">
      <style:text-properties style:font-name="Arial" fo:font-family="Arial" style:font-family-generic="swiss" style:font-pitch="variable" fo:font-size="9.5pt" style:font-size-asian="9.5pt" style:font-name-complex="Arial" style:font-family-complex="Arial" style:font-family-generic-complex="swiss" style:font-pitch-complex="variable" style:font-size-complex="9.5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5z0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pitch="variable" fo:font-size="13pt" fo:letter-spacing="normal" style:letter-kerning="true" style:font-size-asian="13pt" style:font-name-complex="OpenSymbol" style:font-family-complex="OpenSymbol, 'Arial Unicode MS'" style:font-pitch-complex="variable" style:font-size-complex="13pt" style:text-scale="100%"/>
    </style:style>
    <style:style style:name="WW8Num6z0" style:family="text">
      <style:text-properties fo:font-variant="normal" fo:text-transform="none" style:text-outline="false" style:text-line-through-style="none" style:text-line-through-type="none" style:text-position="0% 100%" style:font-name="Menlo" fo:font-family="Menlo" style:font-family-generic="roman" style:font-pitch="variable" fo:font-size="13pt" fo:letter-spacing="normal" fo:font-weight="bold" style:letter-kerning="true" style:font-size-asian="13pt" style:font-weight-asian="bold" style:font-name-complex="Menlo" style:font-family-complex="Menlo" style:font-family-generic-complex="roman" style:font-pitch-complex="variable" style:text-scale="100%"/>
    </style:style>
    <style:style style:name="WW8Num6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OpenSymbol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0.847cm"/>
        </style:list-level-properties>
        <style:text-properties style:font-name="OpenSymbol"/>
      </text:list-level-style-bullet>
      <text:list-level-style-bullet text:level="3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1.27cm"/>
        </style:list-level-properties>
        <style:text-properties style:font-name="OpenSymbol"/>
      </text:list-level-style-bullet>
      <text:list-level-style-bullet text:level="4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1.693cm"/>
        </style:list-level-properties>
        <style:text-properties style:font-name="OpenSymbol"/>
      </text:list-level-style-bullet>
      <text:list-level-style-bullet text:level="5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2.117cm"/>
        </style:list-level-properties>
        <style:text-properties style:font-name="OpenSymbol"/>
      </text:list-level-style-bullet>
      <text:list-level-style-bullet text:level="6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2.54cm"/>
        </style:list-level-properties>
        <style:text-properties style:font-name="OpenSymbol"/>
      </text:list-level-style-bullet>
      <text:list-level-style-bullet text:level="7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2.963cm"/>
        </style:list-level-properties>
        <style:text-properties style:font-name="OpenSymbol"/>
      </text:list-level-style-bullet>
      <text:list-level-style-bullet text:level="8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3.387cm"/>
        </style:list-level-properties>
        <style:text-properties style:font-name="OpenSymbol"/>
      </text:list-level-style-bullet>
      <text:list-level-style-bullet text:level="9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3.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37:01.484047878</meta:creation-date>
    <dc:date>2020-03-11T10:19:23.885058024</dc:date>
    <meta:editing-duration>P2DT2H14M35S</meta:editing-duration>
    <meta:editing-cycles>52</meta:editing-cycles>
    <meta:generator>LibreOffice/5.2.7.2$Linux_X86_64 LibreOffice_project/20m0$Build-2</meta:generator>
    <meta:document-statistic meta:table-count="0" meta:image-count="0" meta:object-count="0" meta:page-count="22" meta:paragraph-count="618" meta:word-count="3924" meta:character-count="28042" meta:non-whitespace-character-count="23853"/>
  </office:meta>
</office:document-meta>
</file>